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FreeMono" svg:font-family="FreeMono" style:font-adornments="Обычный" style:font-family-generic="modern" style:font-pitch="fixed"/>
    <style:font-face style:name="GOST type A" svg:font-family="'GOST type A'" style:font-pitch="variable"/>
    <style:font-face style:name="GOST type A1" svg:font-family="'GOST type A'" style:font-adornments="Обычный" style:font-pitch="variable"/>
    <style:font-face style:name="GOST type B" svg:font-family="'GOST type B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Mono CJK SC" svg:font-family="'Noto Sans Mono CJK SC'" style:font-family-generic="modern" style:font-pitch="fixed"/>
    <style:font-face style:name="OpenGost Type A TT" svg:font-family="'OpenGost Type A TT'" style:font-pitch="variable"/>
    <style:font-face style:name="OpenGost Type A TT1" svg:font-family="'OpenGost Type A TT'" style:font-adornments="Regular"/>
    <style:font-face style:name="OpenGost Type A TT2" svg:font-family="'OpenGost Type A TT'" style:font-adornments="Обычный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Обычный" style:font-family-generic="roman"/>
    <style:font-face style:name="PT Astra Serif4" svg:font-family="'PT Astra Serif'" style:font-adornments="Обычный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9" style:family="table">
      <style:table-properties style:width="175.01mm" table:align="margins"/>
    </style:style>
    <style:style style:name="Таблица9.A" style:family="table-column">
      <style:table-column-properties style:column-width="15.88mm" style:rel-column-width="900*"/>
    </style:style>
    <style:style style:name="Таблица9.B" style:family="table-column">
      <style:table-column-properties style:column-width="19.84mm" style:rel-column-width="1125*"/>
    </style:style>
    <style:style style:name="Таблица9.C" style:family="table-column">
      <style:table-column-properties style:column-width="24.69mm" style:rel-column-width="1400*"/>
    </style:style>
    <style:style style:name="Таблица9.D" style:family="table-column">
      <style:table-column-properties style:column-width="37.04mm" style:rel-column-width="2100*"/>
    </style:style>
    <style:style style:name="Таблица9.E" style:family="table-column">
      <style:table-column-properties style:column-width="77.56mm" style:rel-column-width="4397*"/>
    </style:style>
    <style:style style:name="Таблица9.1" style:family="table-row">
      <style:table-row-properties style:min-row-height="8.01mm"/>
    </style:style>
    <style:style style:name="Таблица9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97mm" fo:border="0.5pt solid #000000"/>
    </style:style>
    <style:style style:name="Таблица9.A2" style:family="table-cell">
      <style:table-cell-properties fo:padding="0.97mm" fo:border-left="0.5pt solid #000000" fo:border-right="none" fo:border-top="none" fo:border-bottom="0.5pt solid #000000"/>
    </style:style>
    <style:style style:name="Таблица9.E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10" style:family="table">
      <style:table-properties style:width="175.01mm" table:align="margins"/>
    </style:style>
    <style:style style:name="Таблица10.A" style:family="table-column">
      <style:table-column-properties style:column-width="27.48mm" style:rel-column-width="1558*"/>
    </style:style>
    <style:style style:name="Таблица10.B" style:family="table-column">
      <style:table-column-properties style:column-width="18.52mm" style:rel-column-width="1050*"/>
    </style:style>
    <style:style style:name="Таблица10.C" style:family="table-column">
      <style:table-column-properties style:column-width="19.93mm" style:rel-column-width="1130*"/>
    </style:style>
    <style:style style:name="Таблица10.D" style:family="table-column">
      <style:table-column-properties style:column-width="50.08mm" style:rel-column-width="2839*"/>
    </style:style>
    <style:style style:name="Таблица10.E" style:family="table-column">
      <style:table-column-properties style:column-width="59mm" style:rel-column-width="3345*"/>
    </style:style>
    <style:style style:name="Таблица10.1" style:family="table-row">
      <style:table-row-properties style:min-row-height="8.01mm"/>
    </style:style>
    <style:style style:name="Таблица10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97mm" fo:border="0.5pt solid #000000"/>
    </style:style>
    <style:style style:name="Таблица10.A2" style:family="table-cell">
      <style:table-cell-properties fo:padding="0.97mm" fo:border-left="0.5pt solid #000000" fo:border-right="none" fo:border-top="none" fo:border-bottom="0.5pt solid #000000"/>
    </style:style>
    <style:style style:name="Таблица10.E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11db4ce"/>
    </style:style>
    <style:style style:name="P3" style:family="paragraph" style:parent-style-name="Frame_20_contents" style:master-page-name="">
      <style:paragraph-properties fo:margin-top="0mm" fo:margin-bottom="0mm" style:contextual-spacing="false" fo:text-align="center" style:justify-single-word="false" style:page-number="auto" style:vertical-align="auto"/>
      <style:text-properties style:font-name="OpenGost Type A TT" fo:font-size="31.2000007629395pt" fo:font-style="normal" officeooo:paragraph-rsid="002f828c" style:font-size-asian="31.2000007629395pt" style:font-style-asian="normal" style:font-size-complex="31.2000007629395pt" style:font-style-complex="normal"/>
    </style:style>
    <style:style style:name="P4" style:family="paragraph" style:parent-style-name="Frame_20_contents" style:master-page-name="">
      <style:paragraph-properties fo:margin-top="0mm" fo:margin-bottom="0mm" style:contextual-spacing="false" fo:text-align="center" style:justify-single-word="false" style:page-number="auto" style:vertical-align="auto"/>
      <style:text-properties style:font-name="OpenGost Type A TT" fo:font-size="31.2000007629395pt" fo:font-style="normal" style:font-size-asian="31.2000007629395pt" style:font-style-asian="normal" style:font-size-complex="31.2000007629395pt" style:font-style-complex="normal"/>
    </style:style>
    <style:style style:name="P5" style:family="paragraph" style:parent-style-name="Frame_20_contents" style:master-page-name="">
      <style:paragraph-properties fo:margin-top="0mm" fo:margin-bottom="0mm" style:contextual-spacing="false" fo:text-align="center" style:justify-single-word="false" style:page-number="auto" style:vertical-align="auto"/>
      <style:text-properties style:font-name="OpenGost Type A TT" fo:font-size="31.2000007629395pt" fo:font-style="normal" officeooo:paragraph-rsid="00bce8ed" style:font-size-asian="31.2000007629395pt" style:font-style-asian="normal" style:font-size-complex="31.2000007629395pt" style:font-style-complex="normal"/>
    </style:style>
    <style:style style:name="P6" style:family="paragraph" style:parent-style-name="Frame_20_contents" style:master-page-name="">
      <style:paragraph-properties fo:margin-top="0mm" fo:margin-bottom="0mm" style:contextual-spacing="false" fo:text-align="center" style:justify-single-word="false" style:page-number="auto" style:vertical-align="auto"/>
      <style:text-properties style:font-name="OpenGost Type A TT" fo:font-size="11.1000003814697pt" fo:font-style="normal" style:font-size-asian="11.1000003814697pt" style:font-style-asian="normal" style:font-size-complex="11.1000003814697pt" style:font-style-complex="normal"/>
    </style:style>
    <style:style style:name="P7" style:family="paragraph" style:parent-style-name="Table_20_Contents" style:master-page-name="">
      <style:paragraph-properties fo:margin-left="0.49mm" fo:margin-right="0mm" fo:margin-top="0mm" fo:margin-bottom="0mm" style:contextual-spacing="false" fo:line-height="100%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officeooo:paragraph-rsid="0067dc29" style:font-size-asian="11.1000003814697pt" style:font-style-asian="normal" style:font-size-complex="11.1000003814697pt" style:font-style-complex="normal"/>
    </style:style>
    <style:style style:name="P8" style:family="paragraph" style:parent-style-name="Table_20_Contents" style:master-page-name="">
      <style:paragraph-properties fo:margin-left="0.49mm" fo:margin-right="0mm" fo:margin-top="0mm" fo:margin-bottom="0mm" style:contextual-spacing="false" fo:line-height="100%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officeooo:paragraph-rsid="0143c981" style:font-size-asian="11.1000003814697pt" style:font-style-asian="normal" style:font-size-complex="11.1000003814697pt" style:font-style-complex="normal"/>
    </style:style>
    <style:style style:name="P9" style:family="paragraph" style:parent-style-name="Table_20_Contents" style:master-page-name="">
      <style:paragraph-properties fo:margin-left="0.49mm" fo:margin-right="0mm" fo:margin-top="0mm" fo:margin-bottom="0mm" style:contextual-spacing="false" fo:line-height="100%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officeooo:paragraph-rsid="0145edbc" style:font-size-asian="11.1000003814697pt" style:font-style-asian="normal" style:font-size-complex="11.1000003814697pt" style:font-style-complex="normal"/>
    </style:style>
    <style:style style:name="P10" style:family="paragraph" style:parent-style-name="Table_20_Contents" style:master-page-name="">
      <style:paragraph-properties fo:margin-left="0.49mm" fo:margin-right="0mm" fo:margin-top="0mm" fo:margin-bottom="0mm" style:contextual-spacing="false" fo:line-height="100%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officeooo:paragraph-rsid="0069a097" style:font-size-asian="11.1000003814697pt" style:font-style-asian="normal" style:font-size-complex="11.1000003814697pt" style:font-style-complex="normal"/>
    </style:style>
    <style:style style:name="P11" style:family="paragraph" style:parent-style-name="Frame_20_contents" style:master-page-name="">
      <style:paragraph-properties fo:margin-left="0.49mm" fo:margin-right="0mm" fo:margin-top="0mm" fo:margin-bottom="0mm" style:contextual-spacing="false" fo:text-align="start" style:justify-single-word="false" fo:text-indent="0mm" style:auto-text-indent="false" style:page-number="auto" style:vertical-align="auto"/>
      <style:text-properties style:font-name="OpenGost Type A TT" fo:font-size="11.1000003814697pt" fo:font-style="normal" style:font-size-asian="11.1000003814697pt" style:font-style-asian="normal" style:font-size-complex="11.1000003814697pt" style:font-style-complex="normal"/>
    </style:style>
    <style:style style:name="P12" style:family="paragraph" style:parent-style-name="Frame_20_contents" style:master-page-name="">
      <style:paragraph-properties fo:margin-left="0mm" fo:margin-right="0mm" fo:margin-top="0mm" fo:margin-bottom="0mm" style:contextual-spacing="false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fo:font-weight="250" style:font-size-asian="11.1000003814697pt" style:font-style-asian="normal" style:font-weight-asian="normal" style:font-size-complex="11.1000003814697pt" style:font-style-complex="normal" style:font-weight-complex="normal"/>
    </style:style>
    <style:style style:name="P13" style:family="paragraph" style:parent-style-name="Frame_20_contents" style:master-page-name="">
      <style:paragraph-properties fo:margin-left="0.49mm" fo:margin-right="0mm" fo:margin-top="0mm" fo:margin-bottom="0mm" style:contextual-spacing="false" fo:text-align="start" style:justify-single-word="false" fo:text-indent="0mm" style:auto-text-indent="false" style:page-number="auto" style:vertical-align="auto"/>
      <style:text-properties style:font-name="OpenGost Type A TT" fo:font-size="11.1000003814697pt" fo:language="ru" fo:country="RU" fo:font-style="normal" style:font-size-asian="11.1000003814697pt" style:font-style-asian="normal" style:font-size-complex="11.1000003814697pt" style:font-style-complex="normal"/>
    </style:style>
    <style:style style:name="P14" style:family="paragraph" style:parent-style-name="Frame_20_contents" style:master-page-name="">
      <style:paragraph-properties fo:margin-left="0mm" fo:margin-right="0mm" fo:margin-top="0.49mm" fo:margin-bottom="0mm" style:contextual-spacing="false" fo:text-align="center" style:justify-single-word="false" fo:text-indent="0mm" style:auto-text-indent="false" style:page-number="auto" style:vertical-align="auto"/>
      <style:text-properties style:font-name="OpenGost Type A TT"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5" style:family="paragraph" style:parent-style-name="Frame_20_contents">
      <style:paragraph-properties fo:text-align="center" style:justify-single-word="false"/>
      <style:text-properties style:font-name="OpenGost Type A TT" fo:font-size="15.6000003814697pt" officeooo:rsid="0019d601" officeooo:paragraph-rsid="0019d601" style:font-size-asian="15.6000003814697pt" style:font-size-complex="15.6000003814697pt"/>
    </style:style>
    <style:style style:name="P16" style:family="paragraph" style:parent-style-name="Frame_20_contents" style:master-page-name="">
      <style:paragraph-properties fo:margin-top="1.99mm" fo:margin-bottom="0mm" style:contextual-spacing="false" fo:text-align="center" style:justify-single-word="false" style:page-number="auto" style:vertical-align="auto"/>
      <style:text-properties style:font-name="OpenGost Type A TT" fo:font-size="15.6000003814697pt" fo:font-style="normal" style:font-size-asian="15.6000003814697pt" style:font-style-asian="normal" style:font-size-complex="15.6000003814697pt" style:font-style-complex="normal"/>
    </style:style>
    <style:style style:name="P17" style:family="paragraph" style:parent-style-name="Frame_20_contents" style:master-page-name="">
      <style:paragraph-properties fo:margin-left="0mm" fo:margin-right="0mm" fo:margin-top="0.49mm" fo:margin-bottom="0mm" style:contextual-spacing="false" fo:text-align="center" style:justify-single-word="false" fo:text-indent="0mm" style:auto-text-indent="false" style:page-number="auto" style:vertical-align="auto"/>
      <style:text-properties style:font-name="OpenGost Type A TT" fo:font-size="15.6000003814697pt" fo:font-style="normal" fo:font-weight="normal" style:font-size-asian="15.6000003814697pt" style:font-style-asian="normal" style:font-weight-asian="normal" style:font-size-complex="15.6000003814697pt" style:font-style-complex="normal" style:font-weight-complex="normal"/>
    </style:style>
    <style:style style:name="P18" style:family="paragraph" style:parent-style-name="Frame_20_contents" style:master-page-name="">
      <style:paragraph-properties fo:margin-left="0mm" fo:margin-right="1.01mm" fo:margin-top="0mm" fo:margin-bottom="0mm" style:contextual-spacing="false" fo:text-align="center" style:justify-single-word="false" fo:text-indent="0mm" style:auto-text-indent="false" style:page-number="auto" style:vertical-align="auto"/>
      <style:text-properties style:font-name="GOST type A1" fo:font-size="11pt" fo:font-style="normal" fo:font-weight="250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Frame_20_contents" style:master-page-name="">
      <style:paragraph-properties fo:margin-left="0mm" fo:margin-right="0mm" fo:margin-top="0mm" fo:margin-bottom="0mm" style:contextual-spacing="false" fo:text-align="start" style:justify-single-word="false" fo:text-indent="0mm" style:auto-text-indent="false" style:page-number="auto" style:vertical-align="auto"/>
      <style:text-properties style:text-position="0% 100%" fo:font-size="11pt" fo:language="ru" fo:country="RU" fo:font-style="normal" style:font-size-asian="11.5500001907349pt" style:font-style-asian="normal" style:font-size-complex="13.1999998092651pt" style:font-style-complex="normal"/>
    </style:style>
    <style:style style:name="P20" style:family="paragraph" style:parent-style-name="Frame_20_contents" style:master-page-name="">
      <style:paragraph-properties fo:margin-left="0mm" fo:margin-right="0mm" fo:margin-top="0.49mm" fo:margin-bottom="0mm" style:contextual-spacing="false" fo:text-align="center" style:justify-single-word="false" fo:text-indent="0mm" style:auto-text-indent="false" style:page-number="auto" style:vertical-align="auto"/>
      <style:text-properties style:font-name="GOST type B"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Frame_20_contents" style:master-page-name="">
      <style:paragraph-properties fo:margin-top="2.5mm" fo:margin-bottom="0mm" style:contextual-spacing="false" fo:text-align="center" style:justify-single-word="false" style:page-number="auto" style:vertical-align="auto"/>
      <style:text-properties style:font-name="GOST type B" fo:font-size="22.5pt" fo:font-style="normal" style:font-size-asian="22.5pt" style:font-style-asian="normal" style:font-size-complex="22.5pt" style:font-style-complex="normal"/>
    </style:style>
    <style:style style:name="P22" style:family="paragraph" style:parent-style-name="Standard">
      <style:paragraph-properties fo:break-before="page"/>
      <style:text-properties style:font-name="GOST type A" fo:font-size="11pt" fo:font-style="normal" officeooo:paragraph-rsid="00a1000c" style:font-size-asian="11.5500001907349pt" style:font-style-asian="normal" style:font-size-complex="13.199999809265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cc0faa" officeooo:paragraph-rsid="00cc0faa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cc0faa" officeooo:paragraph-rsid="00d06ff1" style:font-size-asian="12pt" style:font-size-complex="12pt"/>
    </style:style>
    <style:style style:name="P25" style:family="paragraph" style:parent-style-name="Table_20_Contents">
      <loext:graphic-properties draw:fill-hatch-name="hatch"/>
      <style:paragraph-properties fo:text-align="start" style:justify-single-word="false" fo:keep-with-next="always"/>
      <style:text-properties fo:font-size="12pt" officeooo:rsid="00cc0faa" officeooo:paragraph-rsid="00d06ff1" style:font-size-asian="12pt" style:font-size-complex="12pt"/>
    </style:style>
    <style:style style:name="P26" style:family="paragraph" style:parent-style-name="Table_20_Contents">
      <style:text-properties fo:font-size="12pt" officeooo:rsid="00cc0faa" officeooo:paragraph-rsid="00d06ff1" style:font-size-asian="12pt" style:font-size-complex="12pt"/>
    </style:style>
    <style:style style:name="P27" style:family="paragraph" style:parent-style-name="Table_20_Contents">
      <style:text-properties fo:font-size="12pt" officeooo:rsid="00cc0faa" officeooo:paragraph-rsid="00d9617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d022c8" officeooo:paragraph-rsid="00d022c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d022c8" officeooo:paragraph-rsid="00d06ff1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d022c8" officeooo:paragraph-rsid="010d8643" style:font-size-asian="12pt" style:font-size-complex="12pt"/>
    </style:style>
    <style:style style:name="P31" style:family="paragraph" style:parent-style-name="Table_20_Contents">
      <style:text-properties fo:font-size="12pt" officeooo:rsid="00d022c8" officeooo:paragraph-rsid="00d022c8" style:font-size-asian="12pt" style:font-size-complex="12pt"/>
    </style:style>
    <style:style style:name="P32" style:family="paragraph" style:parent-style-name="Table_20_Contents">
      <style:text-properties fo:font-size="12pt" officeooo:rsid="00d022c8" officeooo:paragraph-rsid="00d5112f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d06ff1" officeooo:paragraph-rsid="00d06ff1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d06ff1" officeooo:paragraph-rsid="00d96178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d06ff1" officeooo:paragraph-rsid="00dc226e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d06ff1" officeooo:paragraph-rsid="00efc4ab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d06ff1" officeooo:paragraph-rsid="011cce8b" style:font-size-asian="12pt" style:font-size-complex="12pt"/>
    </style:style>
    <style:style style:name="P38" style:family="paragraph" style:parent-style-name="Table_20_Contents"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cf095e" officeooo:paragraph-rsid="00cf095e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cf095e" officeooo:paragraph-rsid="00d5112f" style:font-size-asian="12pt" style:font-size-complex="12pt"/>
    </style:style>
    <style:style style:name="P41" style:family="paragraph" style:parent-style-name="Table_20_Contents">
      <style:text-properties fo:font-size="12pt" officeooo:rsid="00cd20df" officeooo:paragraph-rsid="00d06ff1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cd20df" officeooo:paragraph-rsid="00d06ff1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d33229" officeooo:paragraph-rsid="00d33229" style:font-size-asian="12pt" style:font-size-complex="12pt"/>
    </style:style>
    <style:style style:name="P44" style:family="paragraph" style:parent-style-name="Table_20_Contents">
      <style:text-properties fo:font-size="12pt" officeooo:rsid="00d5112f" officeooo:paragraph-rsid="00d5112f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d5112f" officeooo:paragraph-rsid="00d5112f" style:font-size-asian="12pt" style:font-size-complex="12pt"/>
    </style:style>
    <style:style style:name="P46" style:family="paragraph" style:parent-style-name="Table_20_Contents">
      <style:text-properties fo:font-size="12pt" officeooo:rsid="00d570e3" officeooo:paragraph-rsid="00d570e3" style:font-size-asian="12pt" style:font-size-complex="12pt"/>
    </style:style>
    <style:style style:name="P47" style:family="paragraph" style:parent-style-name="Table_20_Contents">
      <style:text-properties fo:font-size="12pt" officeooo:rsid="00d96178" officeooo:paragraph-rsid="00d96178" style:font-size-asian="12pt" style:font-size-complex="12pt"/>
    </style:style>
    <style:style style:name="P48" style:family="paragraph" style:parent-style-name="Table_20_Contents">
      <style:text-properties fo:font-size="12pt" officeooo:rsid="00d96178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d96178" officeooo:paragraph-rsid="00e6c2d3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da2a29" officeooo:paragraph-rsid="00da2a29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dc226e" officeooo:paragraph-rsid="00dc226e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ddadd9" officeooo:paragraph-rsid="00ddadd9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ddbb8b" officeooo:paragraph-rsid="00ddbb8b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e25d49" officeooo:paragraph-rsid="00e25d49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ee50a4" officeooo:paragraph-rsid="00ee50a4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10fc212" officeooo:paragraph-rsid="01183726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11cce8b" officeooo:paragraph-rsid="011cce8b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11cce8b" officeooo:paragraph-rsid="011cce8b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132bec1" officeooo:paragraph-rsid="0132bec1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bold" officeooo:rsid="00cc0faa" officeooo:paragraph-rsid="00cc0faa" style:font-size-asian="12pt" style:font-weight-asian="bold" style:font-size-complex="12pt" style:font-weight-complex="bold"/>
    </style:style>
    <style:style style:name="P61" style:family="paragraph" style:parent-style-name="Table_20_Contents">
      <loext:graphic-properties draw:fill-hatch-name="hatch"/>
      <style:paragraph-properties fo:text-align="center" style:justify-single-word="false" fo:keep-with-next="always"/>
      <style:text-properties fo:font-size="12pt" fo:font-weight="bold" officeooo:rsid="00d5112f" officeooo:paragraph-rsid="00d5112f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cc0faa" officeooo:paragraph-rsid="00cc0faa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d5112f" officeooo:paragraph-rsid="00d5112f" style:font-weight-asian="bold" style:font-weight-complex="bold"/>
    </style:style>
    <style:style style:name="P64" style:family="paragraph" style:parent-style-name="Standard">
      <style:text-properties officeooo:rsid="00ca4d9f" officeooo:paragraph-rsid="00ca4d9f"/>
    </style:style>
    <style:style style:name="P65" style:family="paragraph" style:parent-style-name="Примечание_2f_Пример">
      <style:text-properties fo:letter-spacing="normal" officeooo:rsid="012cb934" officeooo:paragraph-rsid="0150fe31"/>
    </style:style>
    <style:style style:name="P66" style:family="paragraph" style:parent-style-name="Standard">
      <style:text-properties officeooo:rsid="00d96178" officeooo:paragraph-rsid="00d96178"/>
    </style:style>
    <style:style style:name="P67" style:family="paragraph" style:parent-style-name="Table_20_Contents">
      <style:text-properties officeooo:paragraph-rsid="00d570e3"/>
    </style:style>
    <style:style style:name="P68" style:family="paragraph" style:parent-style-name="Table_20_Contents">
      <style:text-properties officeooo:paragraph-rsid="00e0269d"/>
    </style:style>
    <style:style style:name="P69" style:family="paragraph" style:parent-style-name="Примечание_2f_Пример">
      <style:text-properties officeooo:paragraph-rsid="00e0269d"/>
    </style:style>
    <style:style style:name="P70" style:family="paragraph" style:parent-style-name="Примечание_2f_Пример">
      <style:text-properties officeooo:paragraph-rsid="00ed31e2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1745" officeooo:paragraph-rsid="00e81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1745" officeooo:paragraph-rsid="00ed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72b84" officeooo:paragraph-rsid="01072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style:use-window-font-color="true" loext:opacity="0%" fo:font-size="12pt" style:text-underline-style="none" officeooo:rsid="00d570e3" officeooo:paragraph-rsid="00efc4ab" style:font-size-asian="12pt" style:font-size-complex="12pt"/>
    </style:style>
    <style:style style:name="P76" style:family="paragraph" style:parent-style-name="Table_20_Contents">
      <style:text-properties officeooo:rsid="010cc9e4" officeooo:paragraph-rsid="010cc9e4"/>
    </style:style>
    <style:style style:name="P77" style:family="paragraph" style:parent-style-name="Table_20_Contents">
      <style:text-properties officeooo:rsid="010cc9e4" officeooo:paragraph-rsid="0122e93b"/>
    </style:style>
    <style:style style:name="P78" style:family="paragraph" style:parent-style-name="Table">
      <style:paragraph-properties fo:keep-with-next="always"/>
    </style:style>
    <style:style style:name="P79" style:family="paragraph" style:parent-style-name="Table_20_Contents">
      <style:paragraph-properties fo:text-align="center" style:justify-single-word="false"/>
      <style:text-properties officeooo:rsid="010fc212" officeooo:paragraph-rsid="010fc212"/>
    </style:style>
    <style:style style:name="P80" style:family="paragraph" style:parent-style-name="Table_20_Contents">
      <style:paragraph-properties fo:text-align="end" style:justify-single-word="false"/>
      <style:text-properties officeooo:rsid="010fc212"/>
    </style:style>
    <style:style style:name="P81" style:family="paragraph" style:parent-style-name="Standard">
      <style:text-properties officeooo:rsid="01131500" officeooo:paragraph-rsid="011365d0"/>
    </style:style>
    <style:style style:name="P82" style:family="paragraph" style:parent-style-name="Standard">
      <style:text-properties officeooo:rsid="01131500" officeooo:paragraph-rsid="01131500"/>
    </style:style>
    <style:style style:name="P83" style:family="paragraph" style:parent-style-name="Table_20_Contents">
      <style:paragraph-properties fo:text-align="end" style:justify-single-word="false"/>
    </style:style>
    <style:style style:name="P84" style:family="paragraph" style:parent-style-name="Table_20_Contents">
      <style:paragraph-properties fo:text-align="end" style:justify-single-word="false"/>
      <style:text-properties officeooo:paragraph-rsid="010fc212"/>
    </style:style>
    <style:style style:name="P85" style:family="paragraph" style:parent-style-name="Table_20_Contents">
      <style:paragraph-properties fo:text-align="end" style:justify-single-word="false"/>
      <style:text-properties officeooo:rsid="011626e6" officeooo:paragraph-rsid="011626e6"/>
    </style:style>
    <style:style style:name="P86" style:family="paragraph" style:parent-style-name="Table_20_Contents">
      <style:text-properties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officeooo:rsid="0117fb5c" officeooo:paragraph-rsid="0117fb5c"/>
    </style:style>
    <style:style style:name="P88" style:family="paragraph" style:parent-style-name="Table_20_Contents">
      <style:paragraph-properties fo:text-align="start" style:justify-single-word="false"/>
      <style:text-properties officeooo:rsid="0117fb5c" officeooo:paragraph-rsid="0117fb5c"/>
    </style:style>
    <style:style style:name="P89" style:family="paragraph" style:parent-style-name="Table_20_Contents">
      <style:paragraph-properties fo:text-align="start" style:justify-single-word="false"/>
      <style:text-properties officeooo:rsid="0117fb5c" officeooo:paragraph-rsid="0122e93b"/>
    </style:style>
    <style:style style:name="P90" style:family="paragraph" style:parent-style-name="Table_20_Contents">
      <style:paragraph-properties fo:text-align="start" style:justify-single-word="false"/>
      <style:text-properties officeooo:rsid="0117fb5c" officeooo:paragraph-rsid="014fa287"/>
    </style:style>
    <style:style style:name="P91" style:family="paragraph" style:parent-style-name="Table_20_Contents">
      <style:paragraph-properties fo:text-align="start" style:justify-single-word="false"/>
      <style:text-properties officeooo:rsid="01183726" officeooo:paragraph-rsid="01183726"/>
    </style:style>
    <style:style style:name="P92" style:family="paragraph" style:parent-style-name="Table_20_Contents">
      <style:paragraph-properties fo:text-align="center" style:justify-single-word="false"/>
      <style:text-properties officeooo:rsid="0119b910" officeooo:paragraph-rsid="0119b910"/>
    </style:style>
    <style:style style:name="P93" style:family="paragraph" style:parent-style-name="Table_20_Contents">
      <style:paragraph-properties fo:text-align="center" style:justify-single-word="false"/>
      <style:text-properties officeooo:rsid="011db4ce" officeooo:paragraph-rsid="011db4ce"/>
    </style:style>
    <style:style style:name="P94" style:family="paragraph" style:parent-style-name="Table_20_Contents">
      <style:paragraph-properties fo:text-align="center" style:justify-single-word="false"/>
      <style:text-properties officeooo:rsid="00efc646" officeooo:paragraph-rsid="014a25e6"/>
    </style:style>
    <style:style style:name="P95" style:family="paragraph" style:parent-style-name="Table_20_Contents">
      <style:paragraph-properties fo:text-align="center" style:justify-single-word="false"/>
      <style:text-properties officeooo:rsid="00efc646" officeooo:paragraph-rsid="014fa287"/>
    </style:style>
    <style:style style:name="P96" style:family="paragraph" style:parent-style-name="Table">
      <style:paragraph-properties fo:keep-with-next="always"/>
      <style:text-properties officeooo:paragraph-rsid="014c61ca"/>
    </style:style>
    <style:style style:name="P97" style:family="paragraph" style:parent-style-name="Table_20_Contents">
      <style:paragraph-properties fo:text-align="center" style:justify-single-word="false"/>
      <style:text-properties officeooo:rsid="014c22c5" officeooo:paragraph-rsid="014c22c5"/>
    </style:style>
    <style:style style:name="P98" style:family="paragraph" style:parent-style-name="Table_20_Contents">
      <style:paragraph-properties fo:text-align="center" style:justify-single-word="false"/>
      <style:text-properties officeooo:rsid="014c22c5" officeooo:paragraph-rsid="014a25e6"/>
    </style:style>
    <style:style style:name="P99" style:family="paragraph" style:parent-style-name="Table_20_Contents">
      <style:paragraph-properties fo:text-align="center" style:justify-single-word="false"/>
      <style:text-properties officeooo:rsid="014c22c5" officeooo:paragraph-rsid="014fa287"/>
    </style:style>
    <style:style style:name="P100" style:family="paragraph" style:parent-style-name="Table_20_Contents">
      <style:paragraph-properties fo:text-align="center" style:justify-single-word="false"/>
      <style:text-properties officeooo:rsid="014fa287" officeooo:paragraph-rsid="014fa287"/>
    </style:style>
    <style:style style:name="P101" style:family="paragraph" style:parent-style-name="Table_20_Contents">
      <style:paragraph-properties fo:text-align="center" style:justify-single-word="false"/>
      <style:text-properties fo:font-weight="normal" officeooo:rsid="00efc646" officeooo:paragraph-rsid="00efc646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font-weight="normal" officeooo:rsid="0117fb5c" officeooo:paragraph-rsid="0117fb5c" style:font-weight-asian="normal" style:font-weight-complex="normal"/>
    </style:style>
    <style:style style:name="P103" style:family="paragraph" style:parent-style-name="Appendix" style:list-style-name="Нумерация_20_приложений_20_по_20_ГОСТ_20_2.105"/>
    <style:style style:name="P104" style:family="paragraph" style:parent-style-name="Appendix" style:list-style-name="Нумерация_20_приложений_20_по_20_ГОСТ_20_2.105">
      <style:text-properties officeooo:paragraph-rsid="00e79418"/>
    </style:style>
    <style:style style:name="P105" style:family="paragraph" style:parent-style-name="Appendix" style:list-style-name="Нумерация_20_приложений_20_по_20_ГОСТ_20_2.105">
      <style:text-properties officeooo:paragraph-rsid="00f8cebe"/>
    </style:style>
    <style:style style:name="P106" style:family="paragraph" style:parent-style-name="Heading_20_1" style:list-style-name="Основная_20_нумерация_20_по_20_ГОСТ_20_2.105"/>
    <style:style style:name="P107" style:family="paragraph" style:parent-style-name="Heading_20_1" style:list-style-name="Основная_20_нумерация_20_по_20_ГОСТ_20_2.105" style:master-page-name="">
      <loext:graphic-properties draw:fill-hatch-name="hatch"/>
      <style:paragraph-properties fo:widows="2" style:page-number="auto" fo:keep-with-next="always"/>
    </style:style>
    <style:style style:name="P108" style:family="paragraph" style:parent-style-name="Heading_20_1" style:list-style-name="Основная_20_нумерация_20_по_20_ГОСТ_20_2.105">
      <style:text-properties officeooo:rsid="015322af" officeooo:paragraph-rsid="015322af"/>
    </style:style>
    <style:style style:name="P109" style:family="paragraph" style:parent-style-name="Heading_20_1" style:list-style-name="Основная_20_нумерация_20_по_20_ГОСТ_20_2.105">
      <style:text-properties officeooo:rsid="01542689" officeooo:paragraph-rsid="01542689"/>
    </style:style>
    <style:style style:name="P110" style:family="paragraph" style:parent-style-name="Heading_20_2" style:list-style-name="Основная_20_нумерация_20_по_20_ГОСТ_20_2.105">
      <loext:graphic-properties draw:fill-hatch-name="hatch"/>
    </style:style>
    <style:style style:name="P111" style:family="paragraph" style:parent-style-name="Heading_20_2" style:list-style-name="Основная_20_нумерация_20_по_20_ГОСТ_20_2.105" style:master-page-name="">
      <loext:graphic-properties draw:fill-hatch-name="hatch"/>
      <style:paragraph-properties fo:margin-top="14.99mm" fo:margin-bottom="8.01mm" style:contextual-spacing="false" style:page-number="auto"/>
    </style:style>
    <style:style style:name="P112" style:family="paragraph" style:parent-style-name="Heading_20_2" style:list-style-name="Основная_20_нумерация_20_по_20_ГОСТ_20_2.105">
      <loext:graphic-properties draw:fill-hatch-name="hatch"/>
      <style:paragraph-properties fo:margin-top="14.99mm" fo:margin-bottom="8.01mm" style:contextual-spacing="false"/>
    </style:style>
    <style:style style:name="P113" style:family="paragraph" style:parent-style-name="Heading_20_2" style:list-style-name="Основная_20_нумерация_20_по_20_ГОСТ_20_2.105">
      <loext:graphic-properties draw:fill-gradient-name="gradient" draw:fill-hatch-name="hatch"/>
      <style:paragraph-properties fo:margin-top="14.99mm" fo:margin-bottom="8.01mm" style:contextual-spacing="false"/>
      <style:text-properties officeooo:paragraph-rsid="010fc212"/>
    </style:style>
    <style:style style:name="P114" style:family="paragraph" style:parent-style-name="Heading_20_2" style:list-style-name="Основная_20_нумерация_20_по_20_ГОСТ_20_2.105">
      <loext:graphic-properties draw:fill-hatch-name="hatch"/>
      <style:paragraph-properties fo:margin-top="14.99mm" fo:margin-bottom="8.01mm" style:contextual-spacing="false"/>
      <style:text-properties officeooo:paragraph-rsid="011b1f51"/>
    </style:style>
    <style:style style:name="P115" style:family="paragraph" style:parent-style-name="Heading_20_2" style:list-style-name="Основная_20_нумерация_20_по_20_ГОСТ_20_2.105">
      <loext:graphic-properties draw:fill-gradient-name="gradient" draw:fill-hatch-name="hatch"/>
      <style:paragraph-properties fo:margin-top="14.99mm" fo:margin-bottom="8.01mm" style:contextual-spacing="false"/>
      <style:text-properties officeooo:paragraph-rsid="011b1f51"/>
    </style:style>
    <style:style style:name="P116" style:family="paragraph" style:parent-style-name="Heading_20_2" style:list-style-name="Основная_20_нумерация_20_по_20_ГОСТ_20_2.105">
      <loext:graphic-properties draw:fill-gradient-name="gradient" draw:fill-hatch-name="hatch"/>
      <style:paragraph-properties fo:margin-top="14.99mm" fo:margin-bottom="8.01mm" style:contextual-spacing="false"/>
      <style:text-properties officeooo:rsid="01132466" officeooo:paragraph-rsid="01132466"/>
    </style:style>
    <style:style style:name="P117" style:family="paragraph" style:parent-style-name="Standard" style:list-style-name="Основная_20_нумерация_20_по_20_ГОСТ_20_2.105">
      <style:text-properties officeooo:paragraph-rsid="00c4cc14"/>
    </style:style>
    <style:style style:name="P118" style:family="paragraph" style:parent-style-name="Standard" style:list-style-name="Основная_20_нумерация_20_по_20_ГОСТ_20_2.105">
      <style:text-properties officeooo:paragraph-rsid="00e25d49"/>
    </style:style>
    <style:style style:name="P119" style:family="paragraph" style:parent-style-name="Standard" style:list-style-name="Основная_20_нумерация_20_по_20_ГОСТ_20_2.105">
      <style:text-properties officeooo:paragraph-rsid="00e79418"/>
    </style:style>
    <style:style style:name="P120" style:family="paragraph" style:parent-style-name="Standard" style:list-style-name="Основная_20_нумерация_20_по_20_ГОСТ_20_2.105">
      <style:text-properties officeooo:paragraph-rsid="00c42afd"/>
    </style:style>
    <style:style style:name="P121" style:family="paragraph" style:parent-style-name="Standard" style:list-style-name="Основная_20_нумерация_20_по_20_ГОСТ_20_2.105">
      <style:text-properties officeooo:paragraph-rsid="00c74fee"/>
    </style:style>
    <style:style style:name="P122" style:family="paragraph" style:parent-style-name="Standard" style:list-style-name="Основная_20_нумерация_20_по_20_ГОСТ_20_2.105">
      <style:text-properties officeooo:paragraph-rsid="00dc226e"/>
    </style:style>
    <style:style style:name="P123" style:family="paragraph" style:parent-style-name="Standard" style:list-style-name="Основная_20_нумерация_20_по_20_ГОСТ_20_2.105">
      <style:text-properties officeooo:paragraph-rsid="010fc212"/>
    </style:style>
    <style:style style:name="P124" style:family="paragraph" style:parent-style-name="Standard" style:list-style-name="Основная_20_нумерация_20_по_20_ГОСТ_20_2.105">
      <loext:graphic-properties draw:fill-hatch-name="hatch"/>
      <style:text-properties officeooo:paragraph-rsid="010fc212"/>
    </style:style>
    <style:style style:name="P125" style:family="paragraph" style:parent-style-name="Standard" style:list-style-name="Основная_20_нумерация_20_по_20_ГОСТ_20_2.105">
      <style:text-properties officeooo:paragraph-rsid="0117fb5c"/>
    </style:style>
    <style:style style:name="P126" style:family="paragraph" style:parent-style-name="Standard" style:list-style-name="Основная_20_нумерация_20_по_20_ГОСТ_20_2.105">
      <style:text-properties officeooo:paragraph-rsid="00faab09"/>
    </style:style>
    <style:style style:name="P127" style:family="paragraph" style:parent-style-name="Standard" style:list-style-name="Основная_20_нумерация_20_по_20_ГОСТ_20_2.105">
      <style:text-properties officeooo:paragraph-rsid="00e40e09"/>
    </style:style>
    <style:style style:name="P128" style:family="paragraph" style:parent-style-name="Standard" style:list-style-name="Основная_20_нумерация_20_по_20_ГОСТ_20_2.105">
      <style:text-properties officeooo:paragraph-rsid="00f3586a"/>
    </style:style>
    <style:style style:name="P129" style:family="paragraph" style:parent-style-name="Standard" style:list-style-name="Основная_20_нумерация_20_по_20_ГОСТ_20_2.105">
      <style:text-properties officeooo:paragraph-rsid="0119b910"/>
    </style:style>
    <style:style style:name="P130" style:family="paragraph" style:parent-style-name="Standard" style:list-style-name="Основная_20_нумерация_20_по_20_ГОСТ_20_2.105">
      <style:text-properties officeooo:paragraph-rsid="00defc7c"/>
    </style:style>
    <style:style style:name="P131" style:family="paragraph" style:parent-style-name="Standard" style:list-style-name="Основная_20_нумерация_20_по_20_ГОСТ_20_2.105">
      <style:text-properties officeooo:paragraph-rsid="011b1f51"/>
    </style:style>
    <style:style style:name="P132" style:family="paragraph" style:parent-style-name="Standard" style:list-style-name="Основная_20_нумерация_20_по_20_ГОСТ_20_2.105">
      <loext:graphic-properties draw:fill-hatch-name="hatch"/>
      <style:text-properties officeooo:paragraph-rsid="011b1f51"/>
    </style:style>
    <style:style style:name="P133" style:family="paragraph" style:parent-style-name="Standard" style:list-style-name="Основная_20_нумерация_20_по_20_ГОСТ_20_2.105">
      <style:text-properties officeooo:paragraph-rsid="0122e93b"/>
    </style:style>
    <style:style style:name="P134" style:family="paragraph" style:parent-style-name="Standard" style:list-style-name="Основная_20_нумерация_20_по_20_ГОСТ_20_2.105">
      <loext:graphic-properties draw:fill-hatch-name="hatch"/>
      <style:text-properties officeooo:paragraph-rsid="0122e93b"/>
    </style:style>
    <style:style style:name="P135" style:family="paragraph" style:parent-style-name="Standard" style:list-style-name="Основная_20_нумерация_20_по_20_ГОСТ_20_2.105">
      <style:text-properties officeooo:paragraph-rsid="011cce8b"/>
    </style:style>
    <style:style style:name="P136" style:family="paragraph" style:parent-style-name="Standard" style:list-style-name="Основная_20_нумерация_20_по_20_ГОСТ_20_2.105">
      <style:text-properties officeooo:paragraph-rsid="01209be7"/>
    </style:style>
    <style:style style:name="P137" style:family="paragraph" style:parent-style-name="Standard" style:list-style-name="Основная_20_нумерация_20_по_20_ГОСТ_20_2.105">
      <style:text-properties officeooo:paragraph-rsid="011b8ebf"/>
    </style:style>
    <style:style style:name="P138" style:family="paragraph" style:parent-style-name="Standard" style:list-style-name="Основная_20_нумерация_20_по_20_ГОСТ_20_2.105">
      <style:text-properties officeooo:paragraph-rsid="011ef317"/>
    </style:style>
    <style:style style:name="P139" style:family="paragraph" style:parent-style-name="Standard" style:list-style-name="Основная_20_нумерация_20_по_20_ГОСТ_20_2.105">
      <loext:graphic-properties draw:fill-hatch-name="hatch"/>
      <style:text-properties officeooo:paragraph-rsid="011ef317"/>
    </style:style>
    <style:style style:name="P140" style:family="paragraph" style:parent-style-name="Standard" style:list-style-name="Основная_20_нумерация_20_по_20_ГОСТ_20_2.105">
      <style:text-properties officeooo:paragraph-rsid="012abfc4"/>
    </style:style>
    <style:style style:name="P141" style:family="paragraph" style:parent-style-name="Standard" style:list-style-name="Основная_20_нумерация_20_по_20_ГОСТ_20_2.105">
      <style:text-properties officeooo:paragraph-rsid="011f26fe"/>
    </style:style>
    <style:style style:name="P142" style:family="paragraph" style:parent-style-name="Standard" style:list-style-name="Основная_20_нумерация_20_по_20_ГОСТ_20_2.105">
      <style:text-properties officeooo:paragraph-rsid="0122f262"/>
    </style:style>
    <style:style style:name="P143" style:family="paragraph" style:parent-style-name="Standard" style:list-style-name="Основная_20_нумерация_20_по_20_ГОСТ_20_2.105">
      <style:text-properties officeooo:paragraph-rsid="0137c462"/>
    </style:style>
    <style:style style:name="P144" style:family="paragraph" style:parent-style-name="Standard" style:list-style-name="Основная_20_нумерация_20_по_20_ГОСТ_20_2.105">
      <loext:graphic-properties draw:fill-hatch-name="hatch"/>
      <style:text-properties officeooo:paragraph-rsid="0137c462"/>
    </style:style>
    <style:style style:name="P145" style:family="paragraph" style:parent-style-name="Standard" style:list-style-name="Основная_20_нумерация_20_по_20_ГОСТ_20_2.105">
      <style:text-properties officeooo:paragraph-rsid="0129b82b"/>
    </style:style>
    <style:style style:name="P146" style:family="paragraph" style:parent-style-name="Standard" style:list-style-name="Основная_20_нумерация_20_по_20_ГОСТ_20_2.105">
      <loext:graphic-properties draw:fill-hatch-name="hatch"/>
      <style:text-properties officeooo:paragraph-rsid="0129b82b"/>
    </style:style>
    <style:style style:name="P147" style:family="paragraph" style:parent-style-name="Standard" style:list-style-name="Основная_20_нумерация_20_по_20_ГОСТ_20_2.105">
      <style:text-properties officeooo:paragraph-rsid="012e6240"/>
    </style:style>
    <style:style style:name="P148" style:family="paragraph" style:parent-style-name="Standard" style:list-style-name="Основная_20_нумерация_20_по_20_ГОСТ_20_2.105">
      <style:text-properties officeooo:paragraph-rsid="012e9883"/>
    </style:style>
    <style:style style:name="P149" style:family="paragraph" style:parent-style-name="Standard" style:list-style-name="Основная_20_нумерация_20_по_20_ГОСТ_20_2.105">
      <style:text-properties officeooo:rsid="00c4cc14" officeooo:paragraph-rsid="00c62dd4"/>
    </style:style>
    <style:style style:name="P150" style:family="paragraph" style:parent-style-name="Standard" style:list-style-name="Основная_20_нумерация_20_по_20_ГОСТ_20_2.105" style:master-page-name="">
      <loext:graphic-properties draw:fill-gradient-name="gradient" draw:fill-hatch-name="hatch"/>
      <style:paragraph-properties fo:orphans="0" fo:widows="2" style:page-number="auto"/>
      <style:text-properties officeooo:rsid="00c4cc14" officeooo:paragraph-rsid="00c4cc14"/>
    </style:style>
    <style:style style:name="P151" style:family="paragraph" style:parent-style-name="Standard" style:list-style-name="Основная_20_нумерация_20_по_20_ГОСТ_20_2.105">
      <style:text-properties officeooo:rsid="00c29e1a" officeooo:paragraph-rsid="00c29e1a"/>
    </style:style>
    <style:style style:name="P152" style:family="paragraph" style:parent-style-name="Standard" style:list-style-name="Основная_20_нумерация_20_по_20_ГОСТ_20_2.105">
      <style:text-properties officeooo:rsid="00c42afd" officeooo:paragraph-rsid="00c6e309"/>
    </style:style>
    <style:style style:name="P153" style:family="paragraph" style:parent-style-name="Standard" style:list-style-name="Основная_20_нумерация_20_по_20_ГОСТ_20_2.105">
      <style:text-properties officeooo:rsid="00c42afd" officeooo:paragraph-rsid="00c42afd"/>
    </style:style>
    <style:style style:name="P154" style:family="paragraph" style:parent-style-name="Standard" style:list-style-name="Основная_20_нумерация_20_по_20_ГОСТ_20_2.105">
      <style:text-properties officeooo:rsid="00c62dd4" officeooo:paragraph-rsid="00c62dd4"/>
    </style:style>
    <style:style style:name="P155" style:family="paragraph" style:parent-style-name="Standard" style:list-style-name="Основная_20_нумерация_20_по_20_ГОСТ_20_2.105">
      <style:text-properties officeooo:rsid="00e25d49" officeooo:paragraph-rsid="00e25d49"/>
    </style:style>
    <style:style style:name="P156" style:family="paragraph" style:parent-style-name="Standard" style:list-style-name="Основная_20_нумерация_20_по_20_ГОСТ_20_2.105">
      <style:text-properties officeooo:rsid="00e6144c" officeooo:paragraph-rsid="00e6144c"/>
    </style:style>
    <style:style style:name="P157" style:family="paragraph" style:parent-style-name="Standard" style:list-style-name="Основная_20_нумерация_20_по_20_ГОСТ_20_2.105">
      <style:text-properties officeooo:rsid="00e93536" officeooo:paragraph-rsid="00e93536"/>
    </style:style>
    <style:style style:name="P158" style:family="paragraph" style:parent-style-name="Standard" style:list-style-name="Основная_20_нумерация_20_по_20_ГОСТ_20_2.105">
      <style:text-properties officeooo:rsid="00c74fee" officeooo:paragraph-rsid="00c74fee"/>
    </style:style>
    <style:style style:name="P159" style:family="paragraph" style:parent-style-name="Standard" style:list-style-name="Основная_20_нумерация_20_по_20_ГОСТ_20_2.105">
      <style:text-properties officeooo:rsid="00c91d66" officeooo:paragraph-rsid="00c91d66"/>
    </style:style>
    <style:style style:name="P160" style:family="paragraph" style:parent-style-name="Standard" style:list-style-name="Основная_20_нумерация_20_по_20_ГОСТ_20_2.105">
      <style:text-properties fo:letter-spacing="-0.07mm" officeooo:paragraph-rsid="014fa287"/>
    </style:style>
    <style:style style:name="P161" style:family="paragraph" style:parent-style-name="Standard" style:list-style-name="Основная_20_нумерация_20_по_20_ГОСТ_20_2.105">
      <style:text-properties style:font-name="PT Astra Serif4" fo:font-size="14pt" fo:letter-spacing="-0.11mm" officeooo:rsid="00e25d49" officeooo:paragraph-rsid="014a25e6"/>
    </style:style>
    <style:style style:name="P162" style:family="paragraph" style:parent-style-name="Standard" style:list-style-name="Основная_20_нумерация_20_по_20_ГОСТ_20_2.105">
      <style:text-properties style:font-name="PT Astra Serif4" fo:letter-spacing="-0.11mm" officeooo:rsid="011b8ebf" officeooo:paragraph-rsid="011b8ebf" fo:background-color="transparent"/>
    </style:style>
    <style:style style:name="P163" style:family="paragraph" style:parent-style-name="Standard" style:list-style-name="Основная_20_нумерация_20_по_20_ГОСТ_20_2.105">
      <style:text-properties style:font-name="PT Astra Serif4" fo:letter-spacing="-0.11mm" officeooo:rsid="011b8ebf" officeooo:paragraph-rsid="0122e93b" fo:background-color="transparent"/>
    </style:style>
    <style:style style:name="P164" style:family="paragraph" style:parent-style-name="Standard" style:list-style-name="Основная_20_нумерация_20_по_20_ГОСТ_20_2.105">
      <style:text-properties style:font-name="PT Astra Serif4" fo:letter-spacing="-0.11mm" officeooo:rsid="0122e93b" officeooo:paragraph-rsid="0122e93b" fo:background-color="transparent"/>
    </style:style>
    <style:style style:name="P165" style:family="paragraph" style:parent-style-name="Standard" style:list-style-name="Основная_20_нумерация_20_по_20_ГОСТ_20_2.105">
      <style:text-properties style:font-name="PT Astra Serif4" fo:letter-spacing="normal" officeooo:rsid="00d96178" officeooo:paragraph-rsid="011b8ebf" fo:background-color="transparent"/>
    </style:style>
    <style:style style:name="P166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PT Astra Serif4" fo:font-size="12pt" officeooo:rsid="015322af" style:font-size-asian="10.5pt" style:text-rotation-angle="0" style:text-rotation-scale="line-height"/>
    </style:style>
    <style:style style:name="P167" style:family="paragraph" style:parent-style-name="Standard" style:list-style-name="Основная_20_нумерация_20_по_20_ГОСТ_20_2.105">
      <style:text-properties fo:letter-spacing="normal" officeooo:paragraph-rsid="00e25d49"/>
    </style:style>
    <style:style style:name="P168" style:family="paragraph" style:parent-style-name="Standard" style:list-style-name="Основная_20_нумерация_20_по_20_ГОСТ_20_2.105">
      <style:text-properties fo:letter-spacing="normal" officeooo:paragraph-rsid="010fc212"/>
    </style:style>
    <style:style style:name="P169" style:family="paragraph" style:parent-style-name="Standard" style:list-style-name="Основная_20_нумерация_20_по_20_ГОСТ_20_2.105">
      <style:text-properties fo:letter-spacing="normal" officeooo:paragraph-rsid="00fd8c59"/>
    </style:style>
    <style:style style:name="P170" style:family="paragraph" style:parent-style-name="Standard" style:list-style-name="Основная_20_нумерация_20_по_20_ГОСТ_20_2.105">
      <style:text-properties fo:letter-spacing="normal" officeooo:paragraph-rsid="00faab09"/>
    </style:style>
    <style:style style:name="P171" style:family="paragraph" style:parent-style-name="Standard" style:list-style-name="Основная_20_нумерация_20_по_20_ГОСТ_20_2.105">
      <style:text-properties fo:letter-spacing="normal" officeooo:paragraph-rsid="0122e93b"/>
    </style:style>
    <style:style style:name="P172" style:family="paragraph" style:parent-style-name="Standard" style:list-style-name="Основная_20_нумерация_20_по_20_ГОСТ_20_2.105">
      <style:text-properties fo:letter-spacing="normal" officeooo:paragraph-rsid="012abfc4"/>
    </style:style>
    <style:style style:name="P173" style:family="paragraph" style:parent-style-name="Standard" style:list-style-name="Основная_20_нумерация_20_по_20_ГОСТ_20_2.105">
      <style:text-properties fo:letter-spacing="normal" officeooo:paragraph-rsid="012e6240"/>
    </style:style>
    <style:style style:name="P174" style:family="paragraph" style:parent-style-name="Standard" style:list-style-name="Основная_20_нумерация_20_по_20_ГОСТ_20_2.105">
      <style:paragraph-properties fo:margin-left="0mm" fo:margin-right="0mm" fo:text-indent="0mm" style:auto-text-indent="false"/>
      <style:text-properties fo:letter-spacing="normal" officeooo:rsid="00f1b3ef" officeooo:paragraph-rsid="00f3586a"/>
    </style:style>
    <style:style style:name="P175" style:family="paragraph" style:parent-style-name="Standard" style:list-style-name="Основная_20_нумерация_20_по_20_ГОСТ_20_2.105">
      <style:text-properties fo:letter-spacing="normal" officeooo:rsid="011b1f51" officeooo:paragraph-rsid="011b1f51" fo:background-color="#ff6d6d"/>
    </style:style>
    <style:style style:name="P176" style:family="paragraph" style:parent-style-name="Standard" style:list-style-name="Основная_20_нумерация_20_по_20_ГОСТ_20_2.105">
      <style:text-properties fo:letter-spacing="normal" officeooo:rsid="011cce8b" officeooo:paragraph-rsid="011cce8b"/>
    </style:style>
    <style:style style:name="P177" style:family="paragraph" style:parent-style-name="Standard" style:list-style-name="Основная_20_нумерация_20_по_20_ГОСТ_20_2.105">
      <style:text-properties fo:letter-spacing="normal" officeooo:rsid="011cd0cb" officeooo:paragraph-rsid="0122e93b"/>
    </style:style>
    <style:style style:name="P178" style:family="paragraph" style:parent-style-name="Standard" style:list-style-name="Основная_20_нумерация_20_по_20_ГОСТ_20_2.105">
      <style:text-properties fo:letter-spacing="normal" officeooo:rsid="011cd0cb" officeooo:paragraph-rsid="012e9883"/>
    </style:style>
    <style:style style:name="P179" style:family="paragraph" style:parent-style-name="Standard" style:list-style-name="Основная_20_нумерация_20_по_20_ГОСТ_20_2.105">
      <style:text-properties fo:letter-spacing="normal" officeooo:rsid="01209be7" officeooo:paragraph-rsid="012abfc4"/>
    </style:style>
    <style:style style:name="P180" style:family="paragraph" style:parent-style-name="Standard" style:list-style-name="Основная_20_нумерация_20_по_20_ГОСТ_20_2.105">
      <style:text-properties fo:letter-spacing="normal" officeooo:rsid="012abfc4" officeooo:paragraph-rsid="012cb934"/>
    </style:style>
    <style:style style:name="P181" style:family="paragraph" style:parent-style-name="Standard" style:list-style-name="Основная_20_нумерация_20_по_20_ГОСТ_20_2.105">
      <style:text-properties fo:letter-spacing="normal" officeooo:rsid="012cb934" officeooo:paragraph-rsid="01363062"/>
    </style:style>
    <style:style style:name="P182" style:family="paragraph" style:parent-style-name="Standard" style:list-style-name="Основная_20_нумерация_20_по_20_ГОСТ_20_2.105">
      <style:text-properties fo:letter-spacing="normal" officeooo:rsid="012cb934" officeooo:paragraph-rsid="012cb934"/>
    </style:style>
    <style:style style:name="P183" style:family="paragraph" style:parent-style-name="Standard" style:list-style-name="Основная_20_нумерация_20_по_20_ГОСТ_20_2.105">
      <style:text-properties fo:letter-spacing="normal" officeooo:rsid="012e6240" officeooo:paragraph-rsid="012e6240"/>
    </style:style>
    <style:style style:name="P184" style:family="paragraph" style:parent-style-name="Standard" style:list-style-name="Основная_20_нумерация_20_по_20_ГОСТ_20_2.105">
      <style:text-properties fo:letter-spacing="normal" officeooo:rsid="012e9883" officeooo:paragraph-rsid="012e9883"/>
    </style:style>
    <style:style style:name="P185" style:family="paragraph" style:parent-style-name="Standard" style:list-style-name="Основная_20_нумерация_20_по_20_ГОСТ_20_2.105">
      <loext:graphic-properties draw:fill-hatch-name="hatch"/>
      <style:text-properties officeooo:rsid="00dc226e" officeooo:paragraph-rsid="014c22c5"/>
    </style:style>
    <style:style style:name="P186" style:family="paragraph" style:parent-style-name="Standard" style:list-style-name="Основная_20_нумерация_20_по_20_ГОСТ_20_2.105">
      <loext:graphic-properties draw:fill-hatch-name="hatch"/>
      <style:text-properties officeooo:rsid="00dc226e" officeooo:paragraph-rsid="00e35599"/>
    </style:style>
    <style:style style:name="P187" style:family="paragraph" style:parent-style-name="Standard" style:list-style-name="Основная_20_нумерация_20_по_20_ГОСТ_20_2.105">
      <style:text-properties officeooo:rsid="010fc212" officeooo:paragraph-rsid="01176d4a"/>
    </style:style>
    <style:style style:name="P188" style:family="paragraph" style:parent-style-name="Standard" style:list-style-name="Основная_20_нумерация_20_по_20_ГОСТ_20_2.105">
      <style:text-properties officeooo:rsid="00ca4d9f" officeooo:paragraph-rsid="00f3586a"/>
    </style:style>
    <style:style style:name="P189" style:family="paragraph" style:parent-style-name="Standard" style:list-style-name="Основная_20_нумерация_20_по_20_ГОСТ_20_2.105">
      <style:text-properties officeooo:rsid="00efc646" officeooo:paragraph-rsid="00efc646"/>
    </style:style>
    <style:style style:name="P190" style:family="paragraph" style:parent-style-name="Standard" style:list-style-name="Основная_20_нумерация_20_по_20_ГОСТ_20_2.105">
      <style:text-properties style:text-line-through-style="none" style:text-line-through-type="none" officeooo:rsid="01183726" officeooo:paragraph-rsid="01183726"/>
    </style:style>
    <style:style style:name="P191" style:family="paragraph" style:parent-style-name="Standard" style:list-style-name="Основная_20_нумерация_20_по_20_ГОСТ_20_2.105">
      <style:text-properties officeooo:rsid="00f8cebe" officeooo:paragraph-rsid="011883a7"/>
    </style:style>
    <style:style style:name="P192" style:family="paragraph" style:parent-style-name="Standard" style:list-style-name="Основная_20_нумерация_20_по_20_ГОСТ_20_2.105">
      <style:text-properties officeooo:rsid="01209be7" officeooo:paragraph-rsid="01209be7"/>
    </style:style>
    <style:style style:name="P193" style:family="paragraph" style:parent-style-name="Standard" style:list-style-name="Основная_20_нумерация_20_по_20_ГОСТ_20_2.105">
      <style:text-properties officeooo:rsid="01209be7" officeooo:paragraph-rsid="0122e93b"/>
    </style:style>
    <style:style style:name="P194" style:family="paragraph" style:parent-style-name="Standard" style:list-style-name="Основная_20_нумерация_20_по_20_ГОСТ_20_2.105">
      <style:text-properties officeooo:rsid="01209be7" officeooo:paragraph-rsid="0129b82b"/>
    </style:style>
    <style:style style:name="P195" style:family="paragraph" style:parent-style-name="Standard" style:list-style-name="Основная_20_нумерация_20_по_20_ГОСТ_20_2.105">
      <style:text-properties officeooo:rsid="011b8ebf" officeooo:paragraph-rsid="011b8ebf"/>
    </style:style>
    <style:style style:name="P196" style:family="paragraph" style:parent-style-name="Standard" style:list-style-name="Основная_20_нумерация_20_по_20_ГОСТ_20_2.105">
      <style:text-properties officeooo:rsid="011b8ebf" officeooo:paragraph-rsid="0122e93b"/>
    </style:style>
    <style:style style:name="P197" style:family="paragraph" style:parent-style-name="Standard" style:list-style-name="Основная_20_нумерация_20_по_20_ГОСТ_20_2.105">
      <style:text-properties fo:letter-spacing="-0.18mm" officeooo:rsid="011cce8b" officeooo:paragraph-rsid="011cce8b"/>
    </style:style>
    <style:style style:name="P198" style:family="paragraph" style:parent-style-name="Standard" style:list-style-name="Основная_20_нумерация_20_по_20_ГОСТ_20_2.105">
      <style:text-properties officeooo:rsid="011cce8b" officeooo:paragraph-rsid="011cce8b"/>
    </style:style>
    <style:style style:name="P199" style:family="paragraph" style:parent-style-name="Standard" style:list-style-name="Основная_20_нумерация_20_по_20_ГОСТ_20_2.105">
      <style:text-properties officeooo:rsid="011cce8b" officeooo:paragraph-rsid="012238cc"/>
    </style:style>
    <style:style style:name="P200" style:family="paragraph" style:parent-style-name="Standard" style:list-style-name="Основная_20_нумерация_20_по_20_ГОСТ_20_2.105">
      <style:text-properties officeooo:rsid="011cce8b" officeooo:paragraph-rsid="0122e93b"/>
    </style:style>
    <style:style style:name="P201" style:family="paragraph" style:parent-style-name="Standard" style:list-style-name="Основная_20_нумерация_20_по_20_ГОСТ_20_2.105">
      <style:text-properties officeooo:rsid="011cd0cb" officeooo:paragraph-rsid="011cd0cb"/>
    </style:style>
    <style:style style:name="P202" style:family="paragraph" style:parent-style-name="Standard" style:list-style-name="Основная_20_нумерация_20_по_20_ГОСТ_20_2.105">
      <style:text-properties officeooo:rsid="0122e93b" officeooo:paragraph-rsid="0122e93b"/>
    </style:style>
    <style:style style:name="P203" style:family="paragraph" style:parent-style-name="Standard" style:list-style-name="Основная_20_нумерация_20_по_20_ГОСТ_20_2.105">
      <style:text-properties fo:letter-spacing="-0.04mm" officeooo:rsid="011b1f51" officeooo:paragraph-rsid="0137c462"/>
    </style:style>
    <style:style style:name="P204" style:family="paragraph" style:parent-style-name="Standard" style:list-style-name="Основная_20_нумерация_20_по_20_ГОСТ_20_2.105">
      <style:text-properties officeooo:rsid="012abfc4" officeooo:paragraph-rsid="012abfc4"/>
    </style:style>
    <style:style style:name="P205" style:family="paragraph" style:parent-style-name="Standard" style:list-style-name="Основная_20_нумерация_20_по_20_ГОСТ_20_2.105">
      <style:text-properties officeooo:rsid="015322af" officeooo:paragraph-rsid="015322af"/>
    </style:style>
    <style:style style:name="P206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fo:color="#000000" loext:opacity="100%" style:text-outline="false" style:text-line-through-style="none" style:text-line-through-type="none" style:font-name="PT Astra Serif4" fo:font-size="12pt" fo:font-style="normal" fo:text-shadow="none" style:text-underline-style="none" fo:font-weight="normal" officeooo:rsid="015322af" style:font-size-asian="10.5pt" style:font-style-asian="normal" style:font-weight-asian="normal" style:text-rotation-angle="0" style:text-rotation-scale="line-height" style:text-emphasize="none"/>
    </style:style>
    <style:style style:name="P207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fo:color="#000000" loext:opacity="100%" style:text-outline="false" style:text-line-through-style="none" style:text-line-through-type="none" style:font-name="PT Astra Serif4" fo:font-size="12pt" fo:font-style="normal" fo:text-shadow="none" style:text-underline-style="none" fo:font-weight="normal" officeooo:rsid="01542689" officeooo:paragraph-rsid="01542689" style:font-size-asian="10.5pt" style:font-style-asian="normal" style:font-weight-asian="normal" style:text-rotation-angle="0" style:text-rotation-scale="line-height" style:text-emphasize="none"/>
    </style:style>
    <style:style style:name="P208" style:family="paragraph" style:parent-style-name="Table" style:master-page-name="Landscape">
      <style:paragraph-properties style:page-number="auto"/>
      <style:text-properties style:font-name="GOST type A" fo:font-size="11pt" fo:font-style="normal" officeooo:paragraph-rsid="009be5a5" style:font-size-asian="11.5500001907349pt" style:font-style-asian="normal" style:font-size-complex="13.1999998092651pt" style:font-style-complex="normal"/>
    </style:style>
    <style:style style:name="P209" style:family="paragraph" style:parent-style-name="Table" style:master-page-name="Standard">
      <style:paragraph-properties style:page-number="auto"/>
      <style:text-properties style:font-name="GOST type A" fo:font-size="11pt" fo:font-style="normal" officeooo:paragraph-rsid="009be5a5" style:font-size-asian="11.5500001907349pt" style:font-style-asian="normal" style:font-size-complex="13.1999998092651pt" style:font-style-complex="normal"/>
    </style:style>
    <style:style style:name="P210" style:family="paragraph" style:parent-style-name="Table_20_Contents">
      <style:text-properties style:font-name="PT Astra Serif4" fo:font-size="12pt" officeooo:rsid="015322af" officeooo:paragraph-rsid="015322af" style:font-size-asian="10.5pt" style:text-rotation-angle="0" style:text-rotation-scale="line-height"/>
    </style:style>
    <style:style style:name="P211" style:family="paragraph" style:parent-style-name="Table_20_Contents">
      <style:paragraph-properties fo:text-align="center" style:justify-single-word="false"/>
      <style:text-properties style:font-name="PT Astra Serif4" fo:font-size="12pt" officeooo:rsid="01542689" officeooo:paragraph-rsid="01542689" style:font-size-asian="10.5pt" style:text-rotation-angle="0" style:text-rotation-scale="line-height"/>
    </style:style>
    <style:style style:name="P212" style:family="paragraph" style:parent-style-name="Table_20_Contents">
      <style:text-properties officeooo:rsid="015357b5" officeooo:paragraph-rsid="015357b5"/>
    </style:style>
    <style:style style:name="P213" style:family="paragraph" style:parent-style-name="Table_20_Contents">
      <style:text-properties fo:color="#000000" loext:opacity="100%" style:text-outline="false" style:text-line-through-style="none" style:text-line-through-type="none" style:font-name="PT Astra Serif4" fo:font-size="12pt" fo:font-style="normal" fo:text-shadow="none" style:text-underline-style="none" fo:font-weight="normal" officeooo:rsid="015322af" style:font-size-asian="10.5pt" style:font-style-asian="normal" style:font-weight-asian="normal" style:text-rotation-angle="0" style:text-rotation-scale="line-height" style:text-emphasize="none"/>
    </style:style>
    <style:style style:name="P214" style:family="paragraph" style:parent-style-name="Table_20_Contents">
      <style:text-properties officeooo:rsid="01542689" officeooo:paragraph-rsid="01542689"/>
    </style:style>
    <style:style style:name="P215" style:family="paragraph" style:parent-style-name="Table_20_Contents">
      <style:paragraph-properties fo:text-align="center" style:justify-single-word="false"/>
      <style:text-properties officeooo:rsid="01542689" officeooo:paragraph-rsid="01542689"/>
    </style:style>
    <style:style style:name="P216" style:family="paragraph" style:parent-style-name="Table_20_Contents">
      <style:paragraph-properties fo:text-align="start" style:justify-single-word="false"/>
      <style:text-properties officeooo:rsid="01542689" officeooo:paragraph-rsid="01542689"/>
    </style:style>
    <style:style style:name="P217" style:family="paragraph" style:parent-style-name="Table_20_Contents">
      <style:paragraph-properties fo:text-align="center" style:justify-single-word="false"/>
      <style:text-properties fo:font-weight="bold" officeooo:rsid="015322af" officeooo:paragraph-rsid="015322af" style:font-weight-asian="bold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fo:font-weight="bold" officeooo:rsid="01542689" officeooo:paragraph-rsid="01542689" style:font-weight-asian="bold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0" style:family="paragraph" style:parent-style-name="Table_20_Contents">
      <style:paragraph-properties fo:text-align="center" style:justify-single-word="false"/>
    </style:style>
    <style:style style:name="P221" style:family="paragraph" style:parent-style-name="Table_20_Contents">
      <style:text-properties officeooo:paragraph-rsid="01542689"/>
    </style:style>
    <style:style style:name="P222" style:family="paragraph" style:parent-style-name="Table_20_Contents">
      <style:text-properties officeooo:rsid="01548561" officeooo:paragraph-rsid="01548561"/>
    </style:style>
    <style:style style:name="P223" style:family="paragraph" style:parent-style-name="Table_20_Contents">
      <style:text-properties officeooo:rsid="01548561" officeooo:paragraph-rsid="015612c6"/>
    </style:style>
    <style:style style:name="P224" style:family="paragraph" style:parent-style-name="Table_20_Contents">
      <style:text-properties officeooo:rsid="015612c6" officeooo:paragraph-rsid="015612c6"/>
    </style:style>
    <style:style style:name="P225" style:family="paragraph" style:parent-style-name="Table_20_Heading" style:list-style-name="Основная_20_нумерация_20_по_20_ГОСТ_20_2.105">
      <style:paragraph-properties fo:text-align="start" style:justify-single-word="false"/>
    </style:style>
    <style:style style:name="P226" style:family="paragraph" style:parent-style-name="Text_20_body" style:list-style-name="Основная_20_нумерация_20_по_20_ГОСТ_20_2.105">
      <style:text-properties fo:letter-spacing="-0.04mm" officeooo:rsid="011b1f51" officeooo:paragraph-rsid="014c22c5"/>
    </style:style>
    <style:style style:name="P227" style:family="paragraph" style:parent-style-name="Text_20_body" style:list-style-name="Основная_20_нумерация_20_по_20_ГОСТ_20_2.105">
      <style:text-properties fo:letter-spacing="-0.04mm" officeooo:rsid="011b1f51" officeooo:paragraph-rsid="011b1f51"/>
    </style:style>
    <style:style style:name="P228" style:family="paragraph" style:parent-style-name="Text_20_body" style:list-style-name="Основная_20_нумерация_20_по_20_ГОСТ_20_2.105">
      <style:text-properties fo:letter-spacing="-0.04mm" officeooo:rsid="011b1f51" officeooo:paragraph-rsid="011ef317"/>
    </style:style>
    <style:style style:name="P229" style:family="paragraph" style:parent-style-name="Text_20_body" style:list-style-name="Основная_20_нумерация_20_по_20_ГОСТ_20_2.105">
      <style:text-properties fo:letter-spacing="-0.04mm" officeooo:rsid="011b1f51" officeooo:paragraph-rsid="0122e93b"/>
    </style:style>
    <style:style style:name="P230" style:family="paragraph" style:parent-style-name="Text_20_body" style:list-style-name="Основная_20_нумерация_20_по_20_ГОСТ_20_2.105">
      <style:text-properties fo:letter-spacing="normal" officeooo:rsid="011b1f51" officeooo:paragraph-rsid="0129b82b"/>
    </style:style>
    <style:style style:name="P231" style:family="paragraph" style:parent-style-name="Text_20_body" style:master-page-name="А3_20_Форма_20_2а_20__5b_Альбомный_5d_">
      <style:paragraph-properties fo:line-height="150%" fo:text-align="justify" style:justify-single-word="false" fo:widows="2" style:page-number="auto"/>
      <style:text-properties officeooo:paragraph-rsid="00e79418"/>
    </style:style>
    <style:style style:name="P232" style:family="paragraph" style:parent-style-name="Text_20_body" style:list-style-name="Нумерация_20_приложений_20_по_20_ГОСТ_20_2.105">
      <style:paragraph-properties fo:break-before="page"/>
      <style:text-properties officeooo:paragraph-rsid="00e79418"/>
    </style:style>
    <style:style style:name="P233" style:family="paragraph" style:parent-style-name="Text_20_body">
      <style:text-properties officeooo:rsid="01542689" officeooo:paragraph-rsid="01542689"/>
    </style:style>
    <style:style style:name="P234" style:family="paragraph" style:parent-style-name="Text_20_body">
      <style:text-properties officeooo:rsid="01548561" officeooo:paragraph-rsid="01548561"/>
    </style:style>
    <style:style style:name="P235" style:family="paragraph" style:parent-style-name="Text_20_body">
      <style:text-properties officeooo:rsid="015612c6" officeooo:paragraph-rsid="015612c6"/>
    </style:style>
    <style:style style:name="P236" style:family="paragraph" style:parent-style-name="Нумерация_20_многоуровневая_20_ГОСТ" style:list-style-name="Основная_20_нумерация_20_по_20_ГОСТ_20_2.105">
      <style:text-properties officeooo:paragraph-rsid="00d96178"/>
    </style:style>
    <style:style style:name="P237" style:family="paragraph" style:parent-style-name="Нумерация_20_многоуровневая_20_ГОСТ" style:list-style-name="Основная_20_нумерация_20_по_20_ГОСТ_20_2.105">
      <style:text-properties officeooo:paragraph-rsid="014a25e6"/>
    </style:style>
    <style:style style:name="P238" style:family="paragraph" style:parent-style-name="Нумерация_20_многоуровневая_20_ГОСТ" style:list-style-name="Основная_20_нумерация_20_по_20_ГОСТ_20_2.105">
      <style:text-properties fo:letter-spacing="normal" officeooo:paragraph-rsid="014a25e6"/>
    </style:style>
    <style:style style:name="P239" style:family="paragraph" style:parent-style-name="Нумерация_20_многоуровневая_20_ГОСТ" style:list-style-name="Основная_20_нумерация_20_по_20_ГОСТ_20_2.105">
      <style:text-properties style:font-name="PT Astra Serif4" fo:font-size="14pt" fo:letter-spacing="-0.11mm" officeooo:rsid="00e25d49" officeooo:paragraph-rsid="014a25e6"/>
    </style:style>
    <style:style style:name="P240" style:family="paragraph" style:parent-style-name="Пункт_20_по_20_ГОСТ_20_2.105" style:list-style-name=""/>
    <style:style style:name="P241" style:family="paragraph" style:parent-style-name="Пункт_20_по_20_ГОСТ_20_2.105" style:list-style-name="">
      <style:text-properties officeooo:paragraph-rsid="00d5d57a"/>
    </style:style>
    <style:style style:name="P242" style:family="paragraph" style:parent-style-name="Пункт_20_по_20_ГОСТ_20_2.105" style:list-style-name="">
      <style:text-properties officeooo:paragraph-rsid="00d5112f"/>
    </style:style>
    <style:style style:name="P243" style:family="paragraph" style:parent-style-name="Пункт_20_по_20_ГОСТ_20_2.105" style:list-style-name="Основная_20_нумерация_20_по_20_ГОСТ_20_2.105"/>
    <style:style style:name="P244" style:family="paragraph" style:parent-style-name="Пункт_20_по_20_ГОСТ_20_2.105" style:list-style-name="Основная_20_нумерация_20_по_20_ГОСТ_20_2.105">
      <style:text-properties officeooo:paragraph-rsid="014a25e6"/>
    </style:style>
    <style:style style:name="P245" style:family="paragraph" style:parent-style-name="Пункт_20_по_20_ГОСТ_20_2.105" style:list-style-name="Основная_20_нумерация_20_по_20_ГОСТ_20_2.105">
      <style:text-properties officeooo:rsid="00e25d49" officeooo:paragraph-rsid="00e25d49"/>
    </style:style>
    <style:style style:name="P246" style:family="paragraph" style:parent-style-name="Пункт_20_по_20_ГОСТ_20_2.105" style:list-style-name="Основная_20_нумерация_20_по_20_ГОСТ_20_2.105">
      <style:paragraph-properties fo:text-align="center" style:justify-single-word="false"/>
      <style:text-properties style:text-underline-style="solid" style:text-underline-width="auto" style:text-underline-color="font-color" fo:font-weight="bold" officeooo:rsid="01131500" officeooo:paragraph-rsid="01131500" style:font-weight-asian="bold" style:font-weight-complex="bold"/>
    </style:style>
    <style:style style:name="P247" style:family="paragraph" style:parent-style-name="Пункт_20_по_20_ГОСТ_20_2.105" style:list-style-name="">
      <style:text-properties officeooo:rsid="00d570e3" officeooo:paragraph-rsid="00d570e3" fo:background-color="transparent"/>
    </style:style>
    <style:style style:name="P248" style:family="paragraph" style:parent-style-name="Пункт_20_по_20_ГОСТ_20_2.105" style:list-style-name="">
      <style:text-properties officeooo:rsid="00d5d57a" officeooo:paragraph-rsid="00d5d57a"/>
    </style:style>
    <style:style style:name="P249" style:family="paragraph" style:parent-style-name="Пункт_20_по_20_ГОСТ_20_2.105" style:list-style-name="" style:master-page-name="Форма_20_2_20__5b_Текст.Без_20_полей_5d_">
      <style:paragraph-properties style:page-number="auto" fo:break-before="page"/>
      <style:text-properties officeooo:rsid="00c4cc14" officeooo:paragraph-rsid="00c62dd4"/>
    </style:style>
    <style:style style:name="P250" style:family="paragraph" style:parent-style-name="Пункт_20_по_20_ГОСТ_20_2.105" style:list-style-name="Основная_20_нумерация_20_по_20_ГОСТ_20_2.105">
      <style:text-properties officeooo:rsid="015322af" officeooo:paragraph-rsid="015322af"/>
    </style:style>
    <style:style style:name="P251" style:family="paragraph" style:parent-style-name="Пункт_20_по_20_ГОСТ_20_2.105">
      <style:text-properties officeooo:rsid="01542689" officeooo:paragraph-rsid="01542689"/>
    </style:style>
    <style:style style:name="P252" style:family="paragraph" style:parent-style-name="Пункт_20_по_20_ГОСТ_20_2.105" style:list-style-name="Основная_20_нумерация_20_по_20_ГОСТ_20_2.105">
      <style:text-properties officeooo:rsid="01542689" officeooo:paragraph-rsid="01542689"/>
    </style:style>
    <style:style style:name="P253" style:family="paragraph" style:parent-style-name="Пункт_20_по_20_ГОСТ_20_2.105">
      <style:text-properties officeooo:rsid="01542689" officeooo:paragraph-rsid="01548561"/>
    </style:style>
    <style:style style:name="P254" style:family="paragraph">
      <style:paragraph-properties fo:text-align="center"/>
    </style:style>
    <style:style style:name="P255" style:family="paragraph">
      <loext:graphic-properties draw:fill="none" draw:fill-color="#ffffff"/>
      <style:paragraph-properties style:writing-mode="lr-tb"/>
      <style:text-properties style:font-name="PT Astra Serif" fo:font-size="14pt" style:font-size-asian="14pt" style:font-size-complex="14pt"/>
    </style:style>
    <style:style style:name="P256" style:family="paragraph">
      <loext:graphic-properties draw:fill="none"/>
      <style:paragraph-properties fo:text-align="center" style:writing-mode="lr-tb"/>
      <style:text-properties style:font-name="OpenGost Type A TT" fo:font-size="11.1000003814697pt" fo:letter-spacing="normal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P257" style:family="paragraph">
      <style:paragraph-properties fo:text-align="center" style:writing-mode="lr-tb"/>
    </style:style>
    <style:style style:name="P258" style:family="paragraph">
      <loext:graphic-properties draw:fill="none"/>
      <style:paragraph-properties fo:text-align="center" style:writing-mode="lr-tb"/>
      <style:text-properties style:font-name="OpenGost Type A TT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P259" style:family="paragraph">
      <style:paragraph-properties fo:text-align="start"/>
    </style:style>
    <style:style style:name="P260" style:family="paragraph">
      <loext:graphic-properties draw:fill="none"/>
      <style:paragraph-properties fo:text-align="start" style:writing-mode="lr-tb"/>
      <style:text-properties style:font-name="OpenGost Type A TT" fo:font-size="11.1000003814697pt" fo:letter-spacing="normal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P261" style:family="paragraph">
      <loext:graphic-properties draw:fill="none"/>
      <style:paragraph-properties fo:text-align="start" style:writing-mode="lr-tb"/>
      <style:text-properties style:font-name="OpenGost Type A TT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P262" style:family="paragraph">
      <loext:graphic-properties draw:fill="none"/>
      <style:paragraph-properties fo:text-align="start" style:writing-mode="lr-tb"/>
      <style:text-properties style:font-name="OpenGost Type A TT" fo:font-size="11pt" fo:letter-spacing="normal" fo:font-style="normal" fo:font-weight="250" style:letter-kerning="false" style:font-size-asian="11pt" style:font-style-asian="normal" style:font-size-complex="11pt" style:font-style-complex="normal" style:text-scale="100%"/>
    </style:style>
    <style:style style:name="P263" style:family="paragraph">
      <loext:graphic-properties draw:fill="none"/>
      <style:paragraph-properties fo:text-align="start" style:writing-mode="lr-tb"/>
      <style:text-properties style:font-name="OpenGost Type A TT" fo:font-size="11.1000003814697pt" fo:letter-spacing="normal" fo:font-style="normal" fo:font-weight="250" style:letter-kerning="false" style:font-size-asian="11.1000003814697pt" style:font-style-asian="normal" style:font-size-complex="11.1000003814697pt" style:font-style-complex="normal" style:text-scale="100%"/>
    </style:style>
    <style:style style:name="P264" style:family="paragraph">
      <loext:graphic-properties draw:fill="none"/>
      <style:paragraph-properties fo:text-align="start" style:writing-mode="lr-tb"/>
      <style:text-properties style:font-name="OpenGost Type A TT" fo:font-size="11.1999998092651pt" fo:letter-spacing="normal" fo:font-style="normal" style:letter-kerning="false" style:font-size-asian="11.3000001907349pt" style:font-style-asian="normal" style:font-size-complex="11.3000001907349pt" style:font-style-complex="normal" style:text-scale="100%"/>
    </style:style>
    <style:style style:name="P265" style:family="paragraph">
      <loext:graphic-properties draw:fill="none"/>
      <style:paragraph-properties fo:text-align="start" style:writing-mode="lr-tb"/>
      <style:text-properties style:font-name="OpenGost Type A TT" fo:font-size="11.1000003814697pt" fo:letter-spacing="-0.04mm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P266" style:family="paragraph">
      <loext:graphic-properties draw:fill="none"/>
      <style:paragraph-properties fo:text-align="start"/>
      <style:text-properties style:font-name="GOST type A1" fo:font-size="11pt" fo:letter-spacing="normal" fo:font-style="normal" fo:font-weight="250" style:letter-kerning="false" style:font-size-asian="11pt" style:font-style-asian="normal" style:font-size-complex="11pt" style:font-style-complex="normal" style:text-scale="100%"/>
    </style:style>
    <style:style style:name="P267" style:family="paragraph">
      <loext:graphic-properties draw:fill="none"/>
      <style:paragraph-properties fo:text-align="start" style:writing-mode="lr-tb"/>
      <style:text-properties style:font-name="OpenGost Type A TT2" fo:font-size="11.1000003814697pt" fo:letter-spacing="normal" fo:font-style="normal" fo:font-weight="normal" style:letter-kerning="false" style:font-size-asian="11pt" style:font-style-asian="normal" style:font-size-complex="11pt" style:font-style-complex="normal" style:text-scale="100%"/>
    </style:style>
    <style:style style:name="P268" style:family="paragraph">
      <loext:graphic-properties draw:fill="none"/>
      <style:paragraph-properties fo:text-align="center" style:writing-mode="lr-tb"/>
      <style:text-properties style:font-name="OpenGost Type A TT2" fo:font-size="11.1000003814697pt" fo:letter-spacing="normal" fo:font-style="normal" fo:font-weight="normal" style:letter-kerning="false" style:font-size-asian="11pt" style:font-style-asian="normal" style:font-size-complex="11pt" style:font-style-complex="normal" style:text-scale="100%"/>
    </style:style>
    <style:style style:name="P269" style:family="paragraph">
      <loext:graphic-properties draw:fill="none"/>
      <style:paragraph-properties fo:text-align="start" style:writing-mode="lr-tb"/>
      <style:text-properties style:font-name="GOST type B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P270" style:family="paragraph">
      <loext:graphic-properties draw:fill="none"/>
      <style:paragraph-properties fo:text-align="center" style:writing-mode="lr-tb"/>
      <style:text-properties style:font-name="GOST type B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P271" style:family="paragraph">
      <loext:graphic-properties draw:fill="none"/>
      <style:paragraph-properties fo:text-align="start" style:writing-mode="lr-tb"/>
      <style:text-properties style:font-name="GOST type A" fo:font-size="11pt" fo:letter-spacing="-0.04mm" fo:font-style="normal" style:letter-kerning="false" style:font-size-asian="11pt" style:font-style-asian="normal" style:font-size-complex="11pt" style:font-style-complex="normal" style:text-scale="100%"/>
    </style:style>
    <style:style style:name="P272" style:family="paragraph">
      <loext:graphic-properties draw:fill="none"/>
      <style:paragraph-properties fo:text-align="center" style:writing-mode="lr-tb"/>
      <style:text-properties style:font-name="GOST type A" fo:font-size="11pt" fo:letter-spacing="-0.04mm" fo:font-style="normal" style:font-size-asian="11pt" style:font-style-asian="normal" style:font-size-complex="11pt" style:font-style-complex="normal"/>
    </style:style>
    <style:style style:name="P273" style:family="paragraph">
      <loext:graphic-properties draw:fill="none"/>
      <style:paragraph-properties fo:text-align="center" style:writing-mode="lr-tb"/>
      <style:text-properties style:font-name="GOST type B" fo:font-size="11pt" fo:font-style="normal" style:font-size-asian="11pt" style:font-style-asian="normal" style:font-size-complex="11pt" style:font-style-complex="normal"/>
    </style:style>
    <style:style style:name="P274" style:family="paragraph">
      <style:paragraph-properties fo:line-height="95%" fo:text-align="center"/>
    </style:style>
    <style:style style:name="P275" style:family="paragraph">
      <loext:graphic-properties draw:fill="none"/>
      <style:paragraph-properties fo:line-height="95%" fo:text-align="center" style:writing-mode="lr-tb"/>
      <style:text-properties style:font-name="GOST type B" fo:font-size="11pt" fo:font-style="normal" style:font-size-asian="11pt" style:font-style-asian="normal" style:font-size-complex="11pt" style:font-style-complex="normal"/>
    </style:style>
    <style:style style:name="P276" style:family="paragraph">
      <loext:graphic-properties draw:fill="none"/>
      <style:paragraph-properties fo:text-align="center" style:writing-mode="lr-tb"/>
      <style:text-properties style:font-name="GOST type B" fo:font-size="16pt" fo:font-style="normal" style:font-size-asian="16pt" style:font-style-asian="normal" style:font-size-complex="16pt" style:font-style-complex="normal"/>
    </style:style>
    <style:style style:name="T1" style:family="text">
      <style:text-properties officeooo:rsid="0063cf7a"/>
    </style:style>
    <style:style style:name="T2" style:family="text">
      <style:text-properties fo:font-weight="250" officeooo:rsid="0063cf7a"/>
    </style:style>
    <style:style style:name="T3" style:family="text">
      <style:text-properties officeooo:rsid="00c29e1a"/>
    </style:style>
    <style:style style:name="T4" style:family="text">
      <style:text-properties officeooo:rsid="00c42afd"/>
    </style:style>
    <style:style style:name="T5" style:family="text">
      <style:text-properties officeooo:rsid="00c4cc14"/>
    </style:style>
    <style:style style:name="T6" style:family="text">
      <style:text-properties fo:letter-spacing="-0.07mm"/>
    </style:style>
    <style:style style:name="T7" style:family="text">
      <style:text-properties fo:letter-spacing="-0.07mm" officeooo:rsid="00c4cc14"/>
    </style:style>
    <style:style style:name="T8" style:family="text">
      <style:text-properties fo:letter-spacing="-0.07mm" officeooo:rsid="00c29e1a"/>
    </style:style>
    <style:style style:name="T9" style:family="text">
      <style:text-properties fo:letter-spacing="-0.07mm" officeooo:rsid="00d5d57a"/>
    </style:style>
    <style:style style:name="T10" style:family="text">
      <style:text-properties fo:letter-spacing="normal"/>
    </style:style>
    <style:style style:name="T11" style:family="text">
      <style:text-properties fo:letter-spacing="normal" officeooo:rsid="00c4cc14"/>
    </style:style>
    <style:style style:name="T12" style:family="text">
      <style:text-properties fo:letter-spacing="normal" officeooo:rsid="00cc0faa"/>
    </style:style>
    <style:style style:name="T13" style:family="text">
      <style:text-properties fo:letter-spacing="normal" officeooo:rsid="00d96178"/>
    </style:style>
    <style:style style:name="T14" style:family="text">
      <style:text-properties fo:letter-spacing="normal" officeooo:rsid="00e0269d"/>
    </style:style>
    <style:style style:name="T15" style:family="text">
      <style:text-properties fo:letter-spacing="normal" officeooo:rsid="00d5d57a"/>
    </style:style>
    <style:style style:name="T16" style:family="text">
      <style:text-properties fo:letter-spacing="normal" officeooo:rsid="00e25d49"/>
    </style:style>
    <style:style style:name="T17" style:family="text">
      <style:text-properties fo:letter-spacing="normal" officeooo:rsid="00ed31e2"/>
    </style:style>
    <style:style style:name="T18" style:family="text">
      <style:text-properties fo:letter-spacing="normal" officeooo:rsid="01131500"/>
    </style:style>
    <style:style style:name="T19" style:family="text">
      <style:text-properties fo:letter-spacing="normal" officeooo:rsid="00f1b3ef"/>
    </style:style>
    <style:style style:name="T20" style:family="text">
      <style:text-properties fo:letter-spacing="normal" officeooo:rsid="00ddbb8b"/>
    </style:style>
    <style:style style:name="T21" style:family="text">
      <style:text-properties fo:letter-spacing="normal" officeooo:rsid="01183726"/>
    </style:style>
    <style:style style:name="T22" style:family="text">
      <style:text-properties fo:letter-spacing="normal" officeooo:rsid="011b4866"/>
    </style:style>
    <style:style style:name="T23" style:family="text">
      <style:text-properties fo:letter-spacing="normal" officeooo:rsid="014a25e6"/>
    </style:style>
    <style:style style:name="T24" style:family="text">
      <style:text-properties fo:letter-spacing="normal" officeooo:rsid="00d96178" fo:background-color="transparent" loext:char-shading-value="0"/>
    </style:style>
    <style:style style:name="T25" style:family="text">
      <style:text-properties fo:letter-spacing="normal" officeooo:rsid="0150fe31" fo:background-color="transparent" loext:char-shading-value="0"/>
    </style:style>
    <style:style style:name="T26" style:family="text">
      <style:text-properties fo:letter-spacing="normal" officeooo:rsid="0151088f" fo:background-color="transparent" loext:char-shading-value="0"/>
    </style:style>
    <style:style style:name="T27" style:family="text">
      <style:text-properties officeooo:rsid="00c62dd4"/>
    </style:style>
    <style:style style:name="T28" style:family="text">
      <style:text-properties officeooo:rsid="00c6e309"/>
    </style:style>
    <style:style style:name="T29" style:family="text">
      <style:text-properties fo:font-size="14pt" fo:letter-spacing="normal" style:font-size-asian="14pt" style:font-size-complex="14pt"/>
    </style:style>
    <style:style style:name="T30" style:family="text">
      <style:text-properties fo:font-size="14pt" fo:letter-spacing="normal" officeooo:rsid="00d5112f" style:font-size-asian="14pt" style:font-size-complex="14pt"/>
    </style:style>
    <style:style style:name="T31" style:family="text">
      <style:text-properties fo:font-size="14pt" fo:letter-spacing="normal" officeooo:rsid="00f8cebe" style:font-size-asian="14pt" style:font-size-complex="14pt"/>
    </style:style>
    <style:style style:name="T32" style:family="text">
      <style:text-properties style:font-name="PT Astra Serif4"/>
    </style:style>
    <style:style style:name="T33" style:family="text">
      <style:text-properties style:font-name="PT Astra Serif4" fo:font-size="14pt"/>
    </style:style>
    <style:style style:name="T34" style:family="text">
      <style:text-properties style:font-name="PT Astra Serif4" fo:font-size="14pt" style:font-size-asian="12pt" style:font-size-complex="12pt"/>
    </style:style>
    <style:style style:name="T35" style:family="text">
      <style:text-properties style:font-name="PT Astra Serif4" fo:font-size="14pt" officeooo:rsid="00e25d49"/>
    </style:style>
    <style:style style:name="T36" style:family="text">
      <style:text-properties style:font-name="PT Astra Serif4" fo:font-size="14pt" fo:letter-spacing="-0.11mm" officeooo:rsid="00e25d49" fo:background-color="#ffa6a6" loext:char-shading-value="0" style:font-name-asian="Arial Unicode MS" style:font-name-complex="Tahoma1"/>
    </style:style>
    <style:style style:name="T37" style:family="text">
      <style:text-properties style:font-name="PT Astra Serif4" fo:font-size="14pt" fo:letter-spacing="-0.11mm" fo:background-color="transparent" loext:char-shading-value="0" style:font-name-asian="Arial Unicode MS" style:font-name-complex="Tahoma1"/>
    </style:style>
    <style:style style:name="T38" style:family="text">
      <style:text-properties style:font-name="PT Astra Serif4" fo:font-size="14pt" fo:letter-spacing="-0.11mm" officeooo:rsid="00e25d49" fo:background-color="transparent" loext:char-shading-value="0" style:font-name-asian="Arial Unicode MS" style:font-name-complex="Tahoma1"/>
    </style:style>
    <style:style style:name="T39" style:family="text">
      <style:text-properties style:font-name="PT Astra Serif4" fo:font-size="14pt" fo:letter-spacing="-0.11mm" officeooo:rsid="00e93536" fo:background-color="transparent" loext:char-shading-value="0" style:font-name-asian="Arial Unicode MS" style:font-name-complex="Tahoma1"/>
    </style:style>
    <style:style style:name="T40" style:family="text">
      <style:text-properties style:font-name="PT Astra Serif4" fo:font-size="14pt" fo:letter-spacing="-0.11mm" officeooo:rsid="010eff89" fo:background-color="transparent" loext:char-shading-value="0" style:font-name-asian="Arial Unicode MS" style:font-name-complex="Tahoma1"/>
    </style:style>
    <style:style style:name="T41" style:family="text">
      <style:text-properties style:font-name="PT Astra Serif4" fo:font-size="14pt" fo:letter-spacing="-0.11mm" officeooo:rsid="00e25d49" fo:background-color="#ffaa95" loext:char-shading-value="0" style:font-name-asian="Arial Unicode MS" style:font-name-complex="Tahoma1"/>
    </style:style>
    <style:style style:name="T42" style:family="text">
      <style:text-properties style:font-name="PT Astra Serif4" fo:font-size="14pt" officeooo:rsid="00ed31e2"/>
    </style:style>
    <style:style style:name="T43" style:family="text">
      <style:text-properties style:font-name="PT Astra Serif4" fo:font-size="14pt" officeooo:rsid="014a25e6"/>
    </style:style>
    <style:style style:name="T44" style:family="text">
      <style:text-properties style:font-name="PT Astra Serif4" fo:font-size="14pt" officeooo:rsid="014e890d"/>
    </style:style>
    <style:style style:name="T45" style:family="text">
      <style:text-properties style:font-name="PT Astra Serif4" officeooo:rsid="00d5112f" style:font-name-asian="Arial Unicode MS" style:font-name-complex="Tahoma1"/>
    </style:style>
    <style:style style:name="T46" style:family="text">
      <style:text-properties style:font-name="PT Astra Serif4" officeooo:rsid="00d5d57a" style:font-name-asian="Arial Unicode MS" style:font-name-complex="Tahoma1"/>
    </style:style>
    <style:style style:name="T47" style:family="text">
      <style:text-properties style:font-name="PT Astra Serif4" officeooo:rsid="00d96178"/>
    </style:style>
    <style:style style:name="T48" style:family="text">
      <style:text-properties style:font-name="PT Astra Serif4" officeooo:rsid="00c4cc14"/>
    </style:style>
    <style:style style:name="T49" style:family="text">
      <style:text-properties style:font-name="PT Astra Serif4" officeooo:rsid="00d5d57a"/>
    </style:style>
    <style:style style:name="T50" style:family="text">
      <style:text-properties style:font-name="PT Astra Serif4" fo:letter-spacing="-0.11mm" officeooo:rsid="00d5d57a"/>
    </style:style>
    <style:style style:name="T51" style:family="text">
      <style:text-properties style:font-name="PT Astra Serif4" fo:letter-spacing="-0.11mm" officeooo:rsid="00c4cc14"/>
    </style:style>
    <style:style style:name="T52" style:family="text">
      <style:text-properties style:font-name="PT Astra Serif4" fo:letter-spacing="-0.11mm" fo:background-color="transparent" loext:char-shading-value="0"/>
    </style:style>
    <style:style style:name="T53" style:family="text">
      <style:text-properties style:font-name="PT Astra Serif4" fo:letter-spacing="-0.11mm" fo:background-color="transparent" loext:char-shading-value="0" style:font-name-asian="Arial Unicode MS" style:font-name-complex="Tahoma1"/>
    </style:style>
    <style:style style:name="T54" style:family="text">
      <style:text-properties style:font-name="PT Astra Serif4" fo:letter-spacing="-0.11mm" officeooo:rsid="00e25d49" fo:background-color="transparent" loext:char-shading-value="0" style:font-name-asian="Arial Unicode MS" style:font-name-complex="Tahoma1"/>
    </style:style>
    <style:style style:name="T55" style:family="text">
      <style:text-properties style:font-name="PT Astra Serif4" fo:letter-spacing="-0.11mm" officeooo:rsid="00d96178" fo:background-color="transparent" loext:char-shading-value="0"/>
    </style:style>
    <style:style style:name="T56" style:family="text">
      <style:text-properties style:font-name="PT Astra Serif4" fo:letter-spacing="-0.11mm" officeooo:rsid="00d5d57a" fo:background-color="transparent" loext:char-shading-value="0"/>
    </style:style>
    <style:style style:name="T57" style:family="text">
      <style:text-properties style:font-name="PT Astra Serif4" fo:letter-spacing="-0.11mm" officeooo:rsid="00c4cc14" fo:background-color="transparent" loext:char-shading-value="0"/>
    </style:style>
    <style:style style:name="T58" style:family="text">
      <style:text-properties style:font-name="PT Astra Serif4" fo:letter-spacing="-0.11mm" officeooo:rsid="011b8ebf" fo:background-color="transparent" loext:char-shading-value="0"/>
    </style:style>
    <style:style style:name="T59" style:family="text">
      <style:text-properties style:font-name="PT Astra Serif4" fo:letter-spacing="-0.11mm" officeooo:rsid="011cce8b" fo:background-color="transparent" loext:char-shading-value="0"/>
    </style:style>
    <style:style style:name="T60" style:family="text">
      <style:text-properties style:font-name="PT Astra Serif4" fo:letter-spacing="-0.11mm" officeooo:rsid="01209be7" fo:background-color="transparent" loext:char-shading-value="0"/>
    </style:style>
    <style:style style:name="T61" style:family="text">
      <style:text-properties style:font-name="PT Astra Serif4" fo:letter-spacing="-0.11mm" officeooo:rsid="0122e93b" fo:background-color="transparent" loext:char-shading-value="0"/>
    </style:style>
    <style:style style:name="T62" style:family="text">
      <style:text-properties style:font-name="PT Astra Serif4" fo:letter-spacing="-0.11mm" officeooo:rsid="00d96178"/>
    </style:style>
    <style:style style:name="T63" style:family="text">
      <style:text-properties style:font-name="PT Astra Serif4" fo:letter-spacing="-0.11mm" fo:background-color="#ff6d6d" loext:char-shading-value="0"/>
    </style:style>
    <style:style style:name="T64" style:family="text">
      <style:text-properties style:font-name="PT Astra Serif4" fo:letter-spacing="-0.11mm" officeooo:rsid="011b8ebf" fo:background-color="#ff6d6d" loext:char-shading-value="0"/>
    </style:style>
    <style:style style:name="T65" style:family="text">
      <style:text-properties style:font-name="PT Astra Serif4" fo:letter-spacing="-0.11mm" officeooo:rsid="0122e93b"/>
    </style:style>
    <style:style style:name="T66" style:family="text">
      <style:text-properties style:font-name="PT Astra Serif4" fo:letter-spacing="-0.07mm" fo:background-color="transparent" loext:char-shading-value="0"/>
    </style:style>
    <style:style style:name="T67" style:family="text">
      <style:text-properties style:font-name="PT Astra Serif4" fo:letter-spacing="-0.07mm" officeooo:rsid="00ed31e2" fo:background-color="transparent" loext:char-shading-value="0"/>
    </style:style>
    <style:style style:name="T68" style:family="text">
      <style:text-properties style:font-name="PT Astra Serif4" fo:letter-spacing="-0.07mm" officeooo:rsid="00faab09" fo:background-color="transparent" loext:char-shading-value="0"/>
    </style:style>
    <style:style style:name="T69" style:family="text">
      <style:text-properties style:font-name="PT Astra Serif4" fo:letter-spacing="-0.07mm" officeooo:rsid="00e0269d" fo:background-color="transparent" loext:char-shading-value="0"/>
    </style:style>
    <style:style style:name="T70" style:family="text">
      <style:text-properties style:font-name="PT Astra Serif4" fo:letter-spacing="-0.07mm" officeooo:rsid="00d96178" fo:background-color="transparent" loext:char-shading-value="0"/>
    </style:style>
    <style:style style:name="T71" style:family="text">
      <style:text-properties style:font-name="PT Astra Serif4" fo:letter-spacing="-0.07mm" officeooo:rsid="011b8ebf" fo:background-color="transparent" loext:char-shading-value="0"/>
    </style:style>
    <style:style style:name="T72" style:family="text">
      <style:text-properties style:font-name="PT Astra Serif4" fo:letter-spacing="-0.07mm" officeooo:rsid="011cce8b" fo:background-color="transparent" loext:char-shading-value="0"/>
    </style:style>
    <style:style style:name="T73" style:family="text">
      <style:text-properties style:font-name="PT Astra Serif4" fo:letter-spacing="-0.07mm" officeooo:rsid="011f26fe" fo:background-color="transparent" loext:char-shading-value="0"/>
    </style:style>
    <style:style style:name="T74" style:family="text">
      <style:text-properties style:font-name="PT Astra Serif4" fo:letter-spacing="-0.07mm" officeooo:rsid="0122e93b" fo:background-color="transparent" loext:char-shading-value="0"/>
    </style:style>
    <style:style style:name="T75" style:family="text">
      <style:text-properties style:font-name="PT Astra Serif4" fo:letter-spacing="-0.07mm" officeooo:rsid="01209be7" fo:background-color="transparent" loext:char-shading-value="0"/>
    </style:style>
    <style:style style:name="T76" style:family="text">
      <style:text-properties style:font-name="PT Astra Serif4" fo:letter-spacing="-0.14mm" officeooo:rsid="00ed31e2" fo:background-color="transparent" loext:char-shading-value="0"/>
    </style:style>
    <style:style style:name="T77" style:family="text">
      <style:text-properties style:font-name="PT Astra Serif4" fo:letter-spacing="-0.14mm" officeooo:rsid="00f3586a" fo:background-color="transparent" loext:char-shading-value="0"/>
    </style:style>
    <style:style style:name="T78" style:family="text">
      <style:text-properties style:font-name="PT Astra Serif4" fo:letter-spacing="-0.14mm" officeooo:rsid="00faab09" fo:background-color="transparent" loext:char-shading-value="0"/>
    </style:style>
    <style:style style:name="T79" style:family="text">
      <style:text-properties style:font-name="PT Astra Serif4" fo:letter-spacing="-0.14mm" officeooo:rsid="0119b910" fo:background-color="transparent" loext:char-shading-value="0"/>
    </style:style>
    <style:style style:name="T80" style:family="text">
      <style:text-properties style:font-name="PT Astra Serif4" officeooo:rsid="00e25d49"/>
    </style:style>
    <style:style style:name="T81" style:family="text">
      <style:text-properties style:font-name="PT Astra Serif4" fo:background-color="transparent" loext:char-shading-value="0"/>
    </style:style>
    <style:style style:name="T82" style:family="text">
      <style:text-properties style:font-name="PT Astra Serif4" officeooo:rsid="00e25d49" fo:background-color="transparent" loext:char-shading-value="0"/>
    </style:style>
    <style:style style:name="T83" style:family="text">
      <style:text-properties style:font-name="PT Astra Serif4" officeooo:rsid="00e14346" fo:background-color="transparent" loext:char-shading-value="0"/>
    </style:style>
    <style:style style:name="T84" style:family="text">
      <style:text-properties style:font-name="PT Astra Serif4" officeooo:rsid="00faab09" fo:background-color="transparent" loext:char-shading-value="0"/>
    </style:style>
    <style:style style:name="T85" style:family="text">
      <style:text-properties style:font-name="PT Astra Serif4" officeooo:rsid="00d5d57a" fo:background-color="transparent" loext:char-shading-value="0"/>
    </style:style>
    <style:style style:name="T86" style:family="text">
      <style:text-properties style:font-name="PT Astra Serif4" officeooo:rsid="00d96178" fo:background-color="transparent" loext:char-shading-value="0"/>
    </style:style>
    <style:style style:name="T87" style:family="text">
      <style:text-properties style:font-name="PT Astra Serif4" officeooo:rsid="00ed31e2" fo:background-color="transparent" loext:char-shading-value="0"/>
    </style:style>
    <style:style style:name="T88" style:family="text">
      <style:text-properties style:font-name="PT Astra Serif4" officeooo:rsid="00fd8c59" fo:background-color="transparent" loext:char-shading-value="0"/>
    </style:style>
    <style:style style:name="T89" style:family="text">
      <style:text-properties style:font-name="PT Astra Serif4" officeooo:rsid="010fc212" fo:background-color="transparent" loext:char-shading-value="0"/>
    </style:style>
    <style:style style:name="T90" style:family="text">
      <style:text-properties style:font-name="PT Astra Serif4" officeooo:rsid="00dc226e" fo:background-color="transparent" loext:char-shading-value="0"/>
    </style:style>
    <style:style style:name="T91" style:family="text">
      <style:text-properties style:font-name="PT Astra Serif4" officeooo:rsid="011b1f51" fo:background-color="transparent" loext:char-shading-value="0"/>
    </style:style>
    <style:style style:name="T92" style:family="text">
      <style:text-properties style:font-name="PT Astra Serif4" officeooo:rsid="0122e93b" fo:background-color="transparent" loext:char-shading-value="0"/>
    </style:style>
    <style:style style:name="T93" style:family="text">
      <style:text-properties style:font-name="PT Astra Serif4" officeooo:rsid="00f66abc" fo:background-color="transparent" loext:char-shading-value="0"/>
    </style:style>
    <style:style style:name="T94" style:family="text">
      <style:text-properties style:font-name="PT Astra Serif4" officeooo:rsid="00fe953e" fo:background-color="transparent" loext:char-shading-value="0"/>
    </style:style>
    <style:style style:name="T95" style:family="text">
      <style:text-properties style:font-name="PT Astra Serif4" officeooo:rsid="00e25d49" fo:background-color="transparent" loext:char-shading-value="0" style:font-name-asian="Arial Unicode MS" style:font-name-complex="Tahoma1"/>
    </style:style>
    <style:style style:name="T96" style:family="text">
      <style:text-properties style:font-name="PT Astra Serif4" officeooo:rsid="01209be7" fo:background-color="transparent" loext:char-shading-value="0"/>
    </style:style>
    <style:style style:name="T97" style:family="text">
      <style:text-properties style:font-name="PT Astra Serif4" officeooo:rsid="011b8ebf" fo:background-color="transparent" loext:char-shading-value="0"/>
    </style:style>
    <style:style style:name="T98" style:family="text">
      <style:text-properties style:font-name="PT Astra Serif4" officeooo:rsid="012abfc4" fo:background-color="transparent" loext:char-shading-value="0"/>
    </style:style>
    <style:style style:name="T99" style:family="text">
      <style:text-properties style:font-name="PT Astra Serif4" officeooo:rsid="011f26fe" fo:background-color="transparent" loext:char-shading-value="0"/>
    </style:style>
    <style:style style:name="T100" style:family="text">
      <style:text-properties style:font-name="PT Astra Serif4" officeooo:rsid="012e6240" fo:background-color="transparent" loext:char-shading-value="0"/>
    </style:style>
    <style:style style:name="T101" style:family="text">
      <style:text-properties style:font-name="PT Astra Serif4" officeooo:rsid="012e9883" fo:background-color="transparent" loext:char-shading-value="0"/>
    </style:style>
    <style:style style:name="T102" style:family="text">
      <style:text-properties style:font-name="PT Astra Serif4" officeooo:rsid="012ea098" fo:background-color="transparent" loext:char-shading-value="0"/>
    </style:style>
    <style:style style:name="T103" style:family="text">
      <style:text-properties style:font-name="PT Astra Serif4" officeooo:rsid="01353b29" fo:background-color="transparent" loext:char-shading-value="0"/>
    </style:style>
    <style:style style:name="T104" style:family="text">
      <style:text-properties style:font-name="PT Astra Serif4" officeooo:rsid="013b141e" fo:background-color="transparent" loext:char-shading-value="0"/>
    </style:style>
    <style:style style:name="T105" style:family="text">
      <style:text-properties style:font-name="PT Astra Serif4" officeooo:rsid="0151088f" fo:background-color="transparent" loext:char-shading-value="0"/>
    </style:style>
    <style:style style:name="T106" style:family="text">
      <style:text-properties style:font-name="PT Astra Serif4" fo:letter-spacing="-0.04mm" fo:background-color="transparent" loext:char-shading-value="0"/>
    </style:style>
    <style:style style:name="T107" style:family="text">
      <style:text-properties style:font-name="PT Astra Serif4" fo:letter-spacing="-0.04mm" officeooo:rsid="00e25d49" fo:background-color="transparent" loext:char-shading-value="0"/>
    </style:style>
    <style:style style:name="T108" style:family="text">
      <style:text-properties style:font-name="PT Astra Serif4" fo:letter-spacing="-0.04mm" officeooo:rsid="00e14346" fo:background-color="transparent" loext:char-shading-value="0"/>
    </style:style>
    <style:style style:name="T109" style:family="text">
      <style:text-properties style:font-name="PT Astra Serif4" fo:letter-spacing="-0.04mm" officeooo:rsid="00ed31e2" fo:background-color="transparent" loext:char-shading-value="0"/>
    </style:style>
    <style:style style:name="T110" style:family="text">
      <style:text-properties style:font-name="PT Astra Serif4" fo:letter-spacing="-0.04mm" officeooo:rsid="00efc646" fo:background-color="transparent" loext:char-shading-value="0"/>
    </style:style>
    <style:style style:name="T111" style:family="text">
      <style:text-properties style:font-name="PT Astra Serif4" fo:letter-spacing="-0.04mm" officeooo:rsid="00defc7c" fo:background-color="transparent" loext:char-shading-value="0"/>
    </style:style>
    <style:style style:name="T112" style:family="text">
      <style:text-properties style:font-name="PT Astra Serif4" fo:letter-spacing="-0.04mm" officeooo:rsid="0119b910" fo:background-color="transparent" loext:char-shading-value="0"/>
    </style:style>
    <style:style style:name="T113" style:family="text">
      <style:text-properties style:font-name="PT Astra Serif4" fo:letter-spacing="-0.04mm" officeooo:rsid="011cce8b" fo:background-color="transparent" loext:char-shading-value="0"/>
    </style:style>
    <style:style style:name="T114" style:family="text">
      <style:text-properties style:font-name="PT Astra Serif4" fo:letter-spacing="-0.04mm" officeooo:rsid="00d5d57a" fo:background-color="transparent" loext:char-shading-value="0"/>
    </style:style>
    <style:style style:name="T115" style:family="text">
      <style:text-properties style:font-name="PT Astra Serif4" fo:letter-spacing="-0.04mm" officeooo:rsid="00faab09" fo:background-color="transparent" loext:char-shading-value="0"/>
    </style:style>
    <style:style style:name="T116" style:family="text">
      <style:text-properties style:font-name="PT Astra Serif4" fo:letter-spacing="-0.04mm" officeooo:rsid="011ef317" fo:background-color="transparent" loext:char-shading-value="0"/>
    </style:style>
    <style:style style:name="T117" style:family="text">
      <style:text-properties style:font-name="PT Astra Serif4" fo:letter-spacing="-0.04mm" officeooo:rsid="01209be7" fo:background-color="transparent" loext:char-shading-value="0"/>
    </style:style>
    <style:style style:name="T118" style:family="text">
      <style:text-properties style:font-name="PT Astra Serif4" fo:letter-spacing="-0.04mm" officeooo:rsid="00d96178" fo:background-color="transparent" loext:char-shading-value="0"/>
    </style:style>
    <style:style style:name="T119" style:family="text">
      <style:text-properties style:font-name="PT Astra Serif4" fo:letter-spacing="-0.04mm" officeooo:rsid="0122f262" fo:background-color="transparent" loext:char-shading-value="0"/>
    </style:style>
    <style:style style:name="T120" style:family="text">
      <style:text-properties style:font-name="PT Astra Serif4" fo:letter-spacing="-0.04mm" officeooo:rsid="011b8ebf" fo:background-color="transparent" loext:char-shading-value="0"/>
    </style:style>
    <style:style style:name="T121" style:family="text">
      <style:text-properties style:font-name="PT Astra Serif4" fo:letter-spacing="-0.04mm" officeooo:rsid="012abfc4" fo:background-color="transparent" loext:char-shading-value="0"/>
    </style:style>
    <style:style style:name="T122" style:family="text">
      <style:text-properties style:font-name="PT Astra Serif4" fo:letter-spacing="-0.04mm" officeooo:rsid="012cb934" fo:background-color="transparent" loext:char-shading-value="0"/>
    </style:style>
    <style:style style:name="T123" style:family="text">
      <style:text-properties style:font-name="PT Astra Serif4" fo:letter-spacing="-0.04mm" officeooo:rsid="012e6240" fo:background-color="transparent" loext:char-shading-value="0"/>
    </style:style>
    <style:style style:name="T124" style:family="text">
      <style:text-properties style:font-name="PT Astra Serif4" fo:letter-spacing="-0.04mm" officeooo:rsid="012e9883" fo:background-color="transparent" loext:char-shading-value="0"/>
    </style:style>
    <style:style style:name="T125" style:family="text">
      <style:text-properties style:font-name="PT Astra Serif4" fo:letter-spacing="-0.04mm" officeooo:rsid="01363062" fo:background-color="transparent" loext:char-shading-value="0"/>
    </style:style>
    <style:style style:name="T126" style:family="text">
      <style:text-properties style:font-name="PT Astra Serif4" fo:letter-spacing="-0.04mm" officeooo:rsid="013b141e" fo:background-color="transparent" loext:char-shading-value="0"/>
    </style:style>
    <style:style style:name="T127" style:family="text">
      <style:text-properties style:font-name="PT Astra Serif4" fo:letter-spacing="-0.04mm" officeooo:rsid="0150fe31" fo:background-color="transparent" loext:char-shading-value="0"/>
    </style:style>
    <style:style style:name="T128" style:family="text">
      <style:text-properties style:font-name="PT Astra Serif4" fo:letter-spacing="-0.04mm" officeooo:rsid="0151088f" fo:background-color="transparent" loext:char-shading-value="0"/>
    </style:style>
    <style:style style:name="T129" style:family="text">
      <style:text-properties style:font-name="PT Astra Serif4" fo:letter-spacing="normal" fo:background-color="transparent" loext:char-shading-value="0"/>
    </style:style>
    <style:style style:name="T130" style:family="text">
      <style:text-properties style:font-name="PT Astra Serif4" fo:letter-spacing="normal" officeooo:rsid="00e14346" fo:background-color="transparent" loext:char-shading-value="0"/>
    </style:style>
    <style:style style:name="T131" style:family="text">
      <style:text-properties style:font-name="PT Astra Serif4" fo:letter-spacing="normal" officeooo:rsid="00ed31e2" fo:background-color="transparent" loext:char-shading-value="0"/>
    </style:style>
    <style:style style:name="T132" style:family="text">
      <style:text-properties style:font-name="PT Astra Serif4" fo:letter-spacing="normal" officeooo:rsid="00d96178" fo:background-color="transparent" loext:char-shading-value="0"/>
    </style:style>
    <style:style style:name="T133" style:family="text">
      <style:text-properties style:font-name="PT Astra Serif4" fo:letter-spacing="normal" officeooo:rsid="00faab09" fo:background-color="transparent" loext:char-shading-value="0"/>
    </style:style>
    <style:style style:name="T134" style:family="text">
      <style:text-properties style:font-name="PT Astra Serif4" fo:letter-spacing="normal" officeooo:rsid="010fc212" fo:background-color="transparent" loext:char-shading-value="0"/>
    </style:style>
    <style:style style:name="T135" style:family="text">
      <style:text-properties style:font-name="PT Astra Serif4" fo:letter-spacing="normal" officeooo:rsid="01154e3e" fo:background-color="transparent" loext:char-shading-value="0"/>
    </style:style>
    <style:style style:name="T136" style:family="text">
      <style:text-properties style:font-name="PT Astra Serif4" fo:letter-spacing="normal" officeooo:rsid="01176d4a" fo:background-color="transparent" loext:char-shading-value="0"/>
    </style:style>
    <style:style style:name="T137" style:family="text">
      <style:text-properties style:font-name="PT Astra Serif4" fo:letter-spacing="normal" officeooo:rsid="011b1f51" fo:background-color="transparent" loext:char-shading-value="0"/>
    </style:style>
    <style:style style:name="T138" style:family="text">
      <style:text-properties style:font-name="PT Astra Serif4" fo:letter-spacing="normal" officeooo:rsid="00d5d57a" fo:background-color="transparent" loext:char-shading-value="0"/>
    </style:style>
    <style:style style:name="T139" style:family="text">
      <style:text-properties style:font-name="PT Astra Serif4" fo:letter-spacing="normal" officeooo:rsid="00f1b3ef" fo:background-color="transparent" loext:char-shading-value="0"/>
    </style:style>
    <style:style style:name="T140" style:family="text">
      <style:text-properties style:font-name="PT Astra Serif4" fo:letter-spacing="normal" officeooo:rsid="00ddbb8b" fo:background-color="transparent" loext:char-shading-value="0"/>
    </style:style>
    <style:style style:name="T141" style:family="text">
      <style:text-properties style:font-name="PT Astra Serif4" fo:letter-spacing="normal" officeooo:rsid="00f3586a" fo:background-color="transparent" loext:char-shading-value="0"/>
    </style:style>
    <style:style style:name="T142" style:family="text">
      <style:text-properties style:font-name="PT Astra Serif4" fo:letter-spacing="normal" officeooo:rsid="00e0269d" fo:background-color="transparent" loext:char-shading-value="0"/>
    </style:style>
    <style:style style:name="T143" style:family="text">
      <style:text-properties style:font-name="PT Astra Serif4" fo:letter-spacing="normal" officeooo:rsid="00c4cc14" fo:background-color="transparent" loext:char-shading-value="0"/>
    </style:style>
    <style:style style:name="T144" style:family="text">
      <style:text-properties style:font-name="PT Astra Serif4" fo:letter-spacing="normal" officeooo:rsid="011cce8b" fo:background-color="transparent" loext:char-shading-value="0"/>
    </style:style>
    <style:style style:name="T145" style:family="text">
      <style:text-properties style:font-name="PT Astra Serif4" fo:letter-spacing="normal" officeooo:rsid="011f26fe" fo:background-color="transparent" loext:char-shading-value="0"/>
    </style:style>
    <style:style style:name="T146" style:family="text">
      <style:text-properties style:font-name="PT Astra Serif4" fo:letter-spacing="normal" officeooo:rsid="0122e93b" fo:background-color="transparent" loext:char-shading-value="0"/>
    </style:style>
    <style:style style:name="T147" style:family="text">
      <style:text-properties style:font-name="PT Astra Serif4" fo:letter-spacing="normal" officeooo:rsid="012e6240" fo:background-color="transparent" loext:char-shading-value="0"/>
    </style:style>
    <style:style style:name="T148" style:family="text">
      <style:text-properties style:font-name="PT Astra Serif4" fo:letter-spacing="normal" fo:background-color="#ff6d6d" loext:char-shading-value="0"/>
    </style:style>
    <style:style style:name="T149" style:family="text">
      <style:text-properties style:font-name="PT Astra Serif4" fo:letter-spacing="normal" officeooo:rsid="00d96178"/>
    </style:style>
    <style:style style:name="T150" style:family="text">
      <style:text-properties style:font-name="PT Astra Serif4" fo:letter-spacing="normal" officeooo:rsid="00ddbb8b"/>
    </style:style>
    <style:style style:name="T151" style:family="text">
      <style:text-properties style:font-name="PT Astra Serif4" fo:letter-spacing="normal" officeooo:rsid="00ed31e2"/>
    </style:style>
    <style:style style:name="T152" style:family="text">
      <style:text-properties style:font-name="PT Astra Serif4" fo:letter-spacing="normal" officeooo:rsid="00f3586a"/>
    </style:style>
    <style:style style:name="T153" style:family="text">
      <style:text-properties style:font-name="PT Astra Serif4" fo:letter-spacing="normal" officeooo:rsid="00e0269d"/>
    </style:style>
    <style:style style:name="T154" style:family="text">
      <style:text-properties style:font-name="PT Astra Serif4" fo:letter-spacing="normal" officeooo:rsid="00dc226e"/>
    </style:style>
    <style:style style:name="T155" style:family="text">
      <style:text-properties style:font-name="PT Astra Serif4" fo:letter-spacing="normal" officeooo:rsid="011883a7"/>
    </style:style>
    <style:style style:name="T156" style:family="text">
      <style:text-properties style:font-name="PT Astra Serif4" fo:letter-spacing="normal" officeooo:rsid="00d5d57a"/>
    </style:style>
    <style:style style:name="T157" style:family="text">
      <style:text-properties style:font-name="PT Astra Serif4" fo:letter-spacing="-0.18mm" officeooo:rsid="00e25d49"/>
    </style:style>
    <style:style style:name="T158" style:family="text">
      <style:text-properties style:font-name="PT Astra Serif4" fo:letter-spacing="-0.18mm" officeooo:rsid="00e25d49" fo:background-color="transparent" loext:char-shading-value="0"/>
    </style:style>
    <style:style style:name="T159" style:family="text">
      <style:text-properties style:font-name="PT Astra Serif4" fo:letter-spacing="-0.18mm" officeooo:rsid="00e14346" fo:background-color="transparent" loext:char-shading-value="0"/>
    </style:style>
    <style:style style:name="T160" style:family="text">
      <style:text-properties style:font-name="PT Astra Serif4" fo:letter-spacing="-0.18mm" officeooo:rsid="00ed31e2" fo:background-color="transparent" loext:char-shading-value="0"/>
    </style:style>
    <style:style style:name="T161" style:family="text">
      <style:text-properties style:font-name="PT Astra Serif4" fo:letter-spacing="-0.18mm" officeooo:rsid="00fe953e" fo:background-color="transparent" loext:char-shading-value="0"/>
    </style:style>
    <style:style style:name="T162" style:family="text">
      <style:text-properties style:font-name="PT Astra Serif4" fo:language="zxx" fo:country="none" officeooo:rsid="00d96178" style:language-asian="zxx" style:country-asian="none" style:language-complex="zxx" style:country-complex="none" style:text-rotation-angle="0" style:text-rotation-scale="line-height"/>
    </style:style>
    <style:style style:name="T163" style:family="text">
      <style:text-properties style:font-name="PT Astra Serif4" fo:language="zxx" fo:country="none" officeooo:rsid="00efc4ab" style:language-asian="zxx" style:country-asian="none" style:language-complex="zxx" style:country-complex="none" style:text-rotation-angle="0" style:text-rotation-scale="line-height"/>
    </style:style>
    <style:style style:name="T164" style:family="text">
      <style:text-properties style:font-name="PT Astra Serif4" officeooo:rsid="00faab09"/>
    </style:style>
    <style:style style:name="T165" style:family="text">
      <style:text-properties style:font-name="PT Astra Serif4" officeooo:rsid="0117fb5c"/>
    </style:style>
    <style:style style:name="T166" style:family="text">
      <style:text-properties style:font-name="PT Astra Serif4" officeooo:rsid="01183726"/>
    </style:style>
    <style:style style:name="T167" style:family="text">
      <style:text-properties style:font-name="PT Astra Serif4" officeooo:rsid="011db4ce"/>
    </style:style>
    <style:style style:name="T168" style:family="text">
      <style:text-properties officeooo:rsid="00c74fee"/>
    </style:style>
    <style:style style:name="T169" style:family="text">
      <style:text-properties fo:background-color="#ffa6a6" loext:char-shading-value="0"/>
    </style:style>
    <style:style style:name="T170" style:family="text">
      <style:text-properties officeooo:rsid="00c42afd" fo:background-color="#ffa6a6" loext:char-shading-value="0"/>
    </style:style>
    <style:style style:name="T171" style:family="text">
      <style:text-properties officeooo:rsid="00c29e1a" fo:background-color="#ffa6a6" loext:char-shading-value="0"/>
    </style:style>
    <style:style style:name="T172" style:family="text">
      <style:text-properties officeooo:rsid="010d8643" fo:background-color="#ffa6a6" loext:char-shading-value="0"/>
    </style:style>
    <style:style style:name="T173" style:family="text">
      <style:text-properties officeooo:rsid="00c91d66"/>
    </style:style>
    <style:style style:name="T174" style:family="text">
      <style:text-properties officeooo:rsid="00cc0faa"/>
    </style:style>
    <style:style style:name="T175" style:family="text">
      <style:text-properties officeooo:rsid="00cf095e"/>
    </style:style>
    <style:style style:name="T176" style:family="text">
      <style:text-properties officeooo:rsid="00d022c8"/>
    </style:style>
    <style:style style:name="T177" style:family="text">
      <style:text-properties officeooo:rsid="00d06ff1"/>
    </style:style>
    <style:style style:name="T178" style:family="text">
      <style:text-properties fo:letter-spacing="-0.11mm"/>
    </style:style>
    <style:style style:name="T179" style:family="text">
      <style:text-properties fo:letter-spacing="-0.11mm" officeooo:rsid="00dc226e"/>
    </style:style>
    <style:style style:name="T180" style:family="text">
      <style:text-properties fo:letter-spacing="-0.11mm" fo:background-color="transparent" loext:char-shading-value="0"/>
    </style:style>
    <style:style style:name="T181" style:family="text">
      <style:text-properties fo:letter-spacing="-0.11mm" officeooo:rsid="00e79418" fo:background-color="transparent" loext:char-shading-value="0"/>
    </style:style>
    <style:style style:name="T182" style:family="text">
      <style:text-properties fo:letter-spacing="-0.11mm" officeooo:rsid="00e25d49" fo:background-color="transparent" loext:char-shading-value="0"/>
    </style:style>
    <style:style style:name="T183" style:family="text">
      <style:text-properties fo:letter-spacing="-0.11mm" officeooo:rsid="00e25d49"/>
    </style:style>
    <style:style style:name="T184" style:family="text">
      <style:text-properties fo:letter-spacing="-0.11mm" officeooo:rsid="00d5d57a"/>
    </style:style>
    <style:style style:name="T185" style:family="text">
      <style:text-properties fo:letter-spacing="-0.11mm" officeooo:rsid="00c4cc14"/>
    </style:style>
    <style:style style:name="T186" style:family="text">
      <style:text-properties fo:letter-spacing="-0.11mm" officeooo:rsid="00e79418"/>
    </style:style>
    <style:style style:name="T187" style:family="text">
      <style:text-properties fo:letter-spacing="-0.11mm" officeooo:rsid="00ed31e2"/>
    </style:style>
    <style:style style:name="T188" style:family="text">
      <style:text-properties fo:letter-spacing="-0.11mm" officeooo:rsid="00faab09"/>
    </style:style>
    <style:style style:name="T189" style:family="text">
      <style:text-properties fo:letter-spacing="-0.11mm" officeooo:rsid="01183726"/>
    </style:style>
    <style:style style:name="T190" style:family="text">
      <style:text-properties officeooo:rsid="00d3caaa"/>
    </style:style>
    <style:style style:name="T191" style:family="text">
      <style:text-properties fo:font-size="12pt" officeooo:rsid="00e0269d" style:font-size-asian="12pt" style:font-size-complex="12pt"/>
    </style:style>
    <style:style style:name="T192" style:family="text">
      <style:text-properties officeooo:rsid="00d5112f"/>
    </style:style>
    <style:style style:name="T193" style:family="text">
      <style:text-properties style:font-name="PT Astra Serif1" fo:font-size="14pt" fo:letter-spacing="normal" fo:font-weight="bold" officeooo:rsid="00d5112f" style:font-name-asian="DejaVu Sans" style:font-size-asian="14pt" style:font-weight-asian="bold" style:font-name-complex="DejaVu Sans" style:font-size-complex="14pt" style:font-weight-complex="bold"/>
    </style:style>
    <style:style style:name="T194" style:family="text">
      <style:text-properties style:font-name="PT Astra Serif3"/>
    </style:style>
    <style:style style:name="T195" style:family="text">
      <style:text-properties style:font-name="PT Astra Serif3" officeooo:rsid="00d5112f" style:font-name-asian="PT Astra Serif3" style:font-name-complex="PT Astra Serif3"/>
    </style:style>
    <style:style style:name="T196" style:family="text">
      <style:text-properties style:font-name="PT Astra Serif3" officeooo:rsid="00d5d57a"/>
    </style:style>
    <style:style style:name="T197" style:family="text">
      <style:text-properties style:font-name="PT Astra Serif3" officeooo:rsid="00defc7c"/>
    </style:style>
    <style:style style:name="T198" style:family="text">
      <style:text-properties style:font-name="PT Astra Serif3" fo:background-color="transparent" loext:char-shading-value="0"/>
    </style:style>
    <style:style style:name="T199" style:family="text">
      <style:text-properties style:font-name="PT Astra Serif3" officeooo:rsid="00d5d57a" fo:background-color="transparent" loext:char-shading-value="0"/>
    </style:style>
    <style:style style:name="T200" style:family="text">
      <style:text-properties style:font-name="PT Astra Serif3" officeooo:rsid="00defc7c" fo:background-color="transparent" loext:char-shading-value="0"/>
    </style:style>
    <style:style style:name="T201" style:family="text">
      <style:text-properties style:font-name="PT Astra Serif3" officeooo:rsid="00faab09" fo:background-color="transparent" loext:char-shading-value="0"/>
    </style:style>
    <style:style style:name="T202" style:family="text">
      <style:text-properties style:font-name="PT Astra Serif3" officeooo:rsid="0119b910" fo:background-color="transparent" loext:char-shading-value="0"/>
    </style:style>
    <style:style style:name="T203" style:family="text">
      <style:text-properties style:font-name="PT Astra Serif3" officeooo:rsid="011cce8b" fo:background-color="transparent" loext:char-shading-value="0"/>
    </style:style>
    <style:style style:name="T204" style:family="text">
      <style:text-properties style:font-name="PT Astra Serif3" officeooo:rsid="012e9883" fo:background-color="transparent" loext:char-shading-value="0"/>
    </style:style>
    <style:style style:name="T205" style:family="text">
      <style:text-properties style:font-name="PT Astra Serif3" fo:letter-spacing="-0.11mm" fo:background-color="transparent" loext:char-shading-value="0" style:font-name-asian="PT Astra Serif3" style:font-name-complex="PT Astra Serif3"/>
    </style:style>
    <style:style style:name="T206" style:family="text">
      <style:text-properties style:font-name="PT Astra Serif3" fo:letter-spacing="-0.11mm" officeooo:rsid="00e25d49" fo:background-color="transparent" loext:char-shading-value="0" style:font-name-asian="PT Astra Serif3" style:font-name-complex="PT Astra Serif3"/>
    </style:style>
    <style:style style:name="T207" style:family="text">
      <style:text-properties style:font-name="PT Astra Serif3" fo:letter-spacing="-0.04mm" fo:background-color="transparent" loext:char-shading-value="0"/>
    </style:style>
    <style:style style:name="T208" style:family="text">
      <style:text-properties style:font-name="PT Astra Serif3" fo:letter-spacing="-0.04mm" officeooo:rsid="00efc646" fo:background-color="transparent" loext:char-shading-value="0"/>
    </style:style>
    <style:style style:name="T209" style:family="text">
      <style:text-properties style:font-name="PT Astra Serif3" fo:letter-spacing="-0.04mm" officeooo:rsid="00d5d57a" fo:background-color="transparent" loext:char-shading-value="0"/>
    </style:style>
    <style:style style:name="T210" style:family="text">
      <style:text-properties style:font-name="PT Astra Serif3" fo:letter-spacing="-0.04mm" officeooo:rsid="00defc7c" fo:background-color="transparent" loext:char-shading-value="0"/>
    </style:style>
    <style:style style:name="T211" style:family="text">
      <style:text-properties style:font-name="PT Astra Serif3" fo:letter-spacing="-0.04mm" officeooo:rsid="0119b910" fo:background-color="transparent" loext:char-shading-value="0"/>
    </style:style>
    <style:style style:name="T212" style:family="text">
      <style:text-properties style:font-name="PT Astra Serif3" fo:letter-spacing="-0.04mm" officeooo:rsid="011b8ebf" fo:background-color="transparent" loext:char-shading-value="0"/>
    </style:style>
    <style:style style:name="T213" style:family="text">
      <style:text-properties style:font-name="PT Astra Serif3" fo:letter-spacing="-0.04mm" officeooo:rsid="011cce8b" fo:background-color="transparent" loext:char-shading-value="0"/>
    </style:style>
    <style:style style:name="T214" style:family="text">
      <style:text-properties style:font-name="PT Astra Serif3" fo:letter-spacing="-0.04mm" officeooo:rsid="0122e93b" fo:background-color="transparent" loext:char-shading-value="0"/>
    </style:style>
    <style:style style:name="T215" style:family="text">
      <style:text-properties style:font-name="PT Astra Serif3" fo:letter-spacing="-0.04mm" officeooo:rsid="012abfc4" fo:background-color="transparent" loext:char-shading-value="0"/>
    </style:style>
    <style:style style:name="T216" style:family="text">
      <style:text-properties style:font-name="PT Astra Serif3" fo:letter-spacing="-0.04mm" fo:background-color="#ff6d6d" loext:char-shading-value="0"/>
    </style:style>
    <style:style style:name="T217" style:family="text">
      <style:text-properties style:font-name="PT Astra Serif3" officeooo:rsid="010fc212"/>
    </style:style>
    <style:style style:name="T218" style:family="text">
      <style:text-properties style:font-name="PT Astra Serif3" fo:letter-spacing="normal" fo:background-color="transparent" loext:char-shading-value="0"/>
    </style:style>
    <style:style style:name="T219" style:family="text">
      <style:text-properties style:font-name="PT Astra Serif3" fo:letter-spacing="normal" officeooo:rsid="00d5d57a" fo:background-color="transparent" loext:char-shading-value="0"/>
    </style:style>
    <style:style style:name="T220" style:family="text">
      <style:text-properties style:font-name="PT Astra Serif3" fo:letter-spacing="normal" officeooo:rsid="011b8ebf" fo:background-color="transparent" loext:char-shading-value="0"/>
    </style:style>
    <style:style style:name="T221" style:family="text">
      <style:text-properties style:font-name="PT Astra Serif3" fo:letter-spacing="normal" officeooo:rsid="00d5d57a"/>
    </style:style>
    <style:style style:name="T222" style:family="text">
      <style:text-properties style:font-name="PT Astra Serif3" officeooo:rsid="0119b910"/>
    </style:style>
    <style:style style:name="T223" style:family="text">
      <style:text-properties style:font-name="PT Astra Serif3" officeooo:rsid="011db4ce"/>
    </style:style>
    <style:style style:name="T224" style:family="text">
      <style:text-properties officeooo:rsid="00cd20df"/>
    </style:style>
    <style:style style:name="T225" style:family="text">
      <style:text-properties officeooo:rsid="00d570e3"/>
    </style:style>
    <style:style style:name="T226" style:family="text">
      <style:text-properties officeooo:rsid="00d5d57a"/>
    </style:style>
    <style:style style:name="T227" style:family="text">
      <style:text-properties fo:color="#c9211e" loext:opacity="100%" fo:letter-spacing="-0.11mm" officeooo:rsid="00d5d57a" fo:background-color="transparent" loext:char-shading-value="0"/>
    </style:style>
    <style:style style:name="T228" style:family="text">
      <style:text-properties fo:color="#c9211e" loext:opacity="100%" fo:letter-spacing="-0.11mm" officeooo:rsid="00ca4d9f" fo:background-color="transparent" loext:char-shading-value="0"/>
    </style:style>
    <style:style style:name="T229" style:family="text">
      <style:text-properties style:use-window-font-color="true" loext:opacity="0%" style:font-name="PT Astra Serif4" fo:font-size="14pt" officeooo:rsid="00cf095e" style:font-size-asian="14pt" style:font-size-complex="14pt" style:text-rotation-angle="0" style:text-rotation-scale="line-height"/>
    </style:style>
    <style:style style:name="T230" style:family="text">
      <style:text-properties officeooo:rsid="00d7a0cd"/>
    </style:style>
    <style:style style:name="T231" style:family="text">
      <style:text-properties officeooo:rsid="00d96178"/>
    </style:style>
    <style:style style:name="T232" style:family="text">
      <style:text-properties fo:letter-spacing="-0.04mm" officeooo:rsid="00c4cc14"/>
    </style:style>
    <style:style style:name="T233" style:family="text">
      <style:text-properties fo:letter-spacing="-0.04mm" officeooo:rsid="00c62dd4"/>
    </style:style>
    <style:style style:name="T234" style:family="text">
      <style:text-properties fo:letter-spacing="-0.04mm" officeooo:rsid="00e25d49"/>
    </style:style>
    <style:style style:name="T235" style:family="text">
      <style:text-properties fo:letter-spacing="-0.04mm" officeooo:rsid="00c29e1a"/>
    </style:style>
    <style:style style:name="T236" style:family="text">
      <style:text-properties officeooo:rsid="00da2a29"/>
    </style:style>
    <style:style style:name="T237" style:family="text">
      <style:text-properties officeooo:rsid="00dc226e"/>
    </style:style>
    <style:style style:name="T238" style:family="text">
      <style:text-properties officeooo:rsid="00ddbb8b"/>
    </style:style>
    <style:style style:name="T239" style:family="text">
      <style:text-properties officeooo:rsid="0119b910" fo:background-color="#ff3838" loext:char-shading-value="0"/>
    </style:style>
    <style:style style:name="T240" style:family="text">
      <style:text-properties fo:color="#000080" loext:opacity="100%" style:font-name="PT Astra Serif4" fo:font-size="12pt" fo:language="zxx" fo:country="none" style:text-underline-style="solid" style:text-underline-width="auto" style:text-underline-color="font-color" officeooo:rsid="00e0269d" style:font-size-asian="12pt" style:language-asian="zxx" style:country-asian="none" style:font-size-complex="12pt" style:language-complex="zxx" style:country-complex="none" style:text-rotation-angle="0" style:text-rotation-scale="line-height"/>
    </style:style>
    <style:style style:name="T241" style:family="text">
      <style:text-properties officeooo:rsid="00e25d49"/>
    </style:style>
    <style:style style:name="T242" style:family="text">
      <style:text-properties fo:background-color="transparent" loext:char-shading-value="0"/>
    </style:style>
    <style:style style:name="T243" style:family="text">
      <style:text-properties officeooo:rsid="010eff89" fo:background-color="transparent" loext:char-shading-value="0"/>
    </style:style>
    <style:style style:name="T244" style:family="text">
      <style:text-properties officeooo:rsid="00defc7c" fo:background-color="transparent" loext:char-shading-value="0"/>
    </style:style>
    <style:style style:name="T245" style:family="text">
      <style:text-properties officeooo:rsid="0119b910" fo:background-color="transparent" loext:char-shading-value="0"/>
    </style:style>
    <style:style style:name="T246" style:family="text">
      <style:text-properties officeooo:rsid="00e25d49" fo:background-color="transparent" loext:char-shading-value="0"/>
    </style:style>
    <style:style style:name="T247" style:family="text">
      <style:text-properties officeooo:rsid="0122e93b" fo:background-color="transparent" loext:char-shading-value="0"/>
    </style:style>
    <style:style style:name="T248" style:family="text">
      <style:text-properties officeooo:rsid="00d96178" fo:background-color="transparent" loext:char-shading-value="0"/>
    </style:style>
    <style:style style:name="T249" style:family="text">
      <style:text-properties officeooo:rsid="00e35599"/>
    </style:style>
    <style:style style:name="T250" style:family="text">
      <style:text-properties officeooo:rsid="00ca4d9f"/>
    </style:style>
    <style:style style:name="T251" style:family="text">
      <style:text-properties officeooo:rsid="00e6c2d3"/>
    </style:style>
    <style:style style:name="T252" style:family="text">
      <style:text-properties officeooo:rsid="00defc7c"/>
    </style:style>
    <style:style style:name="T253" style:family="text">
      <style:text-properties officeooo:rsid="00e79418"/>
    </style:style>
    <style:style style:name="T254" style:family="text">
      <style:text-properties officeooo:rsid="00eb33f1"/>
    </style:style>
    <style:style style:name="T255" style:family="text">
      <style:text-properties officeooo:rsid="00ed31e2"/>
    </style:style>
    <style:style style:name="T256" style:family="text">
      <style:text-properties officeooo:rsid="00ee50a4"/>
    </style:style>
    <style:style style:name="T257" style:family="text">
      <style:text-properties officeooo:rsid="00efc4ab"/>
    </style:style>
    <style:style style:name="T258" style:family="text">
      <style:text-properties officeooo:rsid="00f49a93"/>
    </style:style>
    <style:style style:name="T259" style:family="text">
      <style:text-properties officeooo:rsid="00f66abc"/>
    </style:style>
    <style:style style:name="T260" style:family="text">
      <style:text-properties officeooo:rsid="00fe953e"/>
    </style:style>
    <style:style style:name="T261" style:family="text">
      <style:text-properties officeooo:rsid="00ffab73"/>
    </style:style>
    <style:style style:name="T262" style:family="text">
      <style:text-properties officeooo:rsid="01053a85"/>
    </style:style>
    <style:style style:name="T263" style:family="text">
      <style:text-properties officeooo:rsid="01077ddc"/>
    </style:style>
    <style:style style:name="T264" style:family="text">
      <style:text-properties officeooo:rsid="010d8643"/>
    </style:style>
    <style:style style:name="T265" style:family="text">
      <style:text-properties fo:background-color="#ffaa95" loext:char-shading-value="0"/>
    </style:style>
    <style:style style:name="T266" style:family="text">
      <style:text-properties officeooo:rsid="0122e93b" fo:background-color="#ffaa95" loext:char-shading-value="0"/>
    </style:style>
    <style:style style:name="T267" style:family="text">
      <style:text-properties officeooo:rsid="010dc42e"/>
    </style:style>
    <style:style style:name="T268" style:family="text">
      <style:text-properties officeooo:rsid="010eff89"/>
    </style:style>
    <style:style style:name="T269" style:family="text">
      <style:text-properties officeooo:rsid="010fc212"/>
    </style:style>
    <style:style style:name="T270" style:family="text">
      <style:text-properties officeooo:rsid="010fc212" fo:background-color="#ff6d6d" loext:char-shading-value="0"/>
    </style:style>
    <style:style style:name="T271" style:family="text">
      <style:text-properties officeooo:rsid="011248c4"/>
    </style:style>
    <style:style style:name="T272" style:family="text">
      <style:text-properties officeooo:rsid="011365d0"/>
    </style:style>
    <style:style style:name="T273" style:family="text">
      <style:text-properties officeooo:rsid="011626e6"/>
    </style:style>
    <style:style style:name="T274" style:family="text">
      <style:text-properties officeooo:rsid="01176d4a"/>
    </style:style>
    <style:style style:name="T275" style:family="text">
      <style:text-properties officeooo:rsid="0117fb5c"/>
    </style:style>
    <style:style style:name="T276" style:family="text">
      <style:text-properties officeooo:rsid="01183726"/>
    </style:style>
    <style:style style:name="T277" style:family="text">
      <style:text-properties officeooo:rsid="0119b910"/>
    </style:style>
    <style:style style:name="T278" style:family="text">
      <style:text-properties officeooo:rsid="011b4866"/>
    </style:style>
    <style:style style:name="T279" style:family="text">
      <style:text-properties officeooo:rsid="011cce8b"/>
    </style:style>
    <style:style style:name="T280" style:family="text">
      <style:text-properties officeooo:rsid="011db4ce"/>
    </style:style>
    <style:style style:name="T281" style:family="text">
      <style:text-properties officeooo:rsid="011ef317"/>
    </style:style>
    <style:style style:name="T282" style:family="text">
      <style:text-properties officeooo:rsid="0122e93b"/>
    </style:style>
    <style:style style:name="T283" style:family="text">
      <style:text-properties fo:language="en" fo:country="US" officeooo:rsid="01245f61"/>
    </style:style>
    <style:style style:name="T284" style:family="text">
      <style:text-properties fo:language="en" fo:country="US" officeooo:rsid="0125db31"/>
    </style:style>
    <style:style style:name="T285" style:family="text">
      <style:text-properties officeooo:rsid="0129b82b"/>
    </style:style>
    <style:style style:name="T286" style:family="text">
      <style:text-properties officeooo:rsid="0133c7d5"/>
    </style:style>
    <style:style style:name="T287" style:family="text">
      <style:text-properties officeooo:rsid="0137c462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officeooo:rsid="014a25e6"/>
    </style:style>
    <style:style style:name="T290" style:family="text">
      <style:text-properties officeooo:rsid="014c22c5"/>
    </style:style>
    <style:style style:name="T291" style:family="text">
      <style:text-properties officeooo:rsid="014e890d"/>
    </style:style>
    <style:style style:name="T292" style:family="text">
      <style:text-properties officeooo:rsid="014fa287"/>
    </style:style>
    <style:style style:name="T293" style:family="text">
      <style:text-properties officeooo:rsid="015322af"/>
    </style:style>
    <style:style style:name="T29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95" style:family="text">
      <style:text-properties officeooo:rsid="015357b5"/>
    </style:style>
    <style:style style:name="T296" style:family="text">
      <style:text-properties officeooo:rsid="01542689"/>
    </style:style>
    <style:style style:name="T297" style:family="text">
      <style:text-properties style:font-name="PT Astra Serif" fo:font-size="14pt" style:font-size-asian="14pt" style:font-size-complex="14pt"/>
    </style:style>
    <style:style style:name="T298" style:family="text">
      <style:text-properties style:font-name="OpenGost Type A TT" fo:font-size="11.1000003814697pt" fo:letter-spacing="normal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T299" style:family="text">
      <style:text-properties style:font-name="OpenGost Type A TT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T300" style:family="text">
      <style:text-properties style:font-name="OpenGost Type A TT" fo:font-size="11pt" fo:letter-spacing="normal" fo:font-style="normal" fo:font-weight="250" style:letter-kerning="false" style:font-size-asian="11pt" style:font-style-asian="normal" style:font-size-complex="11pt" style:font-style-complex="normal" style:text-scale="100%"/>
    </style:style>
    <style:style style:name="T301" style:family="text">
      <style:text-properties style:font-name="OpenGost Type A TT" fo:font-size="11.1000003814697pt" fo:letter-spacing="normal" fo:font-style="normal" fo:font-weight="250" style:letter-kerning="false" style:font-size-asian="11.1000003814697pt" style:font-style-asian="normal" style:font-size-complex="11.1000003814697pt" style:font-style-complex="normal" style:text-scale="100%"/>
    </style:style>
    <style:style style:name="T302" style:family="text">
      <style:text-properties style:font-name="OpenGost Type A TT" fo:font-size="11.1999998092651pt" fo:letter-spacing="normal" fo:font-style="normal" style:letter-kerning="false" style:font-size-asian="11.3000001907349pt" style:font-style-asian="normal" style:font-size-complex="11.3000001907349pt" style:font-style-complex="normal" style:text-scale="100%"/>
    </style:style>
    <style:style style:name="T303" style:family="text">
      <style:text-properties style:font-name="OpenGost Type A TT" fo:font-size="11.1000003814697pt" fo:letter-spacing="-0.04mm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T304" style:family="text">
      <style:text-properties style:font-name="OpenGost Type A TT2" fo:font-size="11.1000003814697pt" fo:letter-spacing="normal" fo:font-style="normal" fo:font-weight="normal" style:letter-kerning="false" style:font-size-asian="11pt" style:font-style-asian="normal" style:font-size-complex="11pt" style:font-style-complex="normal" style:text-scale="100%"/>
    </style:style>
    <style:style style:name="T305" style:family="text">
      <style:text-properties style:font-name="GOST type B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T306" style:family="text">
      <style:text-properties style:font-name="GOST type A" fo:font-size="11pt" fo:letter-spacing="-0.04mm" fo:font-style="normal" style:letter-kerning="false" style:font-size-asian="11pt" style:font-style-asian="normal" style:font-size-complex="11pt" style:font-style-complex="normal" style:text-scale="100%"/>
    </style:style>
    <style:style style:name="T307" style:family="text">
      <style:text-properties style:font-name="GOST type A" fo:font-size="11pt" fo:letter-spacing="-0.04mm" fo:font-style="normal" style:font-size-asian="11pt" style:font-style-asian="normal" style:font-size-complex="11pt" style:font-style-complex="normal"/>
    </style:style>
    <style:style style:name="T308" style:family="text">
      <style:text-properties style:font-name="GOST type B" fo:font-size="11pt" fo:font-style="normal" style:font-size-asian="11pt" style:font-style-asian="normal" style:font-size-complex="11pt" style:font-style-complex="normal"/>
    </style:style>
    <style:style style:name="T309" style:family="text">
      <style:text-properties style:font-name="GOST type B" fo:font-size="16pt" fo:font-style="normal" style:font-size-asian="16pt" style:font-style-asian="normal" style:font-size-complex="16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 draw:wrap-influence-on-position="once-concurrent" loext:allow-overlap="true" draw:textarea-vertical-align="middle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none" style:shadow="none" draw:shadow-opacity="100%" draw:wrap-influence-on-position="once-concurrent" loext:allow-overlap="true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none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 draw:wrap-influence-on-position="once-concurrent" loext:allow-overlap="true">
        <style:columns fo:column-count="1" fo:column-gap="0mm"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1.01mm" fo:padding-bottom="1.01mm" fo:border="0.06pt solid #000000" style:shadow="none" draw:shadow-opacity="100%" draw:textarea-vertical-align="middle"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run-through="foreground" style:protect="none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1.01mm" fo:padding-bottom="1.01mm" fo:border="0.06pt solid #000000" style:shadow="none" draw:shadow-opacity="100%">
        <style:columns fo:column-count="1" fo:column-gap="0mm"/>
      </style:graphic-properties>
    </style:style>
    <style:style style:name="fr6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>
        <style:columns fo:column-count="1" fo:column-gap="0mm"/>
      </style:graphic-properties>
    </style:style>
    <style:style style:name="fr7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 draw:wrap-influence-on-position="once-concurrent" loext:allow-overlap="true" draw:textarea-vertical-align="middle">
        <style:columns fo:column-count="1" fo:column-gap="0mm"/>
      </style:graphic-properties>
    </style:style>
    <style:style style:name="fr8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 draw:wrap-influence-on-position="once-concurrent" loext:allow-overlap="true">
        <style:columns fo:column-count="1" fo:column-gap="0mm"/>
      </style:graphic-properties>
    </style:style>
    <style:style style:name="fr9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1.01mm" fo:padding-bottom="1.01mm" fo:border="0.06pt solid #000000" style:shadow="none" draw:shadow-opacity="100%" draw:textarea-vertical-align="middle">
        <style:columns fo:column-count="1" fo:column-gap="0mm"/>
      </style:graphic-properties>
    </style:style>
    <style:style style:name="fr10" style:family="graphic" style:parent-style-name="Frame">
      <style:graphic-properties fo:margin-left="0mm" fo:margin-right="0mm" fo:margin-top="0mm" fo:margin-bottom="0mm" style:protect="content size position" style:vertical-pos="from-top" style:vertical-rel="page" style:horizontal-pos="from-left" style:horizontal-rel="page" fo:background-color="transparent" draw:fill="none" draw:fill-color="#ffd7d7" draw:opacity="0%" fo:padding="0.49mm" fo:border="none" loext:writing-mode="bt-lr" draw:wrap-influence-on-position="once-concurrent" loext:allow-overlap="true" draw:textarea-vertical-align="middle">
        <style:columns fo:column-count="1" fo:column-gap="0mm"/>
      </style:graphic-properties>
    </style:style>
    <style:style style:name="fr11" style:family="graphic" style:parent-style-name="Frame">
      <style:graphic-properties fo:margin-left="0mm" fo:margin-right="0mm" fo:margin-top="0mm" fo:margin-bottom="0mm" style:run-through="foreground" style:protect="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none" style:shadow="none" draw:shadow-opacity="100%" style:writing-mode="tb-lr" draw:wrap-influence-on-position="once-concurrent" loext:allow-overlap="true">
        <style:columns fo:column-count="1" fo:column-gap="0mm"/>
      </style:graphic-properties>
    </style:style>
    <style:style style:name="fr1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none" style:shadow="none" draw:shadow-opacity="100%" style:writing-mode="tb-lr" draw:wrap-influence-on-position="once-concurrent" loext:allow-overlap="true">
        <style:columns fo:column-count="1" fo:column-gap="0mm"/>
      </style:graphic-properties>
    </style:style>
    <style:style style:name="fr13" style:family="graphic" style:parent-style-name="Frame">
      <style:graphic-properties fo:margin-left="0mm" fo:margin-right="0mm" fo:margin-top="0mm" fo:margin-bottom="0mm" style:run-through="foreground" style:protect="none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none" style:shadow="none" draw:shadow-opacity="100%" style:writing-mode="tb-rl" draw:wrap-influence-on-position="once-concurrent" loext:allow-overlap="true">
        <style:columns fo:column-count="1" fo:column-gap="0mm"/>
      </style:graphic-properties>
    </style:style>
    <style:style style:name="fr14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0mm" fo:padding-bottom="0mm" fo:border="0.06pt solid #000000" style:shadow="none" draw:shadow-opacity="100%" style:writing-mode="tb-rl" draw:wrap-influence-on-position="once-concurrent" loext:allow-overlap="true">
        <style:columns fo:column-count="1" fo:column-gap="0mm"/>
      </style:graphic-properties>
    </style:style>
    <style:style style:name="fr15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1.01mm" fo:padding-bottom="1.01mm" fo:border="0.06pt solid #000000" style:shadow="none" draw:shadow-opacity="100%" style:writing-mode="tb-lr" draw:wrap-influence-on-position="once-concurrent" loext:allow-overlap="true" draw:textarea-vertical-align="middle">
        <style:columns fo:column-count="1" fo:column-gap="0mm"/>
      </style:graphic-properties>
    </style:style>
    <style:style style:name="gr1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49mm" draw:marker-start-width="4.2mm" draw:marker-end-width="4.2mm" svg:stroke-linecap="squar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49mm" draw:marker-start-width="4.2mm" draw:marker-end-width="4.2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6mm" style:run-through="foreground" style:wrap="run-through" style:number-wrapped-paragraphs="no-limit" style:vertical-pos="top" style:vertical-rel="tex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49mm" draw:marker-start-width="4.27mm" draw:marker-end-width="4.27mm" draw:stroke-linejoin="none" svg:stroke-linecap="square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vg:stroke-width="0.49mm" draw:marker-start-width="4.2mm" draw:marker-end-width="4.2mm" svg:stroke-linecap="squar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draw:fill="none" draw:textarea-horizontal-align="justify" draw:textarea-vertical-align="top" fo:padding-top="0.49mm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fo:padding-top="0mm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textarea-horizontal-align="center" draw:textarea-vertical-align="middle" fo:padding-top="0mm" fo:padding-bottom="0mm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49mm" draw:marker-start-width="4.27mm" draw:marker-end-width="4.27mm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vg:stroke-width="0.49mm" draw:marker-start-width="4.27mm" draw:marker-end-width="4.27mm" svg:stroke-linecap="square" draw:textarea-horizontal-align="center" draw:textarea-vertical-align="middle" fo:padding-top="0.25mm" fo:padding-bottom="0.25mm" fo:padding-left="0.25mm" fo:padding-right="0.25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svg:stroke-width="0.49mm" draw:marker-start-width="4.2mm" draw:marker-end-width="4.2mm" draw:textarea-horizontal-align="center" draw:textarea-vertical-align="middle" fo:padding-top="0.23mm" fo:padding-bottom="0.23mm" fo:padding-left="0.23mm" fo:padding-right="0.23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none" draw:fill="none" draw:textarea-horizontal-align="left" draw:textarea-vertical-align="middle" fo:padding-top="0.49mm" fo:padding-left="1.01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none" draw:textarea-horizontal-align="left" draw:textarea-vertical-align="middle" fo:padding-top="0.49mm" fo:padding-bottom="0.49mm" fo:padding-left="1.01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19mm" draw:marker-start-width="3.81mm" draw:marker-end-width="3.81mm" draw:stroke-linejoin="none" draw:textarea-horizontal-align="center" draw:textarea-vertical-align="middle" fo:padding-top="0.09mm" fo:padding-bottom="0.09mm" fo:padding-left="0.09mm" fo:padding-right="0.09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svg:stroke-width="0.49mm" draw:marker-start-width="4.25mm" draw:marker-end-width="4.25mm" draw:stroke-linejoin="none" draw:textarea-horizontal-align="center" draw:textarea-vertical-align="middle" fo:padding-top="0.23mm" fo:padding-bottom="0.23mm" fo:padding-left="0.23mm" fo:padding-right="0.23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draw:fill="none" draw:textarea-horizontal-align="justify" draw:textarea-vertical-align="middle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="none" draw:textarea-horizontal-align="center" draw:textarea-vertical-align="middle" fo:padding-top="0.49mm" fo:padding-left="1.01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draw:fill="none" draw:textarea-horizontal-align="left" draw:textarea-vertical-align="middle" fo:padding-top="0mm" fo:padding-bottom="0.49mm" fo:padding-left="1.01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="none" draw:textarea-horizontal-align="left" draw:textarea-vertical-align="middle" fo:padding-top="0.49mm" fo:padding-left="1.01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49mm" draw:marker-start-width="4.27mm" draw:marker-end-width="4.27mm" draw:stroke-linejoin="none" svg:stroke-linecap="round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svg:stroke-width="0.49mm" draw:marker-start-width="4.27mm" draw:marker-end-width="4.27mm" draw:stroke-linejoin="none" svg:stroke-linecap="round" draw:textarea-horizontal-align="center" draw:textarea-vertical-align="middle" fo:padding-top="0.25mm" fo:padding-bottom="0.25mm" fo:padding-left="0.25mm" fo:padding-right="0.25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draw:fill="none" draw:textarea-horizontal-align="center" draw:textarea-vertical-align="middle" fo:padding-top="0.49mm" fo:padding-left="1.01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draw:fill="none" draw:textarea-horizontal-align="center" draw:textarea-vertical-align="middle" fo:padding-top="0mm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49mm" draw:marker-start-width="4.25mm" draw:marker-end-width="4.25mm" draw:stroke-linejoin="none" draw:textarea-horizontal-align="center" draw:textarea-vertical-align="middle" fo:padding-top="0.23mm" fo:padding-bottom="0.23mm" fo:padding-left="0.23mm" fo:padding-right="0.23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9" style:family="graphic">
      <style:graphic-properties svg:stroke-width="0.19mm" draw:marker-start-width="3.9mm" draw:marker-end-width="3.9mm" draw:stroke-linejoin="none" draw:textarea-horizontal-align="center" draw:textarea-vertical-align="middle" fo:padding-top="0.09mm" fo:padding-bottom="0.09mm" fo:padding-left="0.09mm" fo:padding-right="0.09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1" style:family="graphic">
      <style:graphic-properties draw:stroke="none" draw:fill="none" draw:textarea-horizontal-align="justify" draw:textarea-vertical-align="top" fo:padding-top="0.49mm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49mm" draw:marker-start-width="4.27mm" draw:marker-end-width="4.27mm" draw:textarea-horizontal-align="center" draw:textarea-vertical-align="middle" fo:padding-top="0.25mm" fo:padding-bottom="0.25mm" fo:padding-left="0.25mm" fo:padding-right="0.25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3" style:family="graphic">
      <style:graphic-properties svg:stroke-width="0.49mm" draw:marker-start-width="4.2mm" draw:marker-end-width="4.2mm" draw:textarea-horizontal-align="center" draw:textarea-vertical-align="middle" fo:padding-top="0.23mm" fo:padding-bottom="0.23mm" fo:padding-left="0.23mm" fo:padding-right="0.23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4" style:family="graphic">
      <style:graphic-properties draw:stroke="none" draw:fill="none" draw:textarea-horizontal-align="left" draw:textarea-vertical-align="middle" fo:padding-top="0.49mm" fo:padding-bottom="0.49mm" fo:padding-left="1.01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width="0.49mm" draw:marker-start-width="4.2mm" draw:marker-end-width="4.2mm" svg:stroke-linecap="square" draw:textarea-horizontal-align="center" draw:textarea-vertical-align="middle" fo:padding-top="0.23mm" fo:padding-bottom="0.23mm" fo:padding-left="0.23mm" fo:padding-right="0.23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6" style:family="graphic">
      <style:graphic-properties draw:stroke="none" draw:fill="none" draw:textarea-horizontal-align="center" draw:textarea-vertical-align="middle" fo:padding-top="0mm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7" style:family="graphic">
      <style:graphic-properties svg:stroke-width="0.49mm" draw:marker-start-width="4.27mm" draw:marker-end-width="4.27mm" draw:stroke-linejoin="miter" svg:stroke-linecap="square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8" style:family="graphic">
      <style:graphic-properties svg:stroke-width="0.19mm" draw:marker-start-width="3.81mm" draw:marker-end-width="3.81mm" draw:textarea-horizontal-align="center" draw:textarea-vertical-align="middle" fo:padding-top="0.09mm" fo:padding-bottom="0.09mm" fo:padding-left="0.09mm" fo:padding-right="0.09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9" style:family="graphic">
      <style:graphic-properties svg:stroke-width="0.49mm" draw:marker-start-width="4.27mm" draw:marker-end-width="4.27mm" draw:stroke-linejoin="round" svg:stroke-linecap="round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0" style:family="graphic">
      <style:graphic-properties svg:stroke-width="0.49mm" draw:marker-start-width="4.27mm" draw:marker-end-width="4.27mm" draw:stroke-linejoin="none" svg:stroke-linecap="round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1" style:family="graphic">
      <style:graphic-properties draw:stroke="none" draw:fill="none" draw:textarea-horizontal-align="left" draw:textarea-vertical-align="middle" fo:padding-top="0.49mm" fo:padding-left="1.01mm" fo:padding-righ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width="0.49mm" draw:marker-start-width="4.27mm" draw:marker-end-width="4.27mm" draw:stroke-linejoin="none" draw:fill="none" draw:textarea-horizontal-align="center" draw:textarea-vertical-align="middle" fo:padding-top="0mm" fo:padding-bottom="0mm" fo:padding-left="0mm" fo:padding-righ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draw:fill="none" draw:textarea-horizontal-align="justify" draw:textarea-vertical-align="middle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draw:fill="none" draw:textarea-horizontal-align="center" draw:textarea-vertical-align="middle" fo:padding-top="0mm" fo:padding-bottom="0mm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vg:stroke-width="0.19mm" draw:marker-start-width="3.81mm" draw:marker-end-width="3.81mm" draw:stroke-linejoin="none" draw:textarea-horizontal-align="center" draw:textarea-vertical-align="middle" fo:padding-top="0.09mm" fo:padding-bottom="0.09mm" fo:padding-left="0.09mm" fo:padding-right="0.09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46" style:family="graphic">
      <style:graphic-properties draw:stroke="none" draw:fill="none" draw:textarea-horizontal-align="center" draw:textarea-vertical-align="middle" fo:padding-top="0.49mm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svg:stroke-width="0.19mm" draw:marker-start-width="3.83mm" draw:marker-end-width="3.83mm" draw:stroke-linejoin="none" draw:textarea-horizontal-align="center" draw:textarea-vertical-align="middle" fo:padding-top="0.11mm" fo:padding-bottom="0.11mm" fo:padding-left="0.11mm" fo:padding-right="0.11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8" style:family="graphic">
      <style:graphic-properties svg:stroke-width="0.19mm" draw:marker-start-width="3.81mm" draw:marker-end-width="3.81mm" draw:stroke-linejoin="none" draw:textarea-horizontal-align="center" draw:textarea-vertical-align="middle" fo:padding-top="0.11mm" fo:padding-bottom="0.11mm" fo:padding-left="0.11mm" fo:padding-right="0.11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9" style:family="graphic">
      <style:graphic-properties draw:stroke="none" svg:stroke-width="0.49mm" draw:marker-start-width="4.27mm" draw:marker-end-width="4.27mm" draw:stroke-linejoin="none" draw:fill="none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width="0.49mm" draw:marker-start-width="4.27mm" draw:marker-end-width="4.27mm" draw:stroke-linejoin="none" draw:fill="non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2" style:family="graphic">
      <style:graphic-properties svg:stroke-width="0.49mm" draw:marker-start-width="4.27mm" draw:marker-end-width="4.27mm" draw:stroke-linejoin="none" svg:stroke-linecap="round" draw:textarea-horizontal-align="center" draw:textarea-vertical-align="middle" fo:padding-top="0.25mm" fo:padding-bottom="0.25mm" fo:padding-left="0.25mm" fo:padding-right="0.25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3" style:family="graphic">
      <style:graphic-properties svg:stroke-width="0.49mm" draw:marker-start-width="4.27mm" draw:marker-end-width="4.27mm" draw:stroke-linejoin="miter" svg:stroke-linecap="round" draw:textarea-horizontal-align="center" draw:textarea-vertical-align="middle" fo:padding-top="0.25mm" fo:padding-bottom="0.25mm" fo:padding-left="0.25mm" fo:padding-right="0.25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4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Позиция"/>
        <text:sequence-decl text:display-outline-level="0" text:name="Номер_строки_таблицы"/>
      </text:sequence-decls>
      <text:user-field-decls>
        <text:user-field-decl office:value-type="float" office:value="0" text:name="Изм."/>
        <text:user-field-decl office:value-type="string" office:string-value="1" text:name="N_izm"/>
      </text:user-field-decls>
      <draw:line text:anchor-type="page" text:anchor-page-number="34" draw:z-index="735" draw:name="Фигура 24" draw:style-name="gr1" draw:text-style-name="P254" svg:x1="229.99mm" svg:y1="287.98mm" svg:x2="229.99mm" svg:y2="263mm">
        <text:p/>
      </draw:line>
      <draw:line text:anchor-type="page" text:anchor-page-number="34" draw:z-index="734" draw:name="Вертикальная линия 2" draw:style-name="gr2" draw:text-style-name="P254" svg:x1="253.33mm" svg:y1="4.99mm" svg:x2="253.33mm" svg:y2="287.99mm">
        <text:p/>
      </draw:line>
      <draw:line text:anchor-type="page" text:anchor-page-number="34" draw:z-index="733" draw:name="Вертикальная линия 1" draw:style-name="gr3" draw:text-style-name="P254" svg:x1="20mm" svg:y1="4.99mm" svg:x2="20mm" svg:y2="287.99mm">
        <text:p/>
      </draw:line>
      <draw:line text:anchor-type="page" text:anchor-page-number="34" draw:z-index="732" draw:name="Линия 1" draw:style-name="gr3" draw:text-style-name="P254" svg:x1="8.01mm" svg:y1="288.01mm" svg:x2="415.01mm" svg:y2="287.99mm">
        <text:p/>
      </draw:line>
      <text:p text:style-name="P249"><text:span text:style-name="T10"/></text:p>
      <text:list xml:id="list1596331660" text:style-name="Основная_20_нумерация_20_по_20_ГОСТ_20_2.105">
        <text:list-item>
          <text:h text:style-name="P108" text:outline-level="1" text:restart-numbering="true" text:start-value="-1">Конфигурирование</text:h>
          <text:list>
            <text:list-item>
              <text:p text:style-name="P205">Конфигурирование выполняется однократно на этапе производства узлов ВУБ‑02Е (далее ВУБ‑02Е).</text:p>
            </text:list-item>
            <text:list-item>
              <text:p text:style-name="P205">В ходе конфигурирования задаются параметры, определяемые конструкцией ВУБ‑02Е. В процессе эксплуатации данные параметры используются в режиме «только чтение».</text:p>
            </text:list-item>
            <text:list-item>
              <text:p text:style-name="P205">Вход в режим конфигурирования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5">подать на вход NSHDN микросхемы MPS2790 напряжение 7,6±0,1<text:span text:style-name="T8"> </text:span>В;</text:p>
                            </text:list-item>
                            <text:list-item>
                              <text:p text:style-name="P205">записать по шине I2C значения конфигурационных регистров согласно таблице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217">Адрес</text:p>
          </table:table-cell>
          <table:table-cell table:style-name="Таблица9.A1" office:value-type="string">
            <text:p text:style-name="P218">Биты</text:p>
          </table:table-cell>
          <table:table-cell table:style-name="Таблица9.A1" office:value-type="string">
            <text:p text:style-name="P217">Значение</text:p>
          </table:table-cell>
          <table:table-cell table:style-name="Таблица9.A1" office:value-type="string">
            <text:p text:style-name="P217">Имя переменной</text:p>
          </table:table-cell>
          <table:table-cell table:style-name="Таблица9.E1" office:value-type="string">
            <text:p text:style-name="P217">Примечание</text:p>
          </table:table-cell>
        </table:table-row>
        <table:table-row table:style-name="Таблица9.1">
          <table:table-cell table:style-name="Таблица9.A2" office:value-type="string">
            <text:p text:style-name="P211">00h</text:p>
          </table:table-cell>
          <table:table-cell table:style-name="Таблица9.A2" office:value-type="string">
            <text:p text:style-name="P211">D[3:0]</text:p>
          </table:table-cell>
          <table:table-cell table:style-name="Таблица9.A2" office:value-type="string">
            <text:p text:style-name="P211">0011</text:p>
          </table:table-cell>
          <table:table-cell table:style-name="Таблица9.A2" office:value-type="string">
            <text:p text:style-name="P166"><text:span text:style-name="T294">CELL_S_CTRL</text:span></text:p>
          </table:table-cell>
          <table:table-cell table:style-name="Таблица9.E2" office:value-type="string">
            <text:p text:style-name="P210"><text:span text:style-name="T296">Определяет с</text:span>остав батарейного блока (<text:span text:style-name="T295">четыре</text:span> батареи с третьей по шестую)</text:p>
          </table:table-cell>
        </table:table-row>
        <table:table-row table:style-name="Таблица9.1">
          <table:table-cell table:style-name="Таблица9.A2" table:number-rows-spanned="2" office:value-type="string">
            <text:p text:style-name="P215">05h</text:p>
          </table:table-cell>
          <table:table-cell table:style-name="Таблица9.A2" office:value-type="string">
            <text:p text:style-name="P215">D9</text:p>
          </table:table-cell>
          <table:table-cell table:style-name="Таблица9.A2" office:value-type="string">
            <text:p text:style-name="P215">1</text:p>
          </table:table-cell>
          <table:table-cell table:style-name="Таблица9.A2" office:value-type="string">
            <text:p text:style-name="P206">FT_STATE_SEL</text:p>
          </table:table-cell>
          <table:table-cell table:style-name="Таблица9.E2" office:value-type="string">
            <text:p text:style-name="P214">Режим управления ключами (по умолчанию задан «по перепаду», переводится в режим «по уровню»)</text:p>
          </table:table-cell>
        </table:table-row>
        <table:table-row table:style-name="Таблица9.1">
          <table:covered-table-cell table:style-name="Таблица9.A2"/>
          <table:table-cell table:style-name="Таблица9.A2" office:value-type="string">
            <text:p text:style-name="P215">D1</text:p>
          </table:table-cell>
          <table:table-cell table:style-name="Таблица9.A2" office:value-type="string">
            <text:p text:style-name="P215">0</text:p>
          </table:table-cell>
          <table:table-cell table:style-name="Таблица9.A2" office:value-type="string">
            <text:p text:style-name="P207">FET_CFG</text:p>
          </table:table-cell>
          <table:table-cell table:style-name="Таблица9.E2" office:value-type="string">
            <text:p text:style-name="P214">Источник сигналов для управления ключами (по умолчанию задано от внешних сигналов, переводится в режим от внутренних регистров)</text:p>
          </table:table-cell>
        </table:table-row>
        <table:table-row table:style-name="Таблица9.1">
          <table:table-cell table:style-name="Таблица9.A2" table:number-rows-spanned="2" office:value-type="string">
            <text:p text:style-name="P215">0Dh (PINS_CFG)</text:p>
          </table:table-cell>
          <table:table-cell table:style-name="Таблица9.A2" office:value-type="string">
            <text:p text:style-name="P215">D5</text:p>
          </table:table-cell>
          <table:table-cell table:style-name="Таблица9.A2" office:value-type="string">
            <text:p text:style-name="P215">0</text:p>
          </table:table-cell>
          <table:table-cell table:style-name="Таблица9.A2" office:value-type="string">
            <text:p text:style-name="P206">WDT_RPT</text:p>
          </table:table-cell>
          <table:table-cell table:style-name="Таблица9.E2" office:value-type="string">
            <text:p text:style-name="P216">Отключение формирования импульсов при срабатывании сторожевого таймера (по умолчанию включено)</text:p>
          </table:table-cell>
        </table:table-row>
        <table:table-row table:style-name="Таблица9.1">
          <table:covered-table-cell table:style-name="Таблица9.A2"/>
          <table:table-cell table:style-name="Таблица9.A2" office:value-type="string">
            <text:p text:style-name="P215">D6</text:p>
          </table:table-cell>
          <table:table-cell table:style-name="Таблица9.A2" office:value-type="string">
            <text:p text:style-name="P215">0</text:p>
          </table:table-cell>
          <table:table-cell table:style-name="Таблица9.A2" office:value-type="string">
            <text:p text:style-name="P206">WDT_RST_EN</text:p>
          </table:table-cell>
          <table:table-cell table:style-name="Таблица9.E2" office:value-type="string">
            <text:p text:style-name="P216">Отключение сброса к заводским настройкам при срабатывании сторожевого таймера (по умолчанию включено)</text:p>
          </table:table-cell>
        </table:table-row>
        <table:table-row table:style-name="Таблица9.1"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P206"/>
          </table:table-cell>
          <table:table-cell table:style-name="Таблица9.E2" office:value-type="string">
            <text:p text:style-name="P212"/>
          </table:table-cell>
        </table:table-row>
        <table:table-row table:style-name="Таблица9.1"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P213"/>
          </table:table-cell>
          <table:table-cell table:style-name="Таблица9.E2" office:value-type="string">
            <text:p text:style-name="Table_20_Contents"/>
          </table:table-cell>
        </table:table-row>
        <table:table-row table:style-name="Таблица9.1"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E2" office:value-type="string">
            <text:p text:style-name="Table_20_Contents"/>
          </table:table-cell>
        </table:table-row>
        <table:table-row table:style-name="Таблица9.1"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E2" office:value-type="string">
            <text:p text:style-name="Table_20_Contents"/>
          </table:table-cell>
        </table:table-row>
      </table:table>
      <text:list xml:id="list83850407784594" text:continue-numbering="true" text:style-name="Основная_20_нумерация_20_по_20_ГОСТ_20_2.10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0">записать по шине I2C в адрес B9h значение 0xA5B6 (разрешение записи);</text:p>
                            </text:list-item>
                            <text:list-item>
                              <text:p text:style-name="P250"><text:soft-page-break/>записать по шине I2C в адрес B8h значение бита D3 равное единице (запись);</text:p>
                            </text:list-item>
                            <text:list-item>
                              <text:p text:style-name="P250">проконтролировать изменение значения бита STORE_IN_PROGRESS (бит D15 по адресу B8h) сначала с 0 на 1, затем обратно;</text:p>
                            </text:list-item>
                            <text:list-item>
                              <text:p text:style-name="P250">снять с входа NSHDN микросхемы MPS2790 напряжение 7,6±0,1<text:span text:style-name="T8"> </text:span>В. Восстановить прямое подключение данного вывода к микроконтроллеру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1">ACTIVE_CTRL — управление ключами</text:p>
            </text:list-item>
            <text:list-item>
              <text:p text:style-name="P251">FET_STATUS — состояние ключей</text:p>
            </text:list-item>
          </text:list>
        </text:list-item>
        <text:list-item>
          <text:h text:style-name="P109" text:outline-level="1">Инициализация</text:h>
          <text:list>
            <text:list-item>
              <text:p text:style-name="P252">Инициализация выполняется однократно при каждом включении ВУБ<text:span text:style-name="T293">‑</text:span>02Е.</text:p>
            </text:list-item>
            <text:list-item>
              <text:p text:style-name="P252">В ходе инициализации задаются параметры алгоритмов управления блоком аккумуляторным ПРК-01Б, в состав которого входит ВУБ<text:span text:style-name="T293">‑</text:span>02Е. Перечень параметров, задаваемых при инициализации, приведен в таблице</text:p>
            </text:list-item>
          </text:list>
        </text:list-item>
      </text:list>
      <text:p text:style-name="Table_20_Contents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header-rows>
          <table:table-row table:style-name="Таблица10.1">
            <table:table-cell table:style-name="Таблица10.A1" office:value-type="string">
              <text:p text:style-name="P219">Адрес</text:p>
            </table:table-cell>
            <table:table-cell table:style-name="Таблица10.A1" office:value-type="string">
              <text:p text:style-name="P219">Биты</text:p>
            </table:table-cell>
            <table:table-cell table:style-name="Таблица10.A1" office:value-type="string">
              <text:p text:style-name="P219">Значение</text:p>
            </table:table-cell>
            <table:table-cell table:style-name="Таблица10.A1" office:value-type="string">
              <text:p text:style-name="P219">Имя переменной</text:p>
            </table:table-cell>
            <table:table-cell table:style-name="Таблица10.E1" office:value-type="string">
              <text:p text:style-name="P219">Примечание</text:p>
            </table:table-cell>
          </table:table-row>
        </table:table-header-rows>
        <table:table-row table:style-name="Таблица10.1">
          <table:table-cell table:style-name="Таблица10.A2" table:number-rows-spanned="10" office:value-type="string">
            <text:p text:style-name="P214">19h (INT0_EN)</text:p>
          </table:table-cell>
          <table:table-cell table:style-name="Таблица10.A2" office:value-type="string">
            <text:p text:style-name="P214">D14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PACK_CURRENT_INT_EN</text:p>
          </table:table-cell>
          <table:table-cell table:style-name="Таблица10.E2" office:value-type="string">
            <text:p text:style-name="P214">Прерывание при изменении направления тока (заряд на разряд и наоборот)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11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VSCAN_DONE_INT_EN</text:p>
          </table:table-cell>
          <table:table-cell table:style-name="Таблица10.E2" office:value-type="string">
            <text:p text:style-name="P214">Прерывание при завершении цикла измерений аналоговых параметров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7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NTC_CHG_INT_EN</text:p>
          </table:table-cell>
          <table:table-cell table:style-name="Таблица10.E2" office:value-type="string">
            <text:p text:style-name="P214">Прерывание при выходы за значения температурных порогов при заряде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6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NTC_DSG_INT_EN</text:p>
          </table:table-cell>
          <table:table-cell table:style-name="Таблица10.E2" office:value-type="string">
            <text:p text:style-name="P214">Прерывание при выходе за значения температурных порогов при разряде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5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SHORT_CURR_INT_EN</text:p>
          </table:table-cell>
          <table:table-cell table:style-name="Таблица10.E2" office:value-type="string">
            <text:p text:style-name="P214">Прерывание при коротком замыкании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4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OVER_CURR_INT_EN</text:p>
          </table:table-cell>
          <table:table-cell table:style-name="Таблица10.E2" office:value-type="string">
            <text:p text:style-name="P214">Прерывание при превышении тока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3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VTOP_OV_INT_EN</text:p>
          </table:table-cell>
          <table:table-cell table:style-name="Таблица10.E2" office:value-type="string">
            <text:p text:style-name="Table_20_Contents"><text:span text:style-name="T296">Прерывание при перезаряде (блок в целом)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2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VTOP_UV_INT_EN</text:p>
          </table:table-cell>
          <table:table-cell table:style-name="Таблица10.E2" office:value-type="string">
            <text:p text:style-name="P221"><text:span text:style-name="T296">Прерывание при глубоком разряде (блок в целом)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1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CELL_UV_INT_EN</text:p>
          </table:table-cell>
          <table:table-cell table:style-name="Таблица10.E2" office:value-type="string">
            <text:p text:style-name="P221"><text:span text:style-name="T296">Прерывание при глубоком разряде (отдельный аккумулятор)</text:span>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14">D0</text:p>
          </table:table-cell>
          <table:table-cell table:style-name="Таблица10.A2" office:value-type="string">
            <text:p text:style-name="P214">1</text:p>
          </table:table-cell>
          <table:table-cell table:style-name="Таблица10.A2" office:value-type="string">
            <text:p text:style-name="Table_20_Contents">CELL_OV_INT_EN</text:p>
          </table:table-cell>
          <table:table-cell table:style-name="Таблица10.E2" office:value-type="string">
            <text:p text:style-name="P221"><text:span text:style-name="T296">Прерывание при перезаряде (отдельный аккумулятор)</text:span></text:p>
          </table:table-cell>
        </table:table-row>
        <table:table-row table:style-name="Таблица10.1">
          <table:table-cell table:style-name="Таблица10.A2" table:number-rows-spanned="13" office:value-type="string">
            <text:p text:style-name="P222">1Ah (INT1_EN)</text:p>
          </table:table-cell>
          <table:table-cell table:style-name="Таблица10.A2" office:value-type="string">
            <text:p text:style-name="P222">D13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FET_DRIVER_INT_EN</text:p>
          </table:table-cell>
          <table:table-cell table:style-name="Таблица10.E2" office:value-type="string">
            <text:p text:style-name="P222">Прерывание при неисправности ключей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12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PACKP_V_INT_EN</text:p>
          </table:table-cell>
          <table:table-cell table:style-name="Таблица10.E2" office:value-type="string">
            <text:p text:style-name="P222">Прерывание при изменении напряжения на <text:soft-page-break/>аккумуляторном блоке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11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BAL_DONE_INT_EN</text:p>
          </table:table-cell>
          <table:table-cell table:style-name="Таблица10.E2" office:value-type="string">
            <text:p text:style-name="P222">Прерывание при завершении балансировки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10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SELF_TEST_INT_EN</text:p>
          </table:table-cell>
          <table:table-cell table:style-name="Таблица10.E2" office:value-type="string">
            <text:p text:style-name="P222">Прерывание при ошибке самотестирования АЦП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9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FSM_ERROR_INT_EN</text:p>
          </table:table-cell>
          <table:table-cell table:style-name="Таблица10.E2" office:value-type="string">
            <text:p text:style-name="P222">Прерывание при ошибке планировщика (запуск следующей задачи до завершения текущей)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8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PCB_MNTR_TEMP_INT_EN</text:p>
          </table:table-cell>
          <table:table-cell table:style-name="Таблица10.E2" office:value-type="string">
            <text:p text:style-name="P222">Прерывание при перегреве печатной платы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7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DIE_TEMP_INT_EN</text:p>
          </table:table-cell>
          <table:table-cell table:style-name="Таблица10.E2" office:value-type="string">
            <text:p text:style-name="P222">Прерывание при перегреве кристалла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6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CELL_MISMATCH_INT_EN</text:p>
          </table:table-cell>
          <table:table-cell table:style-name="Таблица10.E2" office:value-type="string">
            <text:p text:style-name="P222">Прерывание при обнаружении неправильной установленного аккумулятора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5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CELL_DEAD_INT_EN</text:p>
          </table:table-cell>
          <table:table-cell table:style-name="Таблица10.E2" office:value-type="string">
            <text:p text:style-name="P222">Прерывание при обнаружении выработавшего ресурс аккумулятора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4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OPEN_WIRE_INT_EN</text:p>
          </table:table-cell>
          <table:table-cell table:style-name="Таблица10.E2" office:value-type="string">
            <text:p text:style-name="P222">Прерывание при отсутствии одного из акуумуляторов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3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VDD_INT_EN</text:p>
          </table:table-cell>
          <table:table-cell table:style-name="Таблица10.E2" office:value-type="string">
            <text:p text:style-name="P222">Прерывание при падении напряжения VDD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2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3V3_INT_EN</text:p>
          </table:table-cell>
          <table:table-cell table:style-name="Таблица10.E2" office:value-type="string">
            <text:p text:style-name="P222">Прерывание при падении напряжения 3V3</text:p>
          </table:table-cell>
        </table:table-row>
        <table:table-row table:style-name="Таблица10.1">
          <table:covered-table-cell table:style-name="Таблица10.A2"/>
          <table:table-cell table:style-name="Таблица10.A2" office:value-type="string">
            <text:p text:style-name="P222">D1</text:p>
          </table:table-cell>
          <table:table-cell table:style-name="Таблица10.A2" office:value-type="string">
            <text:p text:style-name="P222">1</text:p>
          </table:table-cell>
          <table:table-cell table:style-name="Таблица10.A2" office:value-type="string">
            <text:p text:style-name="Table_20_Contents">REGIN_INT_EN</text:p>
          </table:table-cell>
          <table:table-cell table:style-name="Таблица10.E2" office:value-type="string">
            <text:p text:style-name="P222">Прерывание при падении напряжения REGIN</text:p>
          </table:table-cell>
        </table:table-row>
        <table:table-row table:style-name="Таблица10.1">
          <table:table-cell table:style-name="Таблица10.A2" office:value-type="string">
            <text:p text:style-name="P222">1Bh (INT_TYPE0)</text:p>
          </table:table-cell>
          <table:table-cell table:style-name="Таблица10.A2" office:value-type="string">
            <text:p text:style-name="P222">D[7:6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NTC_CHG_INT_TYPE</text:p>
          </table:table-cell>
          <table:table-cell table:style-name="Таблица10.E2" table:number-rows-spanned="12" office:value-type="string">
            <text:p text:style-name="P222">Условие формирования прерывания (00 — по уровню, 01 — по положительному перепаду, 10 — по отрицательному перепаду, 11 — по обоим перепадам)</text:p>
          </table:table-cell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>D[5:4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NTC_DSG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>D[3:2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VTOP_OV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>D[1:0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VTOP_UV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>1Ch (INT_TYPE1)</text:p>
          </table:table-cell>
          <table:table-cell table:style-name="Таблица10.A2" office:value-type="string">
            <text:p text:style-name="P222">D[13:12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VDD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>D[11:10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3V3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>D[9:8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REGIN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>1Dh <text:soft-page-break/>(INT_TYPE2)</text:p>
          </table:table-cell>
          <table:table-cell table:style-name="Таблица10.A2" office:value-type="string">
            <text:p text:style-name="P222">D[11:10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SELF_TEST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>D[7:6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PCB_MNTR_TEMP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3">D[5:4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DIE_TEMP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>D[3:2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CELL_MISMATCH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>D[1:0]</text:p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>CELL_DEAD_INT_TYPE</text:p>
          </table:table-cell>
          <table:covered-table-cell table:style-name="Таблица10.E2"/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E2" office:value-type="string">
            <text:p text:style-name="P222"/>
          </table:table-cell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E2" office:value-type="string">
            <text:p text:style-name="P222"/>
          </table:table-cell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E2" office:value-type="string">
            <text:p text:style-name="P222"/>
          </table:table-cell>
        </table:table-row>
        <table:table-row table:style-name="Таблица10.1"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P222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E2" office:value-type="string">
            <text:p text:style-name="P222"/>
          </table:table-cell>
        </table:table-row>
      </table:table>
      <text:p text:style-name="P224">Настройки режимов и опций измерения тока разряда 20h, 23h, 24h, 25h, 26h, 27h</text:p>
      <text:list xml:id="list83849238458515" text:continue-numbering="true" text:style-name="Основная_20_нумерация_20_по_20_ГОСТ_20_2.105">
        <text:list-item>
          <text:h text:style-name="P109" text:outline-level="1">Рабочий цикл</text:h>
        </text:list-item>
      </text:list>
      <text:p text:style-name="P233">Контроль состояния</text:p>
      <text:p text:style-name="P235">Запуск измерения — бит D0 (ADC_SCAN_GO) по адресу 99h (ADC_CTRL)</text:p>
      <text:p text:style-name="P234">FET_STATUS</text:p>
      <text:p text:style-name="P235">OC_STATUS (20h)</text:p>
      <text:p text:style-name="P234">Управляющие воздействия</text:p>
      <text:list xml:id="list83850394985042" text:continue-numbering="true" text:style-name="Основная_20_нумерация_20_по_20_ГОСТ_20_2.105">
        <text:list-item>
          <text:list>
            <text:list-header>
              <text:p text:style-name="P253">ACTIVE_CTRL</text:p>
            </text:list-header>
          </text:list>
        </text:list-item>
        <text:list-item>
          <text:h text:style-name="P109" text:outline-level="1">Обработка прерываний</text:h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text:style-name="Нумерация_20_приложений_20_по_20_ГОСТ_20_2.105">
        <text:list-item>
          <text:list>
            <text:list-item>
              <text:p text:style-name="P232"/>
            </text:list-item>
          </text:list>
        </text:list-item>
        <text:list-item>
          <text:p text:style-name="P104"><text:span text:style-name="T29"><text:line-break/></text:span><text:span text:style-name="T29"><draw:frame text:anchor-type="as-char" draw:z-index="731" draw:name="Врезка 4" draw:style-name="gr4" draw:text-style-name="P255" svg:width="32mm" svg:height="6mm"><draw:text-box><text:p text:style-name="P254"><text:span text:style-name="T297">(сп</text:span><text:span text:style-name="T297">ра</text:span><text:span text:style-name="T297">во</text:span><text:span text:style-name="T297">чн</text:span><text:span text:style-name="T297">ое)</text:span></text:p></draw:text-box></draw:frame></text:span><text:span text:style-name="T29"><text:line-break/></text:span><text:span text:style-name="T30">Требования к конфигурации центрального коммутатора системы</text:span><text:span text:style-name="T193"> «GIT‑Comm»</text:span></text:p>
        </text:list-item>
      </text:list>
      <text:p text:style-name="P22"/>
      <text:p text:style-name="P208"/>
      <text:p text:style-name="P20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FreeMono" svg:font-family="FreeMono" style:font-adornments="Обычный" style:font-family-generic="modern" style:font-pitch="fixed"/>
    <style:font-face style:name="GOST type A" svg:font-family="'GOST type A'" style:font-pitch="variable"/>
    <style:font-face style:name="GOST type A1" svg:font-family="'GOST type A'" style:font-adornments="Обычный" style:font-pitch="variable"/>
    <style:font-face style:name="GOST type B" svg:font-family="'GOST type B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Mono CJK SC" svg:font-family="'Noto Sans Mono CJK SC'" style:font-family-generic="modern" style:font-pitch="fixed"/>
    <style:font-face style:name="OpenGost Type A TT" svg:font-family="'OpenGost Type A TT'" style:font-pitch="variable"/>
    <style:font-face style:name="OpenGost Type A TT1" svg:font-family="'OpenGost Type A TT'" style:font-adornments="Regular"/>
    <style:font-face style:name="OpenGost Type A TT2" svg:font-family="'OpenGost Type A TT'" style:font-adornments="Обычный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Обычный" style:font-family-generic="roman"/>
    <style:font-face style:name="PT Astra Serif4" svg:font-family="'PT Astra Serif'" style:font-adornments="Обычный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0pt" fo:language="ru" fo:country="RU" style:letter-kerning="true" style:font-name-asian="Arial Unicode M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loext:opacity="0%" style:font-name="Times New Roman2" fo:font-size="10pt" fo:language="ru" fo:country="RU" style:letter-kerning="true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widows="2" fo:text-indent="14.99mm" style:auto-text-indent="false" style:page-number="auto"/>
      <style:text-properties style:font-name="PT Astra Serif4" fo:font-family="'PT Astra Serif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margin-top="0mm" fo:margin-bottom="8.01mm" style:contextual-spacing="false" fo:line-height="100%" fo:text-align="start" style:justify-single-word="false" style:page-number="auto" fo:keep-with-next="always"/>
      <style:text-properties style:font-name="PT Astra Serif4" fo:font-family="'PT Astra Serif'" style:font-style-name="Обычный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style:contextual-spacing="false" style:page-number="auto"/>
    </style:style>
    <style:style style:name="Title" style:family="paragraph" style:parent-style-name="Standard" style:next-style-name="Text_20_body" style:class="chapter" style:master-page-name="">
      <style:paragraph-properties fo:margin-top="0mm" fo:margin-bottom="8.01mm" style:contextual-spacing="false" fo:line-height="100%" style:page-number="auto" fo:keep-with-next="always"/>
      <style:text-properties style:font-name="PT Astra Serif4" fo:font-family="'PT Astra Serif'" style:font-style-name="Обычный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class="extra">
      <style:paragraph-properties fo:margin-top="0mm" fo:margin-bottom="1.99mm" style:contextual-spacing="false" text:number-lines="false" text:line-number="0">
        <style:tab-stops/>
        <style:drop-cap/>
      </style:paragraph-properties>
      <style:text-properties style:font-name="PT Astra Serif4" fo:font-family="'PT Astra Serif'" style:font-style-name="Обычный" style:font-family-generic="roman" style:font-pitch="variable" fo:font-size="14pt" fo:font-style="normal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2.5mm" style:type="center"/>
          <style:tab-stop style:position="185.01mm" style:type="right"/>
        </style:tab-stops>
      </style:paragraph-properties>
    </style:style>
    <style:style style:name="Frame_20_contents" style:display-name="Frame contents" style:family="paragraph" style:parent-style-name="Text_20_body" style:class="extra">
      <style:paragraph-properties fo:margin-left="0mm" fo:margin-right="0mm" fo:line-height="100%" fo:text-align="center" style:justify-single-word="false" fo:text-indent="0mm" style:auto-text-indent="false" style:vertical-align="middle"/>
      <style:text-properties style:font-name="OpenGost Type A TT2" fo:font-family="'OpenGost Type A TT'" style:font-style-name="Обычный" style:font-pitch="variable" fo:font-size="11.1000003814697pt" fo:font-weight="normal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mm" fo:margin-right="0mm" fo:line-height="100%" fo:text-align="start" style:justify-single-word="false" fo:text-indent="0mm" style:auto-text-indent="false" style:page-number="auto" style:shadow="none" text:number-lines="false" text:line-number="0"/>
      <style:text-properties fo:font-size="12pt" style:font-size-asian="10.5pt" style:text-rotation-angle="0" style:text-rotation-scale="line-height"/>
    </style:style>
    <style:style style:name="Table" style:family="paragraph" style:parent-style-name="Caption" style:class="extra"/>
    <style:style style:name="Table_20_Heading" style:display-name="Table Heading" style:family="paragraph" style:parent-style-name="Standard" style:list-style-name="Нумерация_20_таблиц" style:class="extra">
      <style:paragraph-properties fo:margin-top="0mm" fo:margin-bottom="1.99mm" style:contextual-spacing="false" fo:line-height="100%" fo:text-align="start" style:justify-single-word="false" text:number-lines="false" text:line-number="0"/>
      <style:text-properties style:font-name="PT Astra Serif4" fo:font-family="'PT Astra Serif'" style:font-style-name="Обычный" style:font-family-generic="roman" style:font-pitch="variable" fo:font-size="14pt" fo:font-style="normal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text-indent="0mm" style:auto-text-indent="false" style:page-number="auto" fo:break-before="page"/>
      <style:text-properties fo:font-size="16pt" fo:letter-spacing="0.35mm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List_20_2" style:class="list">
      <style:paragraph-properties fo:margin-left="0mm" fo:margin-right="0mm" fo:margin-top="0mm" fo:margin-bottom="0mm" style:contextual-spacing="false" fo:line-height="150%" fo:text-indent="0mm" style:auto-text-indent="false">
        <style:tab-stops>
          <style:tab-stop style:position="10mm"/>
        </style:tab-stops>
      </style:paragraph-properties>
    </style:style>
    <style:style style:name="Абзац-заполнитель" style:family="paragraph" style:default-outline-level="" style:list-style-name="">
      <style:paragraph-properties fo:margin-top="0mm" fo:margin-bottom="0mm" style:contextual-spacing="false" style:vertical-align="top"/>
      <style:text-properties fo:font-size="2pt" style:font-size-asian="10.5pt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Основная_20_нумерация_20_по_20_ГОСТ_20_2.105" style:class="text">
      <style:paragraph-properties fo:margin-top="0mm" fo:margin-bottom="8.01mm" style:contextual-spacing="false"/>
      <style:text-properties style:font-name="PT Astra Serif2" fo:font-family="'PT Astra Serif'" style:font-style-name="Жирный курсив" style:font-family-generic="roman" style:font-pitch="variable" fo:font-size="14pt" fo:letter-spacing="0.35mm" fo:font-style="italic" fo:font-weight="bold" style:font-size-asian="115%" style:font-weight-asian="bold" style:font-size-complex="115%" style:font-weight-complex="bold"/>
    </style:style>
    <style:style style:name="Пункт_20_по_20_ГОСТ_20_2.105" style:display-name="Пункт по ГОСТ 2.105" style:family="paragraph" style:parent-style-name="Standard" style:list-style-name="Основная_20_нумерация_20_по_20_ГОСТ_20_2.105">
      <style:paragraph-properties fo:line-height="150%" fo:text-align="justify" style:justify-single-word="false"/>
      <style:text-properties style:font-name="PT Astra Serif4" fo:font-family="'PT Astra Serif'" style:font-style-name="Обычный" style:font-family-generic="roman" style:font-pitch="variable" fo:font-size="14pt"/>
    </style:style>
    <style:style style:name="Примечание_2f_Пример" style:display-name="Примечание/Пример" style:family="paragraph" style:parent-style-name="Пункт_20_по_20_ГОСТ_20_2.105" style:list-style-name="" style:master-page-name="">
      <style:paragraph-properties fo:margin-left="0mm" fo:margin-right="0mm" fo:margin-top="0mm" fo:margin-bottom="3mm" style:contextual-spacing="false" fo:line-height="100%" fo:text-indent="14.99mm" style:auto-text-indent="false" style:page-number="auto" text:number-lines="false" text:line-number="0"/>
      <style:text-properties fo:font-size="12pt"/>
    </style:style>
    <style:style style:name="Нумерация_20_многоуровневая_20_ГОСТ" style:display-name="Нумерация многоуровневая ГОСТ" style:family="paragraph" style:parent-style-name="Standard" style:default-outline-level=""/>
    <style:style style:name="Примечание_20__28_Пример_29_" style:display-name="Примечание (Пример)" style:family="paragraph" style:parent-style-name="Пункт_20_по_20_ГОСТ_20_2.105" style:list-style-name="" style:master-page-name="">
      <style:paragraph-properties fo:margin-left="0mm" fo:margin-right="0mm" fo:margin-top="0mm" fo:margin-bottom="3mm" style:contextual-spacing="false" fo:line-height="100%" fo:text-indent="14.99mm" style:auto-text-indent="false" style:page-number="auto" text:number-lines="false" text:line-number="0"/>
      <style:text-properties fo:font-size="12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margin-top="0mm" fo:margin-bottom="1.99mm" style:contextual-spacing="false" fo:text-align="center" style:justify-single-word="false" fo:text-indent="0mm" style:auto-text-indent="false" style:page-number="auto" fo:break-before="page" text:number-lines="false" text:line-number="0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line-height="150%" fo:text-indent="0mm" style:auto-text-indent="false">
        <style:tab-stops>
          <style:tab-stop style:position="190.01mm" style:type="right" style:leader-style="dotted" style:leader-text="."/>
        </style:tab-stops>
      </style:paragraph-properties>
      <style:text-properties style:font-name="PT Astra Serif4" fo:font-family="'PT Astra Serif'" style:font-style-name="Обычный" style:font-family-generic="roman" style:font-pitch="variable" fo:font-size="14pt"/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Таблица_5f_приложения" style:display-name="Таблица_приложения" style:family="paragraph" style:parent-style-name="Caption"/>
    <style:style style:name="Drawing" style:family="paragraph" style:parent-style-name="Caption" style:list-style-name="Нумерация_20_рисунков" style:class="extra">
      <style:paragraph-properties fo:margin-top="1.99mm" fo:margin-bottom="1.99mm" style:contextual-spacing="false" fo:text-align="center" style:justify-single-word="false"/>
      <style:text-properties fo:font-size="14pt" fo:font-style="normal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Appendix" style:family="paragraph" style:parent-style-name="Heading" style:next-style-name="Text_20_body" style:class="chapter" style:master-page-name="">
      <style:paragraph-properties fo:margin-top="0mm" fo:margin-bottom="8.01mm" style:contextual-spacing="false" fo:line-height="100%" fo:text-align="center" style:justify-single-word="false" style:page-number="auto" fo:break-before="page"/>
      <style:text-properties style:font-name="PT Astra Serif1" fo:font-family="'PT Astra Serif'" style:font-style-name="Жирный" style:font-family-generic="roman" style:font-pitch="variable" fo:font-size="16pt" fo:letter-spacing="0.35mm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PT Astra Serif4" fo:font-family="'PT Astra Serif'" style:font-style-name="Обычный" style:font-family-generic="roman" style:font-pitch="variable" fo:font-size="14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" style:display-name="ListLabel 6" style:family="text">
      <style:text-properties style:font-name="Times New Roman1" fo:font-family="'Times New Roman'" style:font-family-generic="roman" fo:font-size="12pt" style:font-size-asian="12pt"/>
    </style:style>
    <style:style style:name="ListLabel_20_7" style:display-name="ListLabel 7" style:family="text">
      <style:text-properties style:font-name="Times New Roman1" fo:font-family="'Times New Roman'" style:font-family-generic="roman" fo:font-size="12pt" style:font-size-asian="12pt"/>
    </style:style>
    <style:style style:name="ListLabel_20_8" style:display-name="ListLabel 8" style:family="text">
      <style:text-properties style:font-name="Times New Roman1" fo:font-family="'Times New Roman'" style:font-family-generic="roman" fo:font-size="12pt" style:font-size-asian="12pt"/>
    </style:style>
    <style:style style:name="ListLabel_20_9" style:display-name="ListLabel 9" style:family="text">
      <style:text-properties style:font-name="Times New Roman1" fo:font-family="'Times New Roman'" style:font-family-generic="roman" fo:font-size="12pt" style:font-size-asian="12pt"/>
    </style:style>
    <style:style style:name="ListLabel_20_10" style:display-name="ListLabel 10" style:family="text">
      <style:text-properties fo:font-size="12pt" style:font-size-asian="12pt" style:font-name-complex="Times New Roman3" style:font-family-complex="'Times New Roman'" style:font-family-generic-complex="system" style:font-pitch-complex="variable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ListLabel_5f_20_5f_6" style:display-name="ListLabel_20_6" style:family="text"/>
    <style:style style:name="ListLabel_5f_20_5f_7" style:display-name="ListLabel_20_7" style:family="text"/>
    <style:style style:name="ListLabel_5f_20_5f_8" style:display-name="ListLabel_20_8" style:family="text"/>
    <style:style style:name="ListLabel_5f_20_5f_9" style:display-name="ListLabel_20_9" style:family="text"/>
    <style:style style:name="ListLabel_5f_20_5f_10" style:display-name="ListLabel_20_10" style:family="text"/>
    <style:style style:name="Примечание_20__28_пример_29__20_по_20_ГОСТ_20_Р_20_2.105" style:display-name="Примечание (пример) по ГОСТ Р 2.105" style:family="text">
      <style:text-properties style:font-name="PT Astra Serif4" fo:font-family="'PT Astra Serif'" style:font-style-name="Обычный" style:font-family-generic="roman" style:font-pitch="variable" fo:font-size="12pt" fo:letter-spacing="0.71mm" officeooo:rsid="00c62dd4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FreeMono" fo:font-family="FreeMono" style:font-style-name="Обычный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Номер_20_рисунка" style:display-name="Номер рисунка" style:family="text">
      <style:text-properties style:font-name="PT Astra Serif4" fo:font-family="'PT Astra Serif'" style:font-style-name="Обычный" style:font-family-generic="roman" style:font-pitch="variable" fo:font-size="14pt" fo:letter-spacing="0.35mm" fo:font-weight="bold" style:letter-kerning="false"/>
    </style:style>
    <style:style style:name="Caption_20_characters" style:display-name="Caption characters" style:family="text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5f_20_5f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5f_20_5f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5f_20_5f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5f_20_5f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5f_20_5f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5f_20_5f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5f_20_5f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5f_20_5f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5f_20_5f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5f_20_5f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-3mm" fo:margin-left="3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Основная_20_нумерация_20_по_20_ГОСТ_20_2.105" style:display-name="Основная нумерация по ГОСТ 2.105">
      <text:list-level-style-number text:level="1" loext:num-list-format="%1%" style:num-format="1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bullet text:level="5" loext:num-list-format="%5%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style:font-name="OpenGost Type A TT1"/>
      </text:list-level-style-bullet>
      <text:list-level-style-number text:level="6" loext:num-list-format="%6%)" style:num-suffix=")" style:num-format="а, б, .., аа, аб, ... (ru)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space" fo:text-indent="15.01mm" fo:margin-left="14.99m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</text:list-style>
    <text:list-style style:name="Список_20_маркированный_20_по_20_ГОСТ_20_2_20_.105" style:display-name="Список маркированный по ГОСТ 2 .105">
      <text:list-level-style-bullet text:level="1" loext:num-list-format="%1%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Ubuntu" style:font-style-name="Light"/>
      </text:list-level-style-bullet>
      <text:list-level-style-number text:level="2" loext:num-list-format="%2%)" style:num-suffix=")" style:num-format="а, б, .., аа, аб, ... (ru)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number text:level="4" text:style-name="Numbering_5f_20_5f_Symbols" loext:num-list-format="%4%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5f_20_5f_Symbols" loext:num-list-format="%5%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5f_20_5f_Symbols" loext:num-list-format="%6%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5f_20_5f_Symbols" loext:num-list-format="%7%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5f_20_5f_Symbols" loext:num-list-format="%8%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5f_20_5f_Symbols" loext:num-list-format="%9%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5f_20_5f_Symbols" loext:num-list-format="%10%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5f_20_5f_6" loext:num-list-format="%1%" style:num-format="1">
        <style:list-level-properties text:list-level-position-and-space-mode="label-alignment">
          <style:list-level-label-alignment text:label-followed-by="space" fo:text-indent="15.01mm"/>
        </style:list-level-properties>
      </text:list-level-style-number>
      <text:list-level-style-number text:level="2" text:style-name="ListLabel_5f_20_5f_7" loext:num-list-format="%1%.%2%" style:num-format="1" text:display-levels="2">
        <style:list-level-properties text:list-level-position-and-space-mode="label-alignment">
          <style:list-level-label-alignment text:label-followed-by="space" fo:text-indent="15.01mm"/>
        </style:list-level-properties>
      </text:list-level-style-number>
      <text:list-level-style-number text:level="3" text:style-name="ListLabel_5f_20_5f_8" loext:num-list-format="%1%.%2%.%3%" style:num-format="1" text:display-levels="3">
        <style:list-level-properties text:list-level-position-and-space-mode="label-alignment">
          <style:list-level-label-alignment text:label-followed-by="space" fo:text-indent="15.01mm"/>
        </style:list-level-properties>
      </text:list-level-style-number>
      <text:list-level-style-number text:level="4" text:style-name="ListLabel_5f_20_5f_9" loext:num-list-format="%1%.%2%.%3%.%4%" style:num-format="1" text:display-levels="4">
        <style:list-level-properties text:list-level-position-and-space-mode="label-alignment">
          <style:list-level-label-alignment text:label-followed-by="space" fo:text-indent="15.01mm"/>
        </style:list-level-properties>
      </text:list-level-style-number>
      <text:list-level-style-number text:level="5" loext:num-list-format="%4%.%5%" style:num-format="а, б, .., аа, аб, ... (ru)" text:display-levels="2">
        <style:list-level-properties text:list-level-position-and-space-mode="label-alignment">
          <style:list-level-label-alignment text:label-followed-by="space" fo:text-indent="15.01mm"/>
        </style:list-level-properties>
      </text:list-level-style-number>
      <text:list-level-style-bullet text:level="6" text:style-name="ListLabel_5f_20_5f_10" loext:num-list-format="%6%" text:bullet-char="–">
        <style:list-level-properties text:list-level-position-and-space-mode="label-alignment">
          <style:list-level-label-alignment text:label-followed-by="space" fo:text-indent="15.01mm"/>
        </style:list-level-properties>
        <style:text-properties fo:font-family="'Times New Roman'" style:font-style-name="Обычный" style:font-pitch="variable"/>
      </text:list-level-style-bullet>
      <text:list-level-style-number text:level="7" loext:num-list-format="%7%" style:num-format="">
        <style:list-level-properties text:list-level-position-and-space-mode="label-alignment">
          <style:list-level-label-alignment text:label-followed-by="listtab" fo:text-indent="15.01m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text-indent="15.01m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text-inden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Нумерация_20_приложений_20_по_20_ГОСТ_20_2.105" style:display-name="Нумерация приложений по ГОСТ 2.105">
      <text:list-level-style-number text:level="1" loext:num-list-format="Приложение %1%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number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</text:list-style>
    <text:list-style style:name="Нумерация_20_рисунков" style:display-name="Нумерация рисунков">
      <text:list-level-style-number text:level="1" text:style-name="Номер_20_рисунка" loext:num-list-format="Рисунок %1%" style:num-prefix="Рисунок 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Нумерация_20_таблиц" style:display-name="Нумерация таблиц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Frame_20_contents" style:master-page-name="">
      <style:paragraph-properties fo:margin-top="0mm" fo:margin-bottom="0mm" style:contextual-spacing="false" fo:text-align="center" style:justify-single-word="false" style:page-number="auto" style:vertical-align="auto"/>
      <style:text-properties style:font-name="OpenGost Type A TT" fo:font-size="31.2000007629395pt" fo:font-style="normal" officeooo:paragraph-rsid="002f828c" style:font-size-asian="31.2000007629395pt" style:font-style-asian="normal" style:font-size-complex="31.2000007629395pt" style:font-style-complex="normal"/>
    </style:style>
    <style:style style:name="MP3" style:family="paragraph">
      <loext:graphic-properties draw:fill="none"/>
      <style:paragraph-properties fo:text-align="center" style:writing-mode="lr-tb"/>
      <style:text-properties style:font-name="OpenGost Type A TT" fo:font-size="11.1000003814697pt" fo:letter-spacing="normal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MP4" style:family="paragraph" style:parent-style-name="Frame_20_contents" style:master-page-name="">
      <style:paragraph-properties fo:margin-left="0mm" fo:margin-right="0mm" fo:margin-top="0.49mm" fo:margin-bottom="0mm" style:contextual-spacing="false" fo:text-align="center" style:justify-single-word="false" fo:text-indent="0mm" style:auto-text-indent="false" style:page-number="auto" style:vertical-align="auto"/>
      <style:text-properties style:font-name="OpenGost Type A TT"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 style:writing-mode="lr-tb"/>
      <style:text-properties style:font-name="OpenGost Type A TT" fo:font-size="11.1000003814697pt" fo:letter-spacing="normal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MP7" style:family="paragraph">
      <loext:graphic-properties draw:fill="none"/>
      <style:paragraph-properties fo:text-align="start" style:writing-mode="lr-tb"/>
      <style:text-properties style:font-name="OpenGost Type A TT" fo:font-size="11.1000003814697pt" fo:letter-spacing="-0.04mm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MP8" style:family="paragraph">
      <loext:graphic-properties draw:fill="none"/>
      <style:paragraph-properties fo:text-align="start" style:writing-mode="lr-tb"/>
      <style:text-properties style:font-name="OpenGost Type A TT" fo:font-size="11.1999998092651pt" fo:letter-spacing="normal" fo:font-style="normal" style:letter-kerning="false" style:font-size-asian="11.3000001907349pt" style:font-style-asian="normal" style:font-size-complex="11.3000001907349pt" style:font-style-complex="normal" style:text-scale="100%"/>
    </style:style>
    <style:style style:name="MP9" style:family="paragraph">
      <loext:graphic-properties draw:fill="none"/>
      <style:paragraph-properties fo:text-align="start" style:writing-mode="lr-tb"/>
      <style:text-properties style:font-name="OpenGost Type A TT" fo:font-size="11.1000003814697pt" fo:letter-spacing="normal" fo:font-style="normal" fo:font-weight="250" style:letter-kerning="false" style:font-size-asian="11.1000003814697pt" style:font-style-asian="normal" style:font-size-complex="11.1000003814697pt" style:font-style-complex="normal" style:text-scale="100%"/>
    </style:style>
    <style:style style:name="MP10" style:family="paragraph">
      <loext:graphic-properties draw:fill="none"/>
      <style:paragraph-properties fo:text-align="start" style:writing-mode="lr-tb"/>
      <style:text-properties style:font-name="OpenGost Type A TT" fo:font-size="11pt" fo:letter-spacing="normal" fo:font-style="normal" fo:font-weight="250" style:letter-kerning="false" style:font-size-asian="11pt" style:font-style-asian="normal" style:font-size-complex="11pt" style:font-style-complex="normal" style:text-scale="100%"/>
    </style:style>
    <style:style style:name="MP11" style:family="paragraph" style:parent-style-name="Frame_20_contents" style:master-page-name="">
      <style:paragraph-properties fo:margin-top="0mm" fo:margin-bottom="0mm" style:contextual-spacing="false" fo:text-align="center" style:justify-single-word="false" style:page-number="auto" style:vertical-align="auto"/>
      <style:text-properties style:font-name="OpenGost Type A TT" fo:font-size="11.1000003814697pt" fo:font-style="normal" style:font-size-asian="11.1000003814697pt" style:font-style-asian="normal" style:font-size-complex="11.1000003814697pt" style:font-style-complex="normal"/>
    </style:style>
    <style:style style:name="MP12" style:family="paragraph" style:parent-style-name="Table_20_Contents" style:master-page-name="">
      <style:paragraph-properties fo:margin-left="0.49mm" fo:margin-right="0mm" fo:margin-top="0mm" fo:margin-bottom="0mm" style:contextual-spacing="false" fo:line-height="100%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officeooo:paragraph-rsid="0143c981" style:font-size-asian="11.1000003814697pt" style:font-style-asian="normal" style:font-size-complex="11.1000003814697pt" style:font-style-complex="normal"/>
    </style:style>
    <style:style style:name="MP13" style:family="paragraph" style:parent-style-name="Table_20_Contents" style:master-page-name="">
      <style:paragraph-properties fo:margin-left="0.49mm" fo:margin-right="0mm" fo:margin-top="0mm" fo:margin-bottom="0mm" style:contextual-spacing="false" fo:line-height="100%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officeooo:paragraph-rsid="0145edbc" style:font-size-asian="11.1000003814697pt" style:font-style-asian="normal" style:font-size-complex="11.1000003814697pt" style:font-style-complex="normal"/>
    </style:style>
    <style:style style:name="MP14" style:family="paragraph">
      <loext:graphic-properties draw:fill="none"/>
      <style:paragraph-properties fo:text-align="start"/>
      <style:text-properties style:font-name="GOST type A1" fo:font-size="11pt" fo:letter-spacing="normal" fo:font-style="normal" fo:font-weight="250" style:letter-kerning="false" style:font-size-asian="11pt" style:font-style-asian="normal" style:font-size-complex="11pt" style:font-style-complex="normal" style:text-scale="100%"/>
    </style:style>
    <style:style style:name="MP15" style:family="paragraph" style:parent-style-name="Frame_20_contents">
      <style:paragraph-properties fo:text-align="center" style:justify-single-word="false"/>
      <style:text-properties style:font-name="OpenGost Type A TT" fo:font-size="15.6000003814697pt" officeooo:rsid="0019d601" officeooo:paragraph-rsid="0019d601" style:font-size-asian="15.6000003814697pt" style:font-size-complex="15.6000003814697pt"/>
    </style:style>
    <style:style style:name="MP16" style:family="paragraph">
      <loext:graphic-properties draw:fill="none"/>
      <style:paragraph-properties fo:text-align="center" style:writing-mode="lr-tb"/>
      <style:text-properties style:font-name="OpenGost Type A TT2" fo:font-size="11.1000003814697pt" fo:letter-spacing="normal" fo:font-style="normal" fo:font-weight="normal" style:letter-kerning="false" style:font-size-asian="11pt" style:font-style-asian="normal" style:font-size-complex="11pt" style:font-style-complex="normal" style:text-scale="100%"/>
    </style:style>
    <style:style style:name="MP17" style:family="paragraph">
      <loext:graphic-properties draw:fill="none"/>
      <style:paragraph-properties fo:text-align="start" style:writing-mode="lr-tb"/>
      <style:text-properties style:font-name="OpenGost Type A TT2" fo:font-size="11.1000003814697pt" fo:letter-spacing="normal" fo:font-style="normal" fo:font-weight="normal" style:letter-kerning="false" style:font-size-asian="11pt" style:font-style-asian="normal" style:font-size-complex="11pt" style:font-style-complex="normal" style:text-scale="100%"/>
    </style:style>
    <style:style style:name="MP18" style:family="paragraph">
      <loext:graphic-properties draw:fill="none"/>
      <style:paragraph-properties fo:text-align="start" style:writing-mode="lr-tb"/>
      <style:text-properties style:font-name="OpenGost Type A TT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MP19" style:family="paragraph" style:parent-style-name="Frame_20_contents" style:master-page-name="">
      <style:paragraph-properties fo:margin-left="0.49mm" fo:margin-right="0mm" fo:margin-top="0mm" fo:margin-bottom="0mm" style:contextual-spacing="false" fo:text-align="start" style:justify-single-word="false" fo:text-indent="0mm" style:auto-text-indent="false" style:page-number="auto" style:vertical-align="auto"/>
      <style:text-properties style:font-name="OpenGost Type A TT" fo:font-size="11.1000003814697pt" fo:font-style="normal" style:font-size-asian="11.1000003814697pt" style:font-style-asian="normal" style:font-size-complex="11.1000003814697pt" style:font-style-complex="normal"/>
    </style:style>
    <style:style style:name="MP20" style:family="paragraph" style:parent-style-name="Frame_20_contents" style:master-page-name="">
      <style:paragraph-properties fo:margin-left="0.49mm" fo:margin-right="0mm" fo:margin-top="0mm" fo:margin-bottom="0mm" style:contextual-spacing="false" fo:text-align="start" style:justify-single-word="false" fo:text-indent="0mm" style:auto-text-indent="false" style:page-number="auto" style:vertical-align="auto"/>
      <style:text-properties style:font-name="OpenGost Type A TT" fo:font-size="11.1000003814697pt" fo:language="ru" fo:country="RU" fo:font-style="normal" style:font-size-asian="11.1000003814697pt" style:font-style-asian="normal" style:font-size-complex="11.1000003814697pt" style:font-style-complex="normal"/>
    </style:style>
    <style:style style:name="MP21" style:family="paragraph" style:parent-style-name="Frame_20_contents" style:master-page-name="">
      <style:paragraph-properties fo:margin-top="0mm" fo:margin-bottom="0mm" style:contextual-spacing="false" fo:text-align="center" style:justify-single-word="false" style:page-number="auto" style:vertical-align="auto"/>
      <style:text-properties style:font-name="OpenGost Type A TT" fo:font-size="31.2000007629395pt" fo:font-style="normal" style:font-size-asian="31.2000007629395pt" style:font-style-asian="normal" style:font-size-complex="31.2000007629395pt" style:font-style-complex="normal"/>
    </style:style>
    <style:style style:name="MP22" style:family="paragraph" style:parent-style-name="Frame_20_contents" style:master-page-name="">
      <style:paragraph-properties fo:margin-left="0mm" fo:margin-right="0mm" fo:margin-top="0mm" fo:margin-bottom="0mm" style:contextual-spacing="false" fo:text-align="start" style:justify-single-word="false" fo:text-indent="0mm" style:auto-text-indent="false" style:page-number="auto" style:vertical-align="auto"/>
      <style:text-properties style:text-position="0% 100%" fo:font-size="11pt" fo:language="ru" fo:country="RU" fo:font-style="normal" style:font-size-asian="11.5500001907349pt" style:font-style-asian="normal" style:font-size-complex="13.1999998092651pt" style:font-style-complex="normal"/>
    </style:style>
    <style:style style:name="MP23" style:family="paragraph" style:parent-style-name="Frame_20_contents" style:master-page-name="">
      <style:paragraph-properties fo:margin-left="0mm" fo:margin-right="1.01mm" fo:margin-top="0mm" fo:margin-bottom="0mm" style:contextual-spacing="false" fo:text-align="center" style:justify-single-word="false" fo:text-indent="0mm" style:auto-text-indent="false" style:page-number="auto" style:vertical-align="auto"/>
      <style:text-properties style:font-name="GOST type A1" fo:font-size="11pt" fo:font-style="normal" fo:font-weight="250" style:font-size-asian="11pt" style:font-style-asian="normal" style:font-weight-asian="normal" style:font-size-complex="11pt" style:font-style-complex="normal" style:font-weight-complex="normal"/>
    </style:style>
    <style:style style:name="MP24" style:family="paragraph" style:parent-style-name="Frame_20_contents" style:master-page-name="">
      <style:paragraph-properties fo:margin-left="0mm" fo:margin-right="0mm" fo:margin-top="0mm" fo:margin-bottom="0mm" style:contextual-spacing="false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fo:font-weight="250" style:font-size-asian="11.1000003814697pt" style:font-style-asian="normal" style:font-weight-asian="normal" style:font-size-complex="11.1000003814697pt" style:font-style-complex="normal" style:font-weight-complex="normal"/>
    </style:style>
    <style:style style:name="MP25" style:family="paragraph" style:parent-style-name="Frame_20_contents" style:master-page-name="">
      <style:paragraph-properties fo:margin-top="1.99mm" fo:margin-bottom="0mm" style:contextual-spacing="false" fo:text-align="center" style:justify-single-word="false" style:page-number="auto" style:vertical-align="auto"/>
      <style:text-properties style:font-name="OpenGost Type A TT" fo:font-size="15.6000003814697pt" fo:font-style="normal" style:font-size-asian="15.6000003814697pt" style:font-style-asian="normal" style:font-size-complex="15.6000003814697pt" style:font-style-complex="normal"/>
    </style:style>
    <style:style style:name="MP26" style:family="paragraph" style:parent-style-name="Table_20_Contents" style:master-page-name="">
      <style:paragraph-properties fo:margin-left="0.49mm" fo:margin-right="0mm" fo:margin-top="0mm" fo:margin-bottom="0mm" style:contextual-spacing="false" fo:line-height="100%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officeooo:paragraph-rsid="0067dc29" style:font-size-asian="11.1000003814697pt" style:font-style-asian="normal" style:font-size-complex="11.1000003814697pt" style:font-style-complex="normal"/>
    </style:style>
    <style:style style:name="MP27" style:family="paragraph" style:parent-style-name="Table_20_Contents" style:master-page-name="">
      <style:paragraph-properties fo:margin-left="0.49mm" fo:margin-right="0mm" fo:margin-top="0mm" fo:margin-bottom="0mm" style:contextual-spacing="false" fo:line-height="100%" fo:text-align="center" style:justify-single-word="false" fo:text-indent="0mm" style:auto-text-indent="false" style:page-number="auto" style:vertical-align="auto"/>
      <style:text-properties style:font-name="OpenGost Type A TT" fo:font-size="11.1000003814697pt" fo:font-style="normal" officeooo:paragraph-rsid="0069a097" style:font-size-asian="11.1000003814697pt" style:font-style-asian="normal" style:font-size-complex="11.1000003814697pt" style:font-style-complex="normal"/>
    </style:style>
    <style:style style:name="MP28" style:family="paragraph">
      <style:paragraph-properties fo:text-align="center" style:writing-mode="lr-tb"/>
    </style:style>
    <style:style style:name="MP29" style:family="paragraph">
      <loext:graphic-properties draw:fill="none"/>
      <style:paragraph-properties fo:text-align="center" style:writing-mode="lr-tb"/>
      <style:text-properties style:font-name="OpenGost Type A TT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MP30" style:family="paragraph" style:parent-style-name="Frame_20_contents" style:master-page-name="">
      <style:paragraph-properties fo:margin-left="0mm" fo:margin-right="0mm" fo:margin-top="0.49mm" fo:margin-bottom="0mm" style:contextual-spacing="false" fo:text-align="center" style:justify-single-word="false" fo:text-indent="0mm" style:auto-text-indent="false" style:page-number="auto" style:vertical-align="auto"/>
      <style:text-properties style:font-name="OpenGost Type A TT" fo:font-size="15.6000003814697pt" fo:font-style="normal" fo:font-weight="normal" style:font-size-asian="15.6000003814697pt" style:font-style-asian="normal" style:font-weight-asian="normal" style:font-size-complex="15.6000003814697pt" style:font-style-complex="normal" style:font-weight-complex="normal"/>
    </style:style>
    <style:style style:name="MP31" style:family="paragraph" style:parent-style-name="Frame_20_contents" style:master-page-name="">
      <style:paragraph-properties fo:margin-top="0mm" fo:margin-bottom="0mm" style:contextual-spacing="false" fo:text-align="center" style:justify-single-word="false" style:page-number="auto" style:vertical-align="auto"/>
      <style:text-properties style:font-name="OpenGost Type A TT" fo:font-size="31.2000007629395pt" fo:font-style="normal" officeooo:paragraph-rsid="00bce8ed" style:font-size-asian="31.2000007629395pt" style:font-style-asian="normal" style:font-size-complex="31.2000007629395pt" style:font-style-complex="normal"/>
    </style:style>
    <style:style style:name="MP32" style:family="paragraph">
      <loext:graphic-properties draw:fill="none"/>
      <style:paragraph-properties fo:text-align="center" style:writing-mode="lr-tb"/>
      <style:text-properties style:font-name="GOST type B" fo:font-size="16pt" fo:font-style="normal" style:font-size-asian="16pt" style:font-style-asian="normal" style:font-size-complex="16pt" style:font-style-complex="normal"/>
    </style:style>
    <style:style style:name="MP33" style:family="paragraph">
      <loext:graphic-properties draw:fill="none"/>
      <style:paragraph-properties fo:text-align="center" style:writing-mode="lr-tb"/>
      <style:text-properties style:font-name="GOST type B" fo:font-size="11pt" fo:font-style="normal" style:font-size-asian="11pt" style:font-style-asian="normal" style:font-size-complex="11pt" style:font-style-complex="normal"/>
    </style:style>
    <style:style style:name="MP34" style:family="paragraph">
      <style:paragraph-properties fo:line-height="95%" fo:text-align="center"/>
    </style:style>
    <style:style style:name="MP35" style:family="paragraph">
      <loext:graphic-properties draw:fill="none"/>
      <style:paragraph-properties fo:line-height="95%" fo:text-align="center" style:writing-mode="lr-tb"/>
      <style:text-properties style:font-name="GOST type B" fo:font-size="11pt" fo:font-style="normal" style:font-size-asian="11pt" style:font-style-asian="normal" style:font-size-complex="11pt" style:font-style-complex="normal"/>
    </style:style>
    <style:style style:name="MP36" style:family="paragraph">
      <loext:graphic-properties draw:fill="none"/>
      <style:paragraph-properties fo:text-align="center" style:writing-mode="lr-tb"/>
      <style:text-properties style:font-name="GOST type A" fo:font-size="11pt" fo:letter-spacing="-0.04mm" fo:font-style="normal" style:font-size-asian="11pt" style:font-style-asian="normal" style:font-size-complex="11pt" style:font-style-complex="normal"/>
    </style:style>
    <style:style style:name="MP37" style:family="paragraph">
      <loext:graphic-properties draw:fill="none"/>
      <style:paragraph-properties fo:text-align="start" style:writing-mode="lr-tb"/>
      <style:text-properties style:font-name="GOST type A" fo:font-size="11pt" fo:letter-spacing="-0.04mm" fo:font-style="normal" style:letter-kerning="false" style:font-size-asian="11pt" style:font-style-asian="normal" style:font-size-complex="11pt" style:font-style-complex="normal" style:text-scale="100%"/>
    </style:style>
    <style:style style:name="MP38" style:family="paragraph">
      <loext:graphic-properties draw:fill="none"/>
      <style:paragraph-properties fo:text-align="start" style:writing-mode="lr-tb"/>
      <style:text-properties style:font-name="GOST type B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MP39" style:family="paragraph">
      <loext:graphic-properties draw:fill="none"/>
      <style:paragraph-properties fo:text-align="center" style:writing-mode="lr-tb"/>
      <style:text-properties style:font-name="GOST type B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MP40" style:family="paragraph" style:parent-style-name="Frame_20_contents" style:master-page-name="">
      <style:paragraph-properties fo:margin-left="0mm" fo:margin-right="0mm" fo:margin-top="0.49mm" fo:margin-bottom="0mm" style:contextual-spacing="false" fo:text-align="center" style:justify-single-word="false" fo:text-indent="0mm" style:auto-text-indent="false" style:page-number="auto" style:vertical-align="auto"/>
      <style:text-properties style:font-name="GOST type B"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MP41" style:family="paragraph" style:parent-style-name="Frame_20_contents" style:master-page-name="">
      <style:paragraph-properties fo:margin-top="2.5mm" fo:margin-bottom="0mm" style:contextual-spacing="false" fo:text-align="center" style:justify-single-word="false" style:page-number="auto" style:vertical-align="auto"/>
      <style:text-properties style:font-name="GOST type B" fo:font-size="22.5pt" fo:font-style="normal" style:font-size-asian="22.5pt" style:font-style-asian="normal" style:font-size-complex="22.5pt" style:font-style-complex="normal"/>
    </style:style>
    <style:style style:name="MT1" style:family="text">
      <style:text-properties style:font-name="OpenGost Type A TT" fo:font-size="11.1000003814697pt" fo:letter-spacing="normal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MT2" style:family="text">
      <style:text-properties style:font-name="OpenGost Type A TT" fo:font-size="11.1000003814697pt" fo:letter-spacing="-0.04mm" fo:font-style="normal" style:letter-kerning="false" style:font-size-asian="11.1000003814697pt" style:font-style-asian="normal" style:font-size-complex="11.1000003814697pt" style:font-style-complex="normal" style:text-scale="100%"/>
    </style:style>
    <style:style style:name="MT3" style:family="text">
      <style:text-properties style:font-name="OpenGost Type A TT" fo:font-size="11.1999998092651pt" fo:letter-spacing="normal" fo:font-style="normal" style:letter-kerning="false" style:font-size-asian="11.3000001907349pt" style:font-style-asian="normal" style:font-size-complex="11.3000001907349pt" style:font-style-complex="normal" style:text-scale="100%"/>
    </style:style>
    <style:style style:name="MT4" style:family="text">
      <style:text-properties style:font-name="OpenGost Type A TT" fo:font-size="11.1000003814697pt" fo:letter-spacing="normal" fo:font-style="normal" fo:font-weight="250" style:letter-kerning="false" style:font-size-asian="11.1000003814697pt" style:font-style-asian="normal" style:font-size-complex="11.1000003814697pt" style:font-style-complex="normal" style:text-scale="100%"/>
    </style:style>
    <style:style style:name="MT5" style:family="text">
      <style:text-properties style:font-name="OpenGost Type A TT" fo:font-size="11pt" fo:letter-spacing="normal" fo:font-style="normal" fo:font-weight="250" style:letter-kerning="false" style:font-size-asian="11pt" style:font-style-asian="normal" style:font-size-complex="11pt" style:font-style-complex="normal" style:text-scale="100%"/>
    </style:style>
    <style:style style:name="MT6" style:family="text">
      <style:text-properties officeooo:rsid="0063cf7a"/>
    </style:style>
    <style:style style:name="MT7" style:family="text">
      <style:text-properties style:font-name="OpenGost Type A TT2" fo:font-size="11.1000003814697pt" fo:letter-spacing="normal" fo:font-style="normal" fo:font-weight="normal" style:letter-kerning="false" style:font-size-asian="11pt" style:font-style-asian="normal" style:font-size-complex="11pt" style:font-style-complex="normal" style:text-scale="100%"/>
    </style:style>
    <style:style style:name="MT8" style:family="text">
      <style:text-properties style:font-name="OpenGost Type A TT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MT9" style:family="text">
      <style:text-properties fo:font-weight="250" officeooo:rsid="0063cf7a"/>
    </style:style>
    <style:style style:name="MT10" style:family="text">
      <style:text-properties style:font-name="GOST type B" fo:font-size="16pt" fo:font-style="normal" style:font-size-asian="16pt" style:font-style-asian="normal" style:font-size-complex="16pt" style:font-style-complex="normal"/>
    </style:style>
    <style:style style:name="MT11" style:family="text">
      <style:text-properties style:font-name="GOST type B" fo:font-size="11pt" fo:font-style="normal" style:font-size-asian="11pt" style:font-style-asian="normal" style:font-size-complex="11pt" style:font-style-complex="normal"/>
    </style:style>
    <style:style style:name="MT12" style:family="text">
      <style:text-properties style:font-name="GOST type A" fo:font-size="11pt" fo:letter-spacing="-0.04mm" fo:font-style="normal" style:font-size-asian="11pt" style:font-style-asian="normal" style:font-size-complex="11pt" style:font-style-complex="normal"/>
    </style:style>
    <style:style style:name="MT13" style:family="text">
      <style:text-properties style:font-name="GOST type A" fo:font-size="11pt" fo:letter-spacing="-0.04mm" fo:font-style="normal" style:letter-kerning="false" style:font-size-asian="11pt" style:font-style-asian="normal" style:font-size-complex="11pt" style:font-style-complex="normal" style:text-scale="100%"/>
    </style:style>
    <style:style style:name="MT14" style:family="text">
      <style:text-properties style:font-name="GOST type B" fo:font-size="11pt" fo:letter-spacing="normal" fo:font-style="normal" style:letter-kerning="false" style:font-size-asian="11pt" style:font-style-asian="normal" style:font-size-complex="11pt" style:font-style-complex="normal" style:text-scale="100%"/>
    </style:style>
    <style:style style:name="M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1.01mm" fo:padding-bottom="1.01mm" fo:border="0.06pt solid #000000" style:shadow="none" draw:shadow-opacity="100%" style:writing-mode="tb-lr" draw:wrap-influence-on-position="once-concurrent" loext:allow-overlap="true" draw:textarea-vertical-align="middle">
        <style:columns fo:column-count="1" fo:column-gap="0mm"/>
      </style:graphic-properties>
    </style:style>
    <style:style style:name="M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0mm" fo:padding-bottom="0mm" fo:border="0.06pt solid #000000" style:shadow="none" draw:shadow-opacity="100%" style:writing-mode="tb-rl" draw:wrap-influence-on-position="once-concurrent" loext:allow-overlap="true">
        <style:columns fo:column-count="1" fo:column-gap="0mm"/>
      </style:graphic-properties>
    </style:style>
    <style:style style:name="Mfr3" style:family="graphic" style:parent-style-name="Frame">
      <style:graphic-properties fo:margin-left="0mm" fo:margin-right="0mm" fo:margin-top="0mm" fo:margin-bottom="0mm" style:run-through="foreground" style:protect="none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none" style:shadow="none" draw:shadow-opacity="100%" style:writing-mode="tb-rl" draw:wrap-influence-on-position="once-concurrent" loext:allow-overlap="true">
        <style:columns fo:column-count="1" fo:column-gap="0mm"/>
      </style:graphic-properties>
    </style:style>
    <style:style style:name="Mfr4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none" style:shadow="none" draw:shadow-opacity="100%" style:writing-mode="tb-lr" draw:wrap-influence-on-position="once-concurrent" loext:allow-overlap="true">
        <style:columns fo:column-count="1" fo:column-gap="0mm"/>
      </style:graphic-properties>
    </style:style>
    <style:style style:name="Mfr5" style:family="graphic" style:parent-style-name="Frame">
      <style:graphic-properties fo:margin-left="0mm" fo:margin-right="0mm" fo:margin-top="0mm" fo:margin-bottom="0mm" style:run-through="foreground" style:protect="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none" style:shadow="none" draw:shadow-opacity="100%" style:writing-mode="tb-lr" draw:wrap-influence-on-position="once-concurrent" loext:allow-overlap="true">
        <style:columns fo:column-count="1" fo:column-gap="0mm"/>
      </style:graphic-properties>
    </style:style>
    <style:style style:name="Mfr6" style:family="graphic" style:parent-style-name="Frame">
      <style:graphic-properties fo:margin-left="0mm" fo:margin-right="0mm" fo:margin-top="0mm" fo:margin-bottom="0mm" style:protect="content size position" style:vertical-pos="from-top" style:vertical-rel="page" style:horizontal-pos="from-left" style:horizontal-rel="page" fo:background-color="transparent" draw:fill="none" draw:fill-color="#ffd7d7" draw:opacity="0%" fo:padding="0.49mm" fo:border="none" loext:writing-mode="bt-lr" draw:wrap-influence-on-position="once-concurrent" loext:allow-overlap="true" draw:textarea-vertical-align="middle">
        <style:columns fo:column-count="1" fo:column-gap="0mm"/>
      </style:graphic-properties>
    </style:style>
    <style:style style:name="Mfr7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>
        <style:columns fo:column-count="1" fo:column-gap="0mm"/>
      </style:graphic-properties>
    </style:style>
    <style:style style:name="Mfr8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1.01mm" fo:padding-bottom="1.01mm" fo:border="0.06pt solid #000000" style:shadow="none" draw:shadow-opacity="100%" draw:textarea-vertical-align="middle">
        <style:columns fo:column-count="1" fo:column-gap="0mm"/>
      </style:graphic-properties>
    </style:style>
    <style:style style:name="Mfr9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 draw:wrap-influence-on-position="once-concurrent" loext:allow-overlap="true">
        <style:columns fo:column-count="1" fo:column-gap="0mm"/>
      </style:graphic-properties>
    </style:style>
    <style:style style:name="Mfr10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none" style:shadow="none" draw:shadow-opacity="100%" draw:wrap-influence-on-position="once-concurrent" loext:allow-overlap="true">
        <style:columns fo:column-count="1" fo:column-gap="0mm"/>
      </style:graphic-properties>
    </style:style>
    <style:style style:name="Mfr1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 draw:wrap-influence-on-position="once-concurrent" loext:allow-overlap="true" draw:textarea-vertical-align="middle">
        <style:columns fo:column-count="1" fo:column-gap="0mm"/>
      </style:graphic-properties>
    </style:style>
    <style:style style:name="Mfr12" style:family="graphic" style:parent-style-name="Frame">
      <style:graphic-properties fo:margin-left="0mm" fo:margin-right="0mm" fo:margin-top="0mm" fo:margin-bottom="0mm" style:run-through="foreground" style:protect="content 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 draw:wrap-influence-on-position="once-concurrent" loext:allow-overlap="true" draw:textarea-vertical-align="middle">
        <style:columns fo:column-count="1" fo:column-gap="0mm"/>
      </style:graphic-properties>
    </style:style>
    <style:style style:name="Mfr13" style:family="graphic" style:parent-style-name="Frame">
      <style:graphic-properties fo:margin-left="0mm" fo:margin-right="0mm" fo:margin-top="0mm" fo:margin-bottom="0mm" style:run-through="foreground" style:protect="none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49mm" fo:border="0.06pt solid #000000" style:shadow="none" draw:shadow-opacity="100%" draw:wrap-influence-on-position="once-concurrent" loext:allow-overlap="true">
        <style:columns fo:column-count="1" fo:column-gap="0mm"/>
      </style:graphic-properties>
    </style:style>
    <style:style style:name="Mfr14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1.01mm" fo:padding-bottom="1.01mm" fo:border="0.06pt solid #000000" style:shadow="none" draw:shadow-opacity="100%" draw:textarea-vertical-align="middle">
        <style:columns fo:column-count="1" fo:column-gap="0mm"/>
      </style:graphic-properties>
    </style:style>
    <style:style style:name="Mfr15" style:family="graphic" style:parent-style-name="Frame">
      <style:graphic-properties fo:margin-left="0mm" fo:margin-right="0mm" fo:margin-top="0mm" fo:margin-bottom="0mm" style:run-through="foreground" style:protect="none" style:wrap="none" style:vertical-pos="from-top" style:vertical-rel="page" style:horizontal-pos="from-left" style:horizontal-rel="page" fo:background-color="#ffffff" style:background-transparency="100%" draw:fill="solid" draw:fill-color="#ffffff" draw:opacity="0%" fo:padding-left="0.49mm" fo:padding-right="0.49mm" fo:padding-top="1.01mm" fo:padding-bottom="1.01mm" fo:border="0.06pt solid #000000" style:shadow="none" draw:shadow-opacity="100%">
        <style:columns fo:column-count="1" fo:column-gap="0mm"/>
      </style:graphic-properties>
    </style:style>
    <style:style style:name="Mgr1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svg:stroke-width="0.49mm" draw:marker-start-width="4.27mm" draw:marker-end-width="4.27mm" draw:stroke-linejoin="miter" svg:stroke-linecap="round" draw:textarea-horizontal-align="center" draw:textarea-vertical-align="middle" fo:padding-top="0.25mm" fo:padding-bottom="0.25mm" fo:padding-left="0.25mm" fo:padding-right="0.25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svg:stroke-width="0.49mm" draw:marker-start-width="4.27mm" draw:marker-end-width="4.27mm" draw:stroke-linejoin="none" svg:stroke-linecap="round" draw:textarea-horizontal-align="center" draw:textarea-vertical-align="middle" fo:padding-top="0.25mm" fo:padding-bottom="0.25mm" fo:padding-left="0.25mm" fo:padding-right="0.25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draw:fill="none" draw:textarea-horizontal-align="justify" draw:textarea-vertical-align="top" fo:padding-top="0.49mm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none" draw:textarea-horizontal-align="justify" draw:textarea-vertical-align="top" fo:padding-top="0.49mm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svg:stroke-width="0.49mm" draw:marker-start-width="4.25mm" draw:marker-end-width="4.25mm" draw:stroke-linejoin="none" draw:textarea-horizontal-align="center" draw:textarea-vertical-align="middle" fo:padding-top="0.23mm" fo:padding-bottom="0.23mm" fo:padding-left="0.23mm" fo:padding-right="0.23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svg:stroke-width="0.19mm" draw:marker-start-width="3.9mm" draw:marker-end-width="3.9mm" draw:stroke-linejoin="none" draw:textarea-horizontal-align="center" draw:textarea-vertical-align="middle" fo:padding-top="0.09mm" fo:padding-bottom="0.09mm" fo:padding-left="0.09mm" fo:padding-right="0.09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10" style:family="graphic">
      <style:graphic-properties svg:stroke-width="0.49mm" draw:marker-start-width="4.25mm" draw:marker-end-width="4.25mm" draw:stroke-linejoin="none" draw:textarea-horizontal-align="center" draw:textarea-vertical-align="middle" fo:padding-top="0.23mm" fo:padding-bottom="0.23mm" fo:padding-left="0.23mm" fo:padding-right="0.23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draw:stroke="none" draw:fill="none" draw:textarea-horizontal-align="justify" draw:textarea-vertical-align="middle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12" style:family="graphic">
      <style:graphic-properties draw:stroke="none" draw:fill="none" draw:textarea-horizontal-align="center" draw:textarea-vertical-align="middle" fo:padding-top="0.49mm" fo:padding-left="1.01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none" draw:textarea-horizontal-align="center" draw:textarea-vertical-align="middle" fo:padding-top="0mm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svg:stroke-width="0.49mm" draw:marker-start-width="4.27mm" draw:marker-end-width="4.27mm" draw:stroke-linejoin="none" svg:stroke-linecap="round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15" style:family="graphic">
      <style:graphic-properties svg:stroke-width="0.49mm" draw:marker-start-width="4.27mm" draw:marker-end-width="4.27mm" draw:stroke-linejoin="none" svg:stroke-linecap="round" draw:textarea-horizontal-align="center" draw:textarea-vertical-align="middle" fo:padding-top="0.25mm" fo:padding-bottom="0.25mm" fo:padding-left="0.25mm" fo:padding-right="0.25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16" style:family="graphic">
      <style:graphic-properties draw:stroke="none" draw:fill="none" draw:textarea-horizontal-align="center" draw:textarea-vertical-align="middle" fo:padding-top="0.49mm" fo:padding-left="1.01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17" style:family="graphic">
      <style:graphic-properties draw:stroke="none" draw:fill="none" draw:textarea-horizontal-align="center" draw:textarea-vertical-align="middle" fo:padding-top="0mm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18" style:family="graphic">
      <style:graphic-properties svg:stroke-width="0.49mm" draw:marker-start-width="4.27mm" draw:marker-end-width="4.27mm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19" style:family="graphic">
      <style:graphic-properties draw:stroke="none" draw:fill="none" draw:textarea-horizontal-align="left" draw:textarea-vertical-align="middle" fo:padding-top="0.49mm" fo:padding-left="1.01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0" style:family="graphic">
      <style:graphic-properties draw:stroke="none" draw:fill="none" draw:textarea-horizontal-align="left" draw:textarea-vertical-align="middle" fo:padding-top="0mm" fo:padding-bottom="0.49mm" fo:padding-left="1.01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1" style:family="graphic">
      <style:graphic-properties draw:stroke="none" draw:fill="none" draw:textarea-horizontal-align="center" draw:textarea-vertical-align="middle" fo:padding-top="0mm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22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3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4" style:family="graphic">
      <style:graphic-properties svg:stroke-width="0.49mm" draw:marker-start-width="4.27mm" draw:marker-end-width="4.27mm" draw:stroke-linejoin="miter" svg:stroke-linecap="square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5" style:family="graphic">
      <style:graphic-properties draw:stroke="none" svg:stroke-width="0.49mm" draw:marker-start-width="4.27mm" draw:marker-end-width="4.27mm" draw:stroke-linejoin="none" draw:fill="none" draw:textarea-horizontal-align="center" draw:textarea-vertical-align="middle" fo:padding-top="0mm" fo:padding-bottom="0mm" fo:padding-left="0mm" fo:padding-righ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6" style:family="graphic">
      <style:graphic-properties draw:stroke="none" draw:fill="none" draw:textarea-horizontal-align="left" draw:textarea-vertical-align="middle" fo:padding-top="0.49mm" fo:padding-left="1.01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7" style:family="graphic">
      <style:graphic-properties draw:stroke="none" draw:fill="none" draw:textarea-horizontal-align="left" draw:textarea-vertical-align="middle" fo:padding-top="0.49mm" fo:padding-left="1.01mm" fo:padding-righ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8" style:family="graphic">
      <style:graphic-properties svg:stroke-width="0.19mm" draw:marker-start-width="3.81mm" draw:marker-end-width="3.81mm" draw:textarea-horizontal-align="center" draw:textarea-vertical-align="middle" fo:padding-top="0.09mm" fo:padding-bottom="0.09mm" fo:padding-left="0.09mm" fo:padding-right="0.09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29" style:family="graphic">
      <style:graphic-properties svg:stroke-width="0.49mm" draw:marker-start-width="4.27mm" draw:marker-end-width="4.27mm" draw:textarea-horizontal-align="center" draw:textarea-vertical-align="middle" fo:padding-top="0.25mm" fo:padding-bottom="0.25mm" fo:padding-left="0.25mm" fo:padding-right="0.25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30" style:family="graphic">
      <style:graphic-properties svg:stroke-width="0.49mm" draw:marker-start-width="4.2mm" draw:marker-end-width="4.2mm" svg:stroke-linecap="square" draw:textarea-horizontal-align="center" draw:textarea-vertical-align="middle" fo:padding-top="0.23mm" fo:padding-bottom="0.23mm" fo:padding-left="0.23mm" fo:padding-right="0.23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31" style:family="graphic">
      <style:graphic-properties svg:stroke-width="0.49mm" draw:marker-start-width="4.2mm" draw:marker-end-width="4.2mm" draw:textarea-horizontal-align="center" draw:textarea-vertical-align="middle" fo:padding-top="0.23mm" fo:padding-bottom="0.23mm" fo:padding-left="0.23mm" fo:padding-right="0.23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32" style:family="graphic">
      <style:graphic-properties svg:stroke-width="0.49mm" draw:marker-start-width="4.27mm" draw:marker-end-width="4.27mm" svg:stroke-linecap="square" draw:textarea-horizontal-align="center" draw:textarea-vertical-align="middle" fo:padding-top="0.25mm" fo:padding-bottom="0.25mm" fo:padding-left="0.25mm" fo:padding-right="0.25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33" style:family="graphic">
      <style:graphic-properties svg:stroke-width="0.49mm" draw:marker-start-width="4.27mm" draw:marker-end-width="4.27mm" draw:stroke-linejoin="none" svg:stroke-linecap="round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4" style:family="graphic">
      <style:graphic-properties svg:stroke-width="0.49mm" draw:marker-start-width="4.27mm" draw:marker-end-width="4.27mm" draw:stroke-linejoin="round" svg:stroke-linecap="round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5" style:family="graphic">
      <style:graphic-properties svg:stroke-width="0.19mm" draw:marker-start-width="3.81mm" draw:marker-end-width="3.81mm" draw:stroke-linejoin="none" draw:textarea-horizontal-align="center" draw:textarea-vertical-align="middle" fo:padding-top="0.09mm" fo:padding-bottom="0.09mm" fo:padding-left="0.09mm" fo:padding-right="0.09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36" style:family="graphic">
      <style:graphic-properties draw:stroke="none" draw:fill="none" draw:textarea-horizontal-align="center" draw:textarea-vertical-align="middle" fo:padding-top="0mm" fo:padding-bottom="0mm" fo:padding-left="0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7" style:family="graphic">
      <style:graphic-properties draw:stroke="none" draw:fill="none" draw:textarea-horizontal-align="left" draw:textarea-vertical-align="middle" fo:padding-top="0.49mm" fo:padding-bottom="0.49mm" fo:padding-left="1.01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8" style:family="graphic">
      <style:graphic-properties svg:stroke-width="0.49mm" draw:marker-start-width="4.27mm" draw:marker-end-width="4.27mm" draw:stroke-linejoin="non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9" style:family="graphic">
      <style:graphic-properties draw:stroke="none" svg:stroke-width="0.49mm" draw:marker-start-width="4.27mm" draw:marker-end-width="4.27mm" draw:stroke-linejoin="none" draw:fill="none" draw:textarea-horizontal-align="center" draw:textarea-vertical-align="middle" fo:padding-top="0.25mm" fo:padding-bottom="0.25mm" fo:padding-left="0.25mm" fo:padding-right="0.2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40" style:family="graphic">
      <style:graphic-properties draw:stroke="none" svg:stroke-width="0.49mm" draw:marker-start-width="4.27mm" draw:marker-end-width="4.27mm" draw:stroke-linejoin="none" draw:fill="non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41" style:family="graphic">
      <style:graphic-properties svg:stroke-width="0.19mm" draw:marker-start-width="3.83mm" draw:marker-end-width="3.83mm" draw:stroke-linejoin="none" draw:textarea-horizontal-align="center" draw:textarea-vertical-align="middle" fo:padding-top="0.11mm" fo:padding-bottom="0.11mm" fo:padding-left="0.11mm" fo:padding-right="0.11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2" style:family="graphic">
      <style:graphic-properties svg:stroke-width="0.19mm" draw:marker-start-width="3.81mm" draw:marker-end-width="3.81mm" draw:stroke-linejoin="none" draw:textarea-horizontal-align="center" draw:textarea-vertical-align="middle" fo:padding-top="0.11mm" fo:padding-bottom="0.11mm" fo:padding-left="0.11mm" fo:padding-right="0.11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3" style:family="graphic">
      <style:graphic-properties svg:stroke-width="0.19mm" draw:marker-start-width="3.81mm" draw:marker-end-width="3.81mm" draw:stroke-linejoin="none" draw:textarea-horizontal-align="center" draw:textarea-vertical-align="middle" fo:padding-top="0.09mm" fo:padding-bottom="0.09mm" fo:padding-left="0.09mm" fo:padding-right="0.09m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Mgr44" style:family="graphic">
      <style:graphic-properties draw:stroke="none" draw:fill="none" draw:textarea-horizontal-align="center" draw:textarea-vertical-align="middle" fo:padding-top="0.49mm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45" style:family="graphic">
      <style:graphic-properties draw:stroke="none" draw:fill="none" draw:textarea-horizontal-align="justify" draw:textarea-vertical-align="middle" fo:padding-left="0mm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46" style:family="graphic">
      <style:graphic-properties svg:stroke-width="0.49mm" draw:marker-start-width="4.2mm" draw:marker-end-width="4.2mm" svg:stroke-linecap="squar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7" style:family="graphic">
      <style:graphic-properties svg:stroke-width="0.49mm" draw:marker-start-width="4.27mm" draw:marker-end-width="4.27mm" draw:stroke-linejoin="none" svg:stroke-linecap="square" draw:textarea-horizontal-align="center" draw:textarea-vertical-align="middle" fo:padding-top="0.25mm" fo:padding-bottom="0.25mm" fo:padding-left="0.25mm" fo:padding-right="0.25mm" style:protect="position siz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0mm" fo:margin-bottom="4.99mm" fo:margin-left="23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4.99mm" fo:margin-left="0mm" fo:margin-right="0mm" fo:margin-bottom="10mm" style:dynamic-spacing="false"/>
      </style:header-style>
      <style:footer-style>
        <style:header-footer-properties svg:height="29mm" fo:margin-left="0mm" fo:margin-right="0mm" fo:margin-top="10mm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0mm" fo:margin-bottom="9mm" fo:margin-left="23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4.99mm" fo:margin-left="0mm" fo:margin-right="0mm" fo:margin-bottom="10mm" style:dynamic-spacing="false"/>
      </style:header-style>
      <style:footer-style>
        <style:header-footer-properties svg:height="14.99mm" fo:margin-left="0mm" fo:margin-right="0mm" fo:margin-top="10mm" style:dynamic-spacing="false"/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43.99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24.99mm" fo:margin-left="0mm" fo:margin-right="0mm" fo:margin-bottom="4.99mm" fo:background-color="transparent" style:dynamic-spacing="false" draw:fill="none" draw:fill-color="#99ccff"/>
      </style:header-style>
      <style:footer-style>
        <style:header-footer-properties svg:height="9.98mm" fo:margin-left="0mm" fo:margin-right="0mm" fo:margin-top="4.99mm" fo:background-color="transparent" style:dynamic-spacing="false" draw:fill="none" draw:fill-color="#99ccff"/>
      </style:footer-style>
    </style:page-layout>
    <style:page-layout style:name="Mpm4">
      <style:page-layout-properties fo:page-width="210.01mm" fo:page-height="297mm" style:num-format="1" style:print-orientation="portrait" fo:margin-top="0mm" fo:margin-bottom="4.99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4.99mm" fo:margin-left="0mm" fo:margin-right="0mm" fo:margin-bottom="10mm" fo:background-color="transparent" style:dynamic-spacing="false" draw:fill="none" draw:fill-color="#99ccff"/>
      </style:header-style>
      <style:footer-style>
        <style:header-footer-properties svg:height="63.01mm" fo:margin-left="0mm" fo:margin-right="0mm" fo:margin-top="10mm" fo:background-color="transparent" style:dynamic-spacing="false" draw:fill="none" draw:fill-color="#99ccff"/>
      </style:footer-style>
    </style:page-layout>
    <style:page-layout style:name="Mpm5">
      <style:page-layout-properties fo:page-width="210.01mm" fo:page-height="297mm" style:num-format="1" style:print-orientation="portrait" fo:margin-top="0mm" fo:margin-bottom="4.99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4.99mm" fo:margin-left="0mm" fo:margin-right="0mm" fo:margin-bottom="10mm" fo:background-color="transparent" style:dynamic-spacing="false" draw:fill="none" draw:fill-color="#99ccff"/>
      </style:header-style>
      <style:footer-style>
        <style:header-footer-properties svg:height="37.99mm" fo:margin-left="0mm" fo:margin-right="0mm" fo:margin-top="10mm" fo:background-color="transparent" style:dynamic-spacing="false" draw:fill="none" draw:fill-color="#99ccff"/>
      </style:footer-style>
    </style:page-layout>
    <style:page-layout style:name="Mpm6">
      <style:page-layout-properties fo:page-width="210.01mm" fo:page-height="297mm" style:num-format="1" style:print-orientation="portrait" fo:margin-top="0mm" fo:margin-bottom="4.99mm" fo:margin-left="20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4mm" fo:margin-left="0mm" fo:margin-right="0mm" fo:margin-bottom="0mm" style:dynamic-spacing="false"/>
      </style:header-style>
      <style:footer-style>
        <style:header-footer-properties svg:height="19mm" fo:margin-left="0mm" fo:margin-right="0mm" fo:margin-top="0mm" style:dynamic-spacing="false"/>
      </style:footer-style>
    </style:page-layout>
    <style:page-layout style:name="Mpm7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420mm" fo:page-height="297mm" style:num-format="1" style:print-orientation="landscape" fo:margin-top="10mm" fo:margin-bottom="40.01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4.99mm" fo:margin-left="0mm" fo:margin-right="0mm" fo:margin-bottom="0mm" fo:background-color="transparent" style:dynamic-spacing="false" draw:fill="none" draw:fill-color="#99ccff"/>
      </style:header-style>
      <style:footer-style>
        <style:header-footer-properties svg:height="4.99mm" fo:margin-left="0mm" fo:margin-right="0mm" fo:margin-top="0mm" fo:background-color="transparent" style:dynamic-spacing="false" draw:fill="none" draw:fill-color="#99ccff"/>
      </style:footer-style>
    </style:page-layout>
    <style:page-layout style:name="Mpm13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Landscape" style:page-layout-name="Mpm3" draw:style-name="Mdp1">
      <style:header>
        <text:p text:style-name="Header"><draw:line text:anchor-type="paragraph" draw:z-index="614" draw:name="Фигура126_0" draw:style-name="Mgr1" draw:text-style-name="MP1" svg:x1="9.01mm" svg:y1="85mm" svg:x2="24mm" svg:y2="85mm"><text:p/></draw:line><draw:frame draw:style-name="Mfr1" draw:name="Врезка9" text:anchor-type="paragraph" svg:x="9.3mm" svg:y="85mm" svg:width="14.99mm" svg:height="110.01mm" draw:z-index="617"><draw:text-box><text:p text:style-name="MP2"><text:user-defined style:data-style-name="N0" text:name="Обозначение изделия"/><text:user-defined style:data-style-name="N0" text:name="Код вида документа"/></text:p></draw:text-box></draw:frame><draw:line text:anchor-type="paragraph" draw:z-index="36" draw:name="Фигура86_0" draw:style-name="Mgr2" draw:text-style-name="MP1" svg:x1="291.99mm" svg:y1="20mm" svg:x2="292.4mm" svg:y2="205mm"><text:p/></draw:line><draw:line text:anchor-type="paragraph" draw:z-index="37" draw:name="Фигура84_0" draw:style-name="Mgr2" draw:text-style-name="MP1" svg:x1="9.01mm" svg:y1="20mm" svg:x2="292.5mm" svg:y2="20mm"><text:p/></draw:line><draw:line text:anchor-type="paragraph" draw:z-index="38" draw:name="Фигура84_1" draw:style-name="Mgr3" draw:text-style-name="MP1" svg:x1="9.31mm" svg:y1="205mm" svg:x2="292.5mm" svg:y2="205mm"><text:p/></draw:line><draw:line text:anchor-type="paragraph" draw:z-index="39" draw:name="Фигура86_1" draw:style-name="Mgr4" draw:text-style-name="MP1" svg:x1="9.01mm" svg:y1="20mm" svg:x2="9.42mm" svg:y2="205mm"><text:p/></draw:line></text:p>
      </style:header>
      <style:footer>
        <text:user-field-decls>
          <text:user-field-decl office:value-type="float" office:value="0" text:name="Изм."/>
        </text:user-field-decls>
        <text:p text:style-name="Footer"><draw:rect text:anchor-type="paragraph" draw:z-index="612" draw:name="Фигура47_0" draw:style-name="Mgr5" draw:text-style-name="MP3" svg:width="70.02mm" svg:height="5mm" draw:transform="rotate (-1.5707963267949) translate (8.99444444444444mm 85.005mm)"><text:p text:style-name="MP1"><text:span text:style-name="MT1">К</text:span><text:span text:style-name="MT1">о</text:span><text:span text:style-name="MT1">п</text:span><text:span text:style-name="MT1">и</text:span><text:span text:style-name="MT1">р</text:span><text:span text:style-name="MT1">о</text:span><text:span text:style-name="MT1">в</text:span><text:span text:style-name="MT1">а</text:span><text:span text:style-name="MT1">л</text:span></text:p></draw:rect><draw:rect text:anchor-type="paragraph" draw:z-index="613" draw:name="Фигура48_0" draw:style-name="Mgr6" draw:text-style-name="MP3" svg:width="50.01mm" svg:height="5mm" draw:transform="rotate (-1.5707963267949) translate (8.99444444444444mm 154.986111111111mm)"><text:p text:style-name="MP1"><text:span text:style-name="MT1">Ф</text:span><text:span text:style-name="MT1">о</text:span><text:span text:style-name="MT1">р</text:span><text:span text:style-name="MT1">м</text:span><text:span text:style-name="MT1">а</text:span><text:span text:style-name="MT1">т</text:span><text:span text:style-name="MT1"> </text:span><text:span text:style-name="MT1">А</text:span><text:span text:style-name="MT1">4</text:span></text:p></draw:rect><draw:line text:anchor-type="paragraph" draw:z-index="615" draw:name="Фигура126_1" draw:style-name="Mgr1" draw:text-style-name="MP1" svg:x1="9.01mm" svg:y1="27.01mm" svg:x2="24mm" svg:y2="27.01mm"><text:p/></draw:line><draw:line text:anchor-type="paragraph" draw:z-index="616" draw:name="Фигура126_2" draw:style-name="Mgr1" draw:text-style-name="MP1" svg:x1="9.01mm" svg:y1="37.01mm" svg:x2="24mm" svg:y2="37.01mm"><text:p/></draw:line><draw:line text:anchor-type="paragraph" draw:z-index="618" draw:name="Фигура126_3" draw:style-name="Mgr1" draw:text-style-name="MP1" svg:x1="9.01mm" svg:y1="60.01mm" svg:x2="24mm" svg:y2="60.01mm"><text:p/></draw:line><draw:line text:anchor-type="paragraph" draw:z-index="619" draw:name="Фигура126_4" draw:style-name="Mgr1" draw:text-style-name="MP1" svg:x1="9.01mm" svg:y1="75mm" svg:x2="24mm" svg:y2="75mm"><text:p/></draw:line><draw:line text:anchor-type="paragraph" draw:z-index="620" draw:name="Фигура126_5" draw:style-name="Mgr1" draw:text-style-name="MP1" svg:x1="9.51mm" svg:y1="195mm" svg:x2="24.5mm" svg:y2="195mm"><text:p/></draw:line><draw:line text:anchor-type="paragraph" draw:z-index="621" draw:name="Фигура138_0" draw:style-name="Mgr7" draw:text-style-name="MP1" svg:x1="14.02mm" svg:y1="19.97mm" svg:x2="14.02mm" svg:y2="84.97mm"><text:p/></draw:line><draw:line text:anchor-type="paragraph" draw:z-index="622" draw:name="Фигура122_0" draw:style-name="Mgr8" draw:text-style-name="MP1" svg:x1="24.01mm" svg:y1="19.97mm" svg:x2="24.42mm" svg:y2="204.97mm"><text:p/></draw:line><draw:line text:anchor-type="paragraph" draw:z-index="623" draw:name="Фигура138_1" draw:style-name="Mgr9" draw:text-style-name="MP1" svg:x1="19mm" svg:y1="19.97mm" svg:x2="19mm" svg:y2="84.97mm"><text:p/></draw:line><draw:line text:anchor-type="paragraph" draw:z-index="624" draw:name="Фигура138_2" draw:style-name="Mgr10" draw:text-style-name="MP1" svg:x1="17mm" svg:y1="195mm" svg:x2="17mm" svg:y2="205mm"><text:p/></draw:line><draw:rect text:anchor-type="paragraph" draw:z-index="625" draw:name="Фигура135_0" draw:style-name="Mgr11" draw:text-style-name="MP3" svg:width="10.01mm" svg:height="7.01mm" draw:transform="rotate (-1.5707963267949) translate (24.0051388888889mm 195.001111111111mm)"><text:p text:style-name="MP1"><text:span text:style-name="MT1">Л</text:span><text:span text:style-name="MT1">и</text:span><text:span text:style-name="MT1">с</text:span><text:span text:style-name="MT1">т</text:span></text:p></draw:rect><draw:frame draw:style-name="Mfr2" draw:name="Врезка3" text:anchor-type="paragraph" svg:x="9.3mm" svg:y="195mm" svg:width="7.71mm" svg:height="10mm" draw:z-index="516"><draw:text-box><text:p text:style-name="MP4"><text:page-number text:select-page="current">13</text:page-number></text:p></draw:text-box></draw:frame><draw:rect text:anchor-type="paragraph" draw:z-index="630" draw:name="Фигура134_0" draw:style-name="Mgr12" draw:text-style-name="MP6" svg:width="9.94mm" svg:height="5mm" draw:transform="rotate (-1.5707963267949) translate (13.99625mm 75.00375mm)"><text:p text:style-name="MP5"><text:span text:style-name="MT1">Д</text:span><text:span text:style-name="MT1">а</text:span><text:span text:style-name="MT1">т</text:span><text:span text:style-name="MT1">а</text:span></text:p></draw:rect><draw:rect text:anchor-type="paragraph" draw:z-index="629" draw:name="Фигура133_0" draw:style-name="Mgr12" draw:text-style-name="MP6" svg:width="15mm" svg:height="5mm" draw:transform="rotate (-1.5707963267949) translate (13.99625mm 60.0106944444445mm)"><text:p text:style-name="MP5"><text:span text:style-name="MT1">П</text:span><text:span text:style-name="MT1">о</text:span><text:span text:style-name="MT1">д</text:span><text:span text:style-name="MT1">п</text:span><text:span text:style-name="MT1">.</text:span></text:p></draw:rect><draw:rect text:anchor-type="paragraph" draw:z-index="628" draw:name="Фигура132_0" draw:style-name="Mgr13" draw:text-style-name="MP3" svg:width="23.01mm" svg:height="5mm" draw:transform="rotate (-1.5707963267949) translate (13.99625mm 37.0095833333333mm)"><text:p text:style-name="MP1"><text:span text:style-name="MT1">№</text:span><text:span text:style-name="MT1"> </text:span><text:span text:style-name="MT1">д</text:span><text:span text:style-name="MT1">о</text:span><text:span text:style-name="MT1">к</text:span><text:span text:style-name="MT1">у</text:span><text:span text:style-name="MT1">м</text:span><text:span text:style-name="MT1">.</text:span></text:p></draw:rect><draw:rect text:anchor-type="paragraph" draw:z-index="627" draw:name="Фигура131_0" draw:style-name="Mgr13" draw:text-style-name="MP3" svg:width="10.01mm" svg:height="5mm" draw:transform="rotate (-1.5707963267949) translate (13.99625mm 27.0083333333333mm)"><text:p text:style-name="MP1"><text:span text:style-name="MT1">Л</text:span><text:span text:style-name="MT1">и</text:span><text:span text:style-name="MT1">с</text:span><text:span text:style-name="MT1">т</text:span></text:p></draw:rect><draw:rect text:anchor-type="paragraph" draw:z-index="626" draw:name="Фигура130_0" draw:style-name="Mgr13" draw:text-style-name="MP7" svg:width="7.01mm" svg:height="5mm" draw:transform="rotate (-1.5707963267949) translate (13.99625mm 19.9956944444445mm)"><text:p text:style-name="MP5"><text:span text:style-name="MT2">И</text:span><text:span text:style-name="MT2">з</text:span><text:span text:style-name="MT2">м</text:span><text:span text:style-name="MT2">.</text:span></text:p></draw:rect><draw:line text:anchor-type="paragraph" draw:z-index="631" draw:name="Фигура122_1" draw:style-name="Mgr14" draw:text-style-name="MP1" svg:x1="9.01mm" svg:y1="8.01mm" svg:x2="9.01mm" svg:y2="20mm"><text:p/></draw:line><draw:line text:anchor-type="paragraph" draw:z-index="632" draw:name="Фигура122_2" draw:style-name="Mgr14" draw:text-style-name="MP1" svg:x1="154.02mm" svg:y1="8.01mm" svg:x2="154.02mm" svg:y2="20mm"><text:p/></draw:line><draw:line text:anchor-type="paragraph" draw:z-index="633" draw:name="Фигура122_3" draw:style-name="Mgr15" draw:text-style-name="MP1" svg:x1="9.01mm" svg:y1="8.01mm" svg:x2="154.02mm" svg:y2="8.01mm"><text:p/></draw:line><draw:line text:anchor-type="paragraph" draw:z-index="634" draw:name="Фигура122_4" draw:style-name="Mgr14" draw:text-style-name="MP1" svg:x1="34.01mm" svg:y1="8.01mm" svg:x2="34.01mm" svg:y2="20mm"><text:p/></draw:line><draw:line text:anchor-type="paragraph" draw:z-index="635" draw:name="Фигура122_5" draw:style-name="Mgr14" draw:text-style-name="MP1" svg:x1="69mm" svg:y1="8.01mm" svg:x2="69mm" svg:y2="20mm"><text:p/></draw:line><draw:line text:anchor-type="paragraph" draw:z-index="636" draw:name="Фигура122_6" draw:style-name="Mgr14" draw:text-style-name="MP1" svg:x1="94mm" svg:y1="8.01mm" svg:x2="94mm" svg:y2="20mm"><text:p/></draw:line><draw:line text:anchor-type="paragraph" draw:z-index="637" draw:name="Фигура122_7" draw:style-name="Mgr14" draw:text-style-name="MP1" svg:x1="118.99mm" svg:y1="8.01mm" svg:x2="118.99mm" svg:y2="20mm"><text:p/></draw:line><draw:line text:anchor-type="paragraph" draw:z-index="638" draw:name="Фигура122_8" draw:style-name="Mgr15" draw:text-style-name="MP1" svg:x1="9.01mm" svg:y1="13mm" svg:x2="154.02mm" svg:y2="13mm"><text:p/></draw:line><draw:rect text:anchor-type="paragraph" draw:z-index="639" draw:name="Фигура139_0" draw:style-name="Mgr16" draw:text-style-name="MP8" svg:width="25.02mm" svg:height="5mm" svg:x="9mm" svg:y="8.01mm"><text:p text:style-name="MP5"><text:span text:style-name="MT3">И</text:span><text:span text:style-name="MT3">н</text:span><text:span text:style-name="MT3">в</text:span><text:span text:style-name="MT3">.</text:span><text:span text:style-name="MT3"> </text:span><text:span text:style-name="MT3">№</text:span><text:span text:style-name="MT3"> </text:span><text:span text:style-name="MT3">п</text:span><text:span text:style-name="MT3">о</text:span><text:span text:style-name="MT3">д</text:span><text:span text:style-name="MT3">л</text:span><text:span text:style-name="MT3">.</text:span></text:p></draw:rect><draw:rect text:anchor-type="paragraph" draw:z-index="640" draw:name="Фигура50_0" draw:style-name="Mgr17" draw:text-style-name="MP9" svg:width="35mm" svg:height="5mm" svg:x="34.01mm" svg:y="8.01mm"><text:p text:style-name="MP5"><text:span text:style-name="MT4">П</text:span><text:span text:style-name="MT4">о</text:span><text:span text:style-name="MT4">д</text:span><text:span text:style-name="MT4">п</text:span><text:span text:style-name="MT4">.</text:span><text:span text:style-name="MT4"> </text:span><text:span text:style-name="MT4">и</text:span><text:span text:style-name="MT4"> </text:span><text:span text:style-name="MT4">д</text:span><text:span text:style-name="MT4">а</text:span><text:span text:style-name="MT4">т</text:span><text:span text:style-name="MT4">а</text:span></text:p></draw:rect><draw:rect text:anchor-type="paragraph" draw:z-index="641" draw:name="Фигура50_1" draw:style-name="Mgr13" draw:text-style-name="MP10" svg:width="35mm" svg:height="5mm" svg:x="118.99mm" svg:y="8.01mm"><text:p text:style-name="MP5"><text:span text:style-name="MT5">П</text:span><text:span text:style-name="MT5">о</text:span><text:span text:style-name="MT5">д</text:span><text:span text:style-name="MT5">п</text:span><text:span text:style-name="MT5">.</text:span><text:span text:style-name="MT5"> </text:span><text:span text:style-name="MT5">и</text:span><text:span text:style-name="MT5"> </text:span><text:span text:style-name="MT5">д</text:span><text:span text:style-name="MT5">а</text:span><text:span text:style-name="MT5">т</text:span><text:span text:style-name="MT5">а</text:span></text:p></draw:rect><draw:rect text:anchor-type="paragraph" draw:z-index="642" draw:name="Фигура141_0" draw:style-name="Mgr12" draw:text-style-name="MP6" svg:width="25mm" svg:height="5mm" svg:x="69mm" svg:y="8.01mm"><text:p text:style-name="MP5"><text:span text:style-name="MT1">В</text:span><text:span text:style-name="MT1">з</text:span><text:span text:style-name="MT1">а</text:span><text:span text:style-name="MT1">м</text:span><text:span text:style-name="MT1">.</text:span><text:span text:style-name="MT1"> </text:span><text:span text:style-name="MT1">и</text:span><text:span text:style-name="MT1">н</text:span><text:span text:style-name="MT1">в</text:span><text:span text:style-name="MT1">.</text:span><text:span text:style-name="MT1"> </text:span><text:span text:style-name="MT1">№</text:span></text:p></draw:rect><draw:rect text:anchor-type="paragraph" draw:z-index="643" draw:name="Фигура142_0" draw:style-name="Mgr12" draw:text-style-name="MP6" svg:width="25mm" svg:height="5mm" svg:x="94mm" svg:y="8.01mm"><text:p text:style-name="MP5"><text:span text:style-name="MT1">И</text:span><text:span text:style-name="MT1">н</text:span><text:span text:style-name="MT1">в</text:span><text:span text:style-name="MT1">.</text:span><text:span text:style-name="MT1"> </text:span><text:span text:style-name="MT1">№</text:span><text:span text:style-name="MT1"> </text:span><text:span text:style-name="MT1">д</text:span><text:span text:style-name="MT1">у</text:span><text:span text:style-name="MT1">б</text:span><text:span text:style-name="MT1">л</text:span><text:span text:style-name="MT1">.</text:span></text:p></draw:rect><draw:line text:anchor-type="paragraph" draw:z-index="644" draw:name="Фигура122_9" draw:style-name="Mgr14" draw:text-style-name="MP1" svg:x1="34.01mm" svg:y1="19.97mm" svg:x2="34.01mm" svg:y2="84.97mm"><text:p/></draw:line><draw:line text:anchor-type="paragraph" draw:z-index="645" draw:name="Фигура122_10" draw:style-name="Mgr15" draw:text-style-name="MP1" svg:x1="24.01mm" svg:y1="85.01mm" svg:x2="34.01mm" svg:y2="85.01mm"><text:p/></draw:line><draw:line text:anchor-type="paragraph" draw:z-index="646" draw:name="Фигура122_11" draw:style-name="Mgr14" draw:text-style-name="MP1" svg:x1="29mm" svg:y1="19.97mm" svg:x2="29mm" svg:y2="84.97mm"><text:p/></draw:line><draw:line text:anchor-type="paragraph" draw:z-index="647" draw:name="Фигура59_4" draw:style-name="Mgr18" draw:text-style-name="MP1" svg:x1="29mm" svg:y1="50.01mm" svg:x2="24.01mm" svg:y2="50.01mm"><text:p/></draw:line><draw:line text:anchor-type="paragraph" draw:z-index="648" draw:name="Фигура59_5" draw:style-name="Mgr18" draw:text-style-name="MP1" svg:x1="33.99mm" svg:y1="37.01mm" svg:x2="29mm" svg:y2="37.01mm"><text:p/></draw:line><draw:rect text:anchor-type="paragraph" draw:z-index="649" draw:name="Фигура44_4" draw:style-name="Mgr19" draw:text-style-name="MP6" svg:width="17.01mm" svg:height="5mm" draw:transform="rotate (-1.5707963267949) translate (33.98875mm 19.9956944444445mm)"><text:p text:style-name="MP5"><text:span text:style-name="MT1">Ф</text:span><text:span text:style-name="MT1">а</text:span><text:span text:style-name="MT1">й</text:span><text:span text:style-name="MT1">л</text:span></text:p></draw:rect><draw:rect text:anchor-type="paragraph" draw:z-index="650" draw:name="Фигура44_5" draw:style-name="Mgr20" draw:text-style-name="MP6" svg:width="30.01mm" svg:height="5mm" draw:transform="rotate (-1.5707963267949) translate (28.9969444444444mm 19.9956944444445mm)"><text:p text:style-name="MP5"><text:span text:style-name="MT1">К</text:span><text:span text:style-name="MT1">о</text:span><text:span text:style-name="MT1">н</text:span><text:span text:style-name="MT1">т</text:span><text:span text:style-name="MT1">р</text:span><text:span text:style-name="MT1">о</text:span><text:span text:style-name="MT1">л</text:span><text:span text:style-name="MT1">ь</text:span><text:span text:style-name="MT1">н</text:span><text:span text:style-name="MT1">а</text:span><text:span text:style-name="MT1">я</text:span><text:span text:style-name="MT1"> </text:span><text:span text:style-name="MT1">с</text:span><text:span text:style-name="MT1">у</text:span><text:span text:style-name="MT1">м</text:span><text:span text:style-name="MT1">м</text:span><text:span text:style-name="MT1">а</text:span></text:p></draw:rect><draw:frame draw:style-name="Mfr3" draw:name="Врезка4" text:anchor-type="paragraph" svg:x="29mm" svg:y="37.01mm" svg:width="4.99mm" svg:height="48mm" draw:z-index="525"><draw:text-box><text:p text:style-name="MP11"><text:user-defined style:data-style-name="N0" text:name="Обозначение изделия"/><text:user-defined style:data-style-name="N0" text:name="Код вида документа"/>.<text:span text:style-name="MT6">pdf</text:span></text:p></draw:text-box></draw:frame><draw:frame draw:style-name="Mfr4" draw:name="Поле &quot;Номер изменения&quot; (форма 2а, альбомная ориентация)" text:anchor-type="paragraph" svg:x="14.01mm" svg:y="20mm" svg:width="4.99mm" svg:height="7mm" draw:z-index="526"><draw:text-box><text:p text:style-name="MP12"><text:user-field-get style:data-style-name="N0" text:name="Изм.">0</text:user-field-get></text:p></draw:text-box></draw:frame><draw:frame draw:style-name="Mfr5" draw:name="Врезка17" text:anchor-type="paragraph" svg:x="14.01mm" svg:y="27.01mm" svg:width="4.99mm" svg:height="10mm" draw:z-index="726"><draw:text-box><text:p text:style-name="MP13"><text:conditional-text text:condition="ooow:Изм. != 0" text:string-value-if-true="&quot;Зам.&quot;" text:string-value-if-false="&quot;Нов.&quot;" text:current-value="true">Нов.</text:conditional-text></text:p></draw:text-box></draw:frame></text:p>
      </style:footer>
    </style:master-page>
    <style:master-page style:name="Форма_20_2_20__5b_Текст.Без_20_полей_5d_" style:display-name="Форма 2 [Текст.Без полей]" style:page-layout-name="Mpm4" draw:style-name="Mdp1" style:next-style-name="Форма_20_2а_20__5b_Текст.Без_20_полей_5d_">
      <style:header>
        <text:p text:style-name="Header"><draw:rect text:anchor-type="paragraph" draw:z-index="532" draw:name="Фигура49_0" draw:style-name="Mgr17" draw:text-style-name="MP9" svg:width="60.02mm" svg:height="5mm" draw:transform="rotate (1.5707963267949) translate (8.01375mm 64.9993055555556mm)"><text:p text:style-name="MP5"><text:span text:style-name="MT4">П</text:span><text:span text:style-name="MT4">е</text:span><text:span text:style-name="MT4">р</text:span><text:span text:style-name="MT4">в</text:span><text:span text:style-name="MT4">.</text:span><text:span text:style-name="MT4"> </text:span><text:span text:style-name="MT4">п</text:span><text:span text:style-name="MT4">р</text:span><text:span text:style-name="MT4">и</text:span><text:span text:style-name="MT4">м</text:span><text:span text:style-name="MT4">е</text:span><text:span text:style-name="MT4">н</text:span><text:span text:style-name="MT4">.</text:span></text:p></draw:rect><draw:rect text:anchor-type="paragraph" draw:z-index="533" draw:name="Фигура49_1" draw:style-name="Mgr17" draw:text-style-name="MP9" svg:width="60.02mm" svg:height="5mm" draw:transform="rotate (1.5707963267949) translate (8.01375mm 125.006805555556mm)"><text:p text:style-name="MP5"><text:span text:style-name="MT4">С</text:span><text:span text:style-name="MT4">п</text:span><text:span text:style-name="MT4">р</text:span><text:span text:style-name="MT4">а</text:span><text:span text:style-name="MT4">в</text:span><text:span text:style-name="MT4">.</text:span><text:span text:style-name="MT4"> </text:span><text:span text:style-name="MT4">№</text:span></text:p></draw:rect><draw:rect text:anchor-type="paragraph" draw:z-index="534" draw:name="Фигура49_2" draw:style-name="Mgr21" draw:text-style-name="MP14" svg:width="60.02mm" svg:height="7.01mm" draw:transform="rotate (1.5707963267949) translate (12.9955555555556mm 64.9993055555556mm)"><text:p/></draw:rect><draw:frame draw:style-name="Mfr6" draw:name="+Поле &quot;Перв. примен.&quot;" text:anchor-type="paragraph" svg:x="13mm" svg:y="4.99mm" svg:width="7mm" svg:height="60.01mm" draw:z-index="662"><draw:text-box><text:p text:style-name="MP15"><text:user-defined style:data-style-name="N0" text:name="Перв. примен."/></text:p></draw:text-box></draw:frame><draw:line text:anchor-type="paragraph" draw:z-index="33" draw:name="Фигура1" draw:style-name="Mgr22" draw:text-style-name="MP1" svg:x1="20mm" svg:y1="4.99mm" svg:x2="205mm" svg:y2="4.99mm"><text:p/></draw:line><draw:line text:anchor-type="paragraph" draw:z-index="35" draw:name="Фигура3" draw:style-name="Mgr22" draw:text-style-name="MP1" svg:x1="205.03mm" svg:y1="4.74mm" svg:x2="205.03mm" svg:y2="288.24mm"><text:p/></draw:line><draw:line text:anchor-type="paragraph" draw:z-index="527" draw:name="Фигура76_0" draw:style-name="Mgr23" draw:text-style-name="MP1" svg:x1="20.03mm" svg:y1="5mm" svg:x2="8.04mm" svg:y2="5mm"><text:p/></draw:line><draw:line text:anchor-type="paragraph" draw:z-index="528" draw:name="Фигура76_1" draw:style-name="Mgr23" draw:text-style-name="MP1" svg:x1="20.03mm" svg:y1="65mm" svg:x2="8.04mm" svg:y2="65mm"><text:p/></draw:line><draw:line text:anchor-type="paragraph" draw:z-index="529" draw:name="Фигура76_2" draw:style-name="Mgr23" draw:text-style-name="MP1" svg:x1="20.03mm" svg:y1="125.01mm" svg:x2="8.04mm" svg:y2="125.01mm"><text:p/></draw:line><draw:line text:anchor-type="paragraph" draw:z-index="530" draw:name="Фигура82_0" draw:style-name="Mgr23" draw:text-style-name="MP1" svg:x1="13mm" svg:y1="5mm" svg:x2="13mm" svg:y2="125mm"><text:p/></draw:line><draw:line text:anchor-type="paragraph" draw:z-index="531" draw:name="Фигура82_1" draw:style-name="Mgr24" draw:text-style-name="MP1" svg:x1="8.04mm" svg:y1="4.99mm" svg:x2="8.04mm" svg:y2="124.99mm"><text:p/></draw:line><draw:line text:anchor-type="paragraph" draw:z-index="34" draw:name="Фигура2" draw:style-name="Mgr22" draw:text-style-name="MP1" svg:x1="20mm" svg:y1="4.74mm" svg:x2="20mm" svg:y2="288.24mm"><text:p/></draw:line></text:p>
      </style:header>
      <style:footer>
        <text:user-field-decls>
          <text:user-field-decl office:value-type="float" office:value="0" text:name="Изм."/>
        </text:user-field-decls>
        <text:p text:style-name="Footer"><draw:rect text:anchor-type="paragraph" draw:z-index="477" draw:name="Фигура36" draw:style-name="Mgr25" draw:text-style-name="MP7" svg:width="7.01mm" svg:height="5mm" svg:x="20mm" svg:y="258mm"><text:p text:style-name="MP5"><text:span text:style-name="MT2">И</text:span><text:span text:style-name="MT2">з</text:span><text:span text:style-name="MT2">м</text:span><text:span text:style-name="MT2">.</text:span></text:p></draw:rect><draw:rect text:anchor-type="paragraph" draw:z-index="478" draw:name="Фигура37" draw:style-name="Mgr25" draw:text-style-name="MP6" svg:width="10.01mm" svg:height="5mm" svg:x="27.01mm" svg:y="258mm"><text:p text:style-name="MP5"><text:span text:style-name="MT1">Л</text:span><text:span text:style-name="MT1">и</text:span><text:span text:style-name="MT1">с</text:span><text:span text:style-name="MT1">т</text:span></text:p></draw:rect><draw:rect text:anchor-type="paragraph" draw:z-index="479" draw:name="Фигура38" draw:style-name="Mgr25" draw:text-style-name="MP3" svg:width="23.01mm" svg:height="5mm" svg:x="37.01mm" svg:y="258mm"><text:p text:style-name="MP1"><text:span text:style-name="MT1">№</text:span><text:span text:style-name="MT1"> </text:span><text:span text:style-name="MT1">д</text:span><text:span text:style-name="MT1">о</text:span><text:span text:style-name="MT1">к</text:span><text:span text:style-name="MT1">у</text:span><text:span text:style-name="MT1">м</text:span><text:span text:style-name="MT1">.</text:span></text:p></draw:rect><draw:rect text:anchor-type="paragraph" draw:z-index="480" draw:name="Фигура39" draw:style-name="Mgr25" draw:text-style-name="MP6" svg:width="15mm" svg:height="5mm" svg:x="60.01mm" svg:y="258mm"><text:p text:style-name="MP5"><text:span text:style-name="MT1">П</text:span><text:span text:style-name="MT1">о</text:span><text:span text:style-name="MT1">д</text:span><text:span text:style-name="MT1">п</text:span><text:span text:style-name="MT1">.</text:span></text:p></draw:rect><draw:rect text:anchor-type="paragraph" draw:z-index="481" draw:name="Фигура40" draw:style-name="Mgr25" draw:text-style-name="MP3" svg:width="9.94mm" svg:height="5mm" svg:x="75mm" svg:y="258mm"><text:p text:style-name="MP1"><text:span text:style-name="MT1">Д</text:span><text:span text:style-name="MT1">а</text:span><text:span text:style-name="MT1">т</text:span><text:span text:style-name="MT1">а</text:span></text:p></draw:rect><draw:rect text:anchor-type="paragraph" draw:z-index="482" draw:name="Фигура41" draw:style-name="Mgr16" draw:text-style-name="MP16" svg:width="15mm" svg:height="5mm" svg:x="154.99mm" svg:y="263mm"><text:p text:style-name="MP1"><text:span text:style-name="MT7">Л</text:span><text:span text:style-name="MT7">и</text:span><text:span text:style-name="MT7">т</text:span><text:span text:style-name="MT7">.</text:span></text:p></draw:rect><draw:rect text:anchor-type="paragraph" draw:z-index="483" draw:name="Фигура42" draw:style-name="Mgr16" draw:text-style-name="MP17" svg:width="15mm" svg:height="5mm" svg:x="170mm" svg:y="263mm"><text:p text:style-name="MP5"><text:span text:style-name="MT7">Л</text:span><text:span text:style-name="MT7">и</text:span><text:span text:style-name="MT7">с</text:span><text:span text:style-name="MT7">т</text:span></text:p></draw:rect><draw:rect text:anchor-type="paragraph" draw:z-index="484" draw:name="Фигура43" draw:style-name="Mgr16" draw:text-style-name="MP17" svg:width="20.12mm" svg:height="5mm" svg:x="185mm" svg:y="263mm"><text:p text:style-name="MP5"><text:span text:style-name="MT7">Л</text:span><text:span text:style-name="MT7">и</text:span><text:span text:style-name="MT7">с</text:span><text:span text:style-name="MT7">т</text:span><text:span text:style-name="MT7">о</text:span><text:span text:style-name="MT7">в</text:span></text:p></draw:rect><draw:rect text:anchor-type="paragraph" draw:z-index="485" draw:name="Фигура44" draw:style-name="Mgr26" draw:text-style-name="MP6" svg:width="17.01mm" svg:height="5mm" svg:x="20mm" svg:y="263mm"><text:p text:style-name="MP5"><text:span text:style-name="MT1">Р</text:span><text:span text:style-name="MT1">а</text:span><text:span text:style-name="MT1">з</text:span><text:span text:style-name="MT1">р</text:span><text:span text:style-name="MT1">а</text:span><text:span text:style-name="MT1">б</text:span><text:span text:style-name="MT1">.</text:span></text:p></draw:rect><draw:rect text:anchor-type="paragraph" draw:z-index="486" draw:name="Фигура45" draw:style-name="Mgr27" draw:text-style-name="MP6" svg:width="17.01mm" svg:height="5mm" svg:x="20mm" svg:y="268.01mm"><text:p text:style-name="MP5"><text:span text:style-name="MT1">П</text:span><text:span text:style-name="MT1">р</text:span><text:span text:style-name="MT1">о</text:span><text:span text:style-name="MT1">в</text:span><text:span text:style-name="MT1">.</text:span></text:p></draw:rect><draw:rect text:anchor-type="paragraph" draw:z-index="487" draw:name="Фигура46" draw:style-name="Mgr26" draw:text-style-name="MP18" svg:width="17.01mm" svg:height="5mm" svg:x="20mm" svg:y="278.01mm"><text:p text:style-name="MP5"><text:span text:style-name="MT8">Н</text:span><text:span text:style-name="MT8">.</text:span><text:span text:style-name="MT8"> </text:span><text:span text:style-name="MT8">к</text:span><text:span text:style-name="MT8">о</text:span><text:span text:style-name="MT8">н</text:span><text:span text:style-name="MT8">т</text:span><text:span text:style-name="MT8">р</text:span><text:span text:style-name="MT8">.</text:span></text:p></draw:rect><draw:rect text:anchor-type="paragraph" draw:z-index="488" draw:name="Фигура47" draw:style-name="Mgr5" draw:text-style-name="MP3" svg:width="70.02mm" svg:height="5mm" svg:x="85mm" svg:y="288.01mm"><text:p text:style-name="MP1"><text:span text:style-name="MT1">К</text:span><text:span text:style-name="MT1">о</text:span><text:span text:style-name="MT1">п</text:span><text:span text:style-name="MT1">и</text:span><text:span text:style-name="MT1">р</text:span><text:span text:style-name="MT1">о</text:span><text:span text:style-name="MT1">в</text:span><text:span text:style-name="MT1">а</text:span><text:span text:style-name="MT1">л</text:span></text:p></draw:rect><draw:rect text:anchor-type="paragraph" draw:z-index="489" draw:name="Фигура48" draw:style-name="Mgr5" draw:text-style-name="MP3" svg:width="50.01mm" svg:height="5mm" svg:x="154.99mm" svg:y="287.71mm"><text:p text:style-name="MP1"><text:span text:style-name="MT1">Ф</text:span><text:span text:style-name="MT1">о</text:span><text:span text:style-name="MT1">р</text:span><text:span text:style-name="MT1">м</text:span><text:span text:style-name="MT1">а</text:span><text:span text:style-name="MT1">т</text:span><text:span text:style-name="MT1"> </text:span><text:span text:style-name="MT1">А</text:span><text:span text:style-name="MT1">4</text:span></text:p></draw:rect><draw:rect text:anchor-type="paragraph" draw:z-index="490" draw:name="Фигура49" draw:style-name="Mgr17" draw:text-style-name="MP9" svg:width="25.02mm" svg:height="5mm" draw:transform="rotate (1.5707963267949) translate (8.01375mm 288.010833333333mm)"><text:p text:style-name="MP5"><text:span text:style-name="MT4">И</text:span><text:span text:style-name="MT4">н</text:span><text:span text:style-name="MT4">в</text:span><text:span text:style-name="MT4">.</text:span><text:span text:style-name="MT4"> </text:span><text:span text:style-name="MT4">№</text:span><text:span text:style-name="MT4"> </text:span><text:span text:style-name="MT4">п</text:span><text:span text:style-name="MT4">о</text:span><text:span text:style-name="MT4">д</text:span><text:span text:style-name="MT4">л</text:span><text:span text:style-name="MT4">.</text:span></text:p></draw:rect><draw:rect text:anchor-type="paragraph" draw:z-index="491" draw:name="Фигура50" draw:style-name="Mgr17" draw:text-style-name="MP9" svg:width="35mm" svg:height="5mm" draw:transform="rotate (1.5707963267949) translate (8.01375mm 262.998888888889mm)"><text:p text:style-name="MP5"><text:span text:style-name="MT4">П</text:span><text:span text:style-name="MT4">о</text:span><text:span text:style-name="MT4">д</text:span><text:span text:style-name="MT4">п</text:span><text:span text:style-name="MT4">.</text:span><text:span text:style-name="MT4"> </text:span><text:span text:style-name="MT4">и</text:span><text:span text:style-name="MT4"> </text:span><text:span text:style-name="MT4">д</text:span><text:span text:style-name="MT4">а</text:span><text:span text:style-name="MT4">т</text:span><text:span text:style-name="MT4">а</text:span></text:p></draw:rect><draw:rect text:anchor-type="paragraph" draw:z-index="492" draw:name="Фигура51" draw:style-name="Mgr16" draw:text-style-name="MP9" svg:width="25mm" svg:height="5mm" draw:transform="rotate (1.5707963267949) translate (8.01375mm 228.003333333333mm)"><text:p text:style-name="MP5"><text:span text:style-name="MT4">В</text:span><text:span text:style-name="MT4">з</text:span><text:span text:style-name="MT4">а</text:span><text:span text:style-name="MT4">м</text:span><text:span text:style-name="MT4">.</text:span><text:span text:style-name="MT4"> </text:span><text:span text:style-name="MT4">и</text:span><text:span text:style-name="MT4">н</text:span><text:span text:style-name="MT4">в</text:span><text:span text:style-name="MT4">.</text:span><text:span text:style-name="MT4"> </text:span><text:span text:style-name="MT4">№</text:span></text:p></draw:rect><draw:rect text:anchor-type="paragraph" draw:z-index="493" draw:name="Фигура52" draw:style-name="Mgr16" draw:text-style-name="MP9" svg:width="25mm" svg:height="5mm" draw:transform="rotate (1.5707963267949) translate (8.01375mm 202.981388888889mm)"><text:p text:style-name="MP5"><text:span text:style-name="MT4">И</text:span><text:span text:style-name="MT4">н</text:span><text:span text:style-name="MT4">в</text:span><text:span text:style-name="MT4">.</text:span><text:span text:style-name="MT4"> </text:span><text:span text:style-name="MT4">№</text:span><text:span text:style-name="MT4"> </text:span><text:span text:style-name="MT4">д</text:span><text:span text:style-name="MT4">у</text:span><text:span text:style-name="MT4">б</text:span><text:span text:style-name="MT4">л</text:span><text:span text:style-name="MT4">.</text:span></text:p></draw:rect><draw:rect text:anchor-type="paragraph" draw:z-index="494" draw:name="Фигура53" draw:style-name="Mgr16" draw:text-style-name="MP9" svg:width="35mm" svg:height="5mm" draw:transform="rotate (1.5707963267949) translate (8.01375mm 177.997083333333mm)"><text:p text:style-name="MP5"><text:span text:style-name="MT4">П</text:span><text:span text:style-name="MT4">о</text:span><text:span text:style-name="MT4">д</text:span><text:span text:style-name="MT4">п</text:span><text:span text:style-name="MT4">.</text:span><text:span text:style-name="MT4"> </text:span><text:span text:style-name="MT4">и</text:span><text:span text:style-name="MT4"> </text:span><text:span text:style-name="MT4">д</text:span><text:span text:style-name="MT4">а</text:span><text:span text:style-name="MT4">т</text:span><text:span text:style-name="MT4">а</text:span></text:p></draw:rect><draw:line text:anchor-type="paragraph" draw:z-index="495" draw:name="Фигура54" draw:style-name="Mgr1" draw:text-style-name="MP1" svg:x1="20mm" svg:y1="288.03mm" svg:x2="205mm" svg:y2="288.03mm"><text:p/></draw:line><draw:line text:anchor-type="paragraph" draw:z-index="504" draw:name="Фигура55" draw:style-name="Mgr18" draw:text-style-name="MP1" svg:x1="20mm" svg:y1="247.99mm" svg:x2="205mm" svg:y2="247.99mm"><text:p/></draw:line><draw:line text:anchor-type="paragraph" draw:z-index="505" draw:name="Фигура56" draw:style-name="Mgr28" draw:text-style-name="MP1" svg:x1="20mm" svg:y1="252.98mm" svg:x2="85mm" svg:y2="252.98mm"><text:p/></draw:line><draw:line text:anchor-type="paragraph" draw:z-index="506" draw:name="Фигура57" draw:style-name="Mgr18" draw:text-style-name="MP1" svg:x1="20mm" svg:y1="257.99mm" svg:x2="85mm" svg:y2="257.99mm"><text:p/></draw:line><draw:line text:anchor-type="paragraph" draw:z-index="507" draw:name="Фигура58" draw:style-name="Mgr18" draw:text-style-name="MP1" svg:x1="20mm" svg:y1="263mm" svg:x2="205mm" svg:y2="263mm"><text:p/></draw:line><draw:line text:anchor-type="paragraph" draw:z-index="508" draw:name="Фигура59" draw:style-name="Mgr18" draw:text-style-name="MP1" svg:x1="27.02mm" svg:y1="262.98mm" svg:x2="27.02mm" svg:y2="247.99mm"><text:p/></draw:line><draw:line text:anchor-type="paragraph" draw:z-index="509" draw:name="Фигура60" draw:style-name="Mgr18" draw:text-style-name="MP1" svg:x1="37.02mm" svg:y1="247.99mm" svg:x2="37.02mm" svg:y2="288mm"><text:p/></draw:line><draw:line text:anchor-type="paragraph" draw:z-index="510" draw:name="Фигура61" draw:style-name="Mgr18" draw:text-style-name="MP1" svg:x1="60.04mm" svg:y1="247.99mm" svg:x2="60.04mm" svg:y2="288mm"><text:p/></draw:line><draw:line text:anchor-type="paragraph" draw:z-index="511" draw:name="Фигура62" draw:style-name="Mgr18" draw:text-style-name="MP1" svg:x1="75mm" svg:y1="247.99mm" svg:x2="75mm" svg:y2="288mm"><text:p/></draw:line><draw:line text:anchor-type="paragraph" draw:z-index="512" draw:name="Фигура63" draw:style-name="Mgr28" draw:text-style-name="MP1" svg:x1="20mm" svg:y1="268mm" svg:x2="85mm" svg:y2="268mm"><text:p/></draw:line><draw:line text:anchor-type="paragraph" draw:z-index="513" draw:name="Фигура64" draw:style-name="Mgr28" draw:text-style-name="MP1" svg:x1="20mm" svg:y1="273mm" svg:x2="85mm" svg:y2="273mm"><text:p/></draw:line><draw:line text:anchor-type="paragraph" draw:z-index="514" draw:name="Фигура65" draw:style-name="Mgr28" draw:text-style-name="MP1" svg:x1="20mm" svg:y1="278.01mm" svg:x2="85mm" svg:y2="278.01mm"><text:p/></draw:line><draw:line text:anchor-type="paragraph" draw:z-index="515" draw:name="Фигура66" draw:style-name="Mgr28" draw:text-style-name="MP1" svg:x1="20mm" svg:y1="283mm" svg:x2="85mm" svg:y2="283mm"><text:p/></draw:line><draw:line text:anchor-type="paragraph" draw:z-index="517" draw:name="Фигура67" draw:style-name="Mgr18" draw:text-style-name="MP1" svg:x1="154.99mm" svg:y1="273mm" svg:x2="205mm" svg:y2="273mm"><text:p/></draw:line><draw:line text:anchor-type="paragraph" draw:z-index="518" draw:name="Фигура68" draw:style-name="Mgr18" draw:text-style-name="MP1" svg:x1="154.99mm" svg:y1="268mm" svg:x2="205mm" svg:y2="268mm"><text:p/></draw:line><draw:line text:anchor-type="paragraph" draw:z-index="519" draw:name="Фигура69" draw:style-name="Mgr28" draw:text-style-name="MP1" svg:x1="164.99mm" svg:y1="268mm" svg:x2="164.99mm" svg:y2="272.99mm"><text:p/></draw:line><draw:line text:anchor-type="paragraph" draw:z-index="520" draw:name="Фигура70" draw:style-name="Mgr28" draw:text-style-name="MP1" svg:x1="160mm" svg:y1="268mm" svg:x2="160mm" svg:y2="272.99mm"><text:p/></draw:line><draw:line text:anchor-type="paragraph" draw:z-index="521" draw:name="Фигура71" draw:style-name="Mgr29" draw:text-style-name="MP1" svg:x1="85mm" svg:y1="247.99mm" svg:x2="85mm" svg:y2="288mm"><text:p/></draw:line><draw:line text:anchor-type="paragraph" draw:z-index="522" draw:name="Фигура72" draw:style-name="Mgr18" draw:text-style-name="MP1" svg:x1="154.99mm" svg:y1="263mm" svg:x2="154.99mm" svg:y2="287.99mm"><text:p/></draw:line><draw:line text:anchor-type="paragraph" draw:z-index="523" draw:name="Фигура73" draw:style-name="Mgr18" draw:text-style-name="MP1" svg:x1="170mm" svg:y1="263mm" svg:x2="170mm" svg:y2="273mm"><text:p/></draw:line><draw:line text:anchor-type="paragraph" draw:z-index="524" draw:name="Фигура74" draw:style-name="Mgr18" draw:text-style-name="MP1" svg:x1="185.01mm" svg:y1="263mm" svg:x2="185.01mm" svg:y2="273mm"><text:p/></draw:line><draw:frame draw:style-name="Mfr7" draw:name="+Поле &quot;Разраб.&quot;" text:anchor-type="paragraph" svg:x="37.01mm" svg:y="263mm" svg:width="23mm" svg:height="4.99mm" draw:z-index="661"><draw:text-box><text:p text:style-name="MP19"><text:user-defined style:data-style-name="N0" text:name="Разраб"/></text:p></draw:text-box></draw:frame><draw:frame draw:style-name="Mfr7" draw:name="+Поле &quot;Пров.&quot;" text:anchor-type="paragraph" svg:x="37.01mm" svg:y="268.01mm" svg:width="23mm" svg:height="4.99mm" draw:z-index="660"><draw:text-box><text:p text:style-name="MP19"><text:user-defined style:data-style-name="N0" text:name="Пров"/></text:p></draw:text-box></draw:frame><draw:frame draw:style-name="Mfr7" draw:name="+Заголовок поля &quot;Утв. (Нач отд.)&quot;" text:anchor-type="paragraph" svg:x="20mm" svg:y="283mm" svg:width="17mm" svg:height="4.99mm" draw:z-index="659"><draw:text-box><text:p text:style-name="MP20">Утв.</text:p></draw:text-box></draw:frame><draw:frame draw:style-name="Mfr7" draw:name="+Поле &quot;Утв. (Нач. отд.)&quot;" text:anchor-type="paragraph" svg:x="37.01mm" svg:y="283mm" svg:width="23mm" svg:height="4.99mm" draw:z-index="658"><draw:text-box><text:p text:style-name="MP19"><text:user-defined style:data-style-name="N0" text:name="Нач. отд. (Утв)."/></text:p></draw:text-box></draw:frame><draw:frame draw:style-name="Mfr8" draw:name="+Поле обозначения документа (форма 2)" text:anchor-type="paragraph" svg:x="85mm" svg:y="248mm" svg:width="120mm" svg:height="14.99mm" draw:z-index="657"><draw:text-box><text:p text:style-name="MP21"><text:user-defined style:data-style-name="N0" text:name="Обозначение изделия"/><text:user-defined style:data-style-name="N0" text:name="Код вида документа"/></text:p></draw:text-box></draw:frame><draw:frame draw:style-name="Mfr7" draw:name="Поле &quot;Лит.&quot;" text:anchor-type="paragraph" svg:x="154.99mm" svg:y="268.01mm" svg:width="4.99mm" svg:height="4.99mm" draw:z-index="656"><draw:text-box><text:p text:style-name="MP22"/></draw:text-box></draw:frame><draw:frame draw:style-name="Mfr7" draw:name="Поле &quot;Лист&quot; (форма 2)" text:anchor-type="paragraph" svg:x="170mm" svg:y="268.01mm" svg:width="14.96mm" svg:height="4.99mm" draw:z-index="655"><draw:text-box><text:p text:style-name="MP23"/></draw:text-box></draw:frame><draw:frame draw:style-name="Mfr9" draw:name="+Поле &quot;Листов&quot;" text:anchor-type="paragraph" svg:x="185mm" svg:y="268.01mm" svg:width="20.02mm" svg:height="4.99mm" draw:z-index="654"><draw:text-box><text:p text:style-name="MP24"><text:page-count>34</text:page-count></text:p></draw:text-box></draw:frame><draw:frame draw:style-name="Mfr10" draw:name="+Поле наименования и условного обозначения изделия" text:anchor-type="paragraph" svg:x="85mm" svg:y="263mm" svg:width="70.01mm" svg:height="20mm" draw:z-index="653"><draw:text-box><text:p text:style-name="MP25"><text:user-defined style:data-style-name="N0" text:name="Наименование изделия"/><text:line-break/><text:user-defined style:data-style-name="N0" text:name="Условное обозначение изделия"/></text:p></draw:text-box></draw:frame><draw:line text:anchor-type="paragraph" draw:z-index="535" draw:name="Фигура56_0" draw:style-name="Mgr30" draw:text-style-name="MP1" svg:x1="20mm" svg:y1="238mm" svg:x2="85mm" svg:y2="238mm"><text:p/></draw:line><draw:line text:anchor-type="paragraph" draw:z-index="536" draw:name="Фигура56_1" draw:style-name="Mgr31" draw:text-style-name="MP1" svg:x1="20mm" svg:y1="242.98mm" svg:x2="85mm" svg:y2="242.98mm"><text:p/></draw:line><draw:line text:anchor-type="paragraph" draw:z-index="537" draw:name="Фигура59_0" draw:style-name="Mgr18" draw:text-style-name="MP1" svg:x1="50.02mm" svg:y1="247.97mm" svg:x2="50.02mm" svg:y2="242.98mm"><text:p/></draw:line><draw:line text:anchor-type="paragraph" draw:z-index="538" draw:name="Фигура59_1" draw:style-name="Mgr18" draw:text-style-name="MP1" svg:x1="37.02mm" svg:y1="242.99mm" svg:x2="37.02mm" svg:y2="238mm"><text:p/></draw:line><draw:rect text:anchor-type="paragraph" draw:z-index="539" draw:name="Фигура44_0" draw:style-name="Mgr26" draw:text-style-name="MP6" svg:width="17.01mm" svg:height="5mm" svg:x="20mm" svg:y="238mm"><text:p text:style-name="MP5"><text:span text:style-name="MT1">Ф</text:span><text:span text:style-name="MT1">а</text:span><text:span text:style-name="MT1">й</text:span><text:span text:style-name="MT1">л</text:span></text:p></draw:rect><draw:rect text:anchor-type="paragraph" draw:z-index="540" draw:name="Фигура44_1" draw:style-name="Mgr26" draw:text-style-name="MP18" svg:width="30.01mm" svg:height="5mm" svg:x="20mm" svg:y="242.99mm"><text:p text:style-name="MP5"><text:span text:style-name="MT8">К</text:span><text:span text:style-name="MT8">о</text:span><text:span text:style-name="MT8">н</text:span><text:span text:style-name="MT8">т</text:span><text:span text:style-name="MT8">р</text:span><text:span text:style-name="MT8">о</text:span><text:span text:style-name="MT8">л</text:span><text:span text:style-name="MT8">ь</text:span><text:span text:style-name="MT8">н</text:span><text:span text:style-name="MT8">а</text:span><text:span text:style-name="MT8">я</text:span><text:span text:style-name="MT8"> </text:span><text:span text:style-name="MT8">с</text:span><text:span text:style-name="MT8">у</text:span><text:span text:style-name="MT8">м</text:span><text:span text:style-name="MT8">м</text:span><text:span text:style-name="MT8">а</text:span></text:p></draw:rect><draw:frame draw:style-name="Mfr10" draw:name="+Поле наименования вида документа" text:anchor-type="paragraph" svg:x="85mm" svg:y="283mm" svg:width="70.01mm" svg:height="4.99mm" draw:z-index="652"><draw:text-box><text:p text:style-name="MP11"><text:user-defined style:data-style-name="N0" text:name="Вид документа"/></text:p></draw:text-box></draw:frame><draw:frame draw:style-name="Mfr10" draw:name="+Поле &quot;Имя файла документа&quot; (форма 2)" text:anchor-type="paragraph" svg:x="37.01mm" svg:y="238mm" svg:width="48mm" svg:height="4.99mm" draw:z-index="651"><draw:text-box><text:p text:style-name="MP11"><text:user-defined style:data-style-name="N0" text:name="Обозначение изделия"/><text:user-defined style:data-style-name="N0" text:name="Код вида документа"/>.<text:span text:style-name="MT9">pdf</text:span></text:p></draw:text-box></draw:frame><draw:line text:anchor-type="paragraph" draw:z-index="541" draw:name="Фигура71_0" draw:style-name="Mgr32" draw:text-style-name="MP1" svg:x1="85mm" svg:y1="238mm" svg:x2="85mm" svg:y2="248mm"><text:p/></draw:line><draw:frame draw:style-name="Mfr11" draw:name="+Поле &quot;Номер изменения&quot; (форма 2)" text:anchor-type="paragraph" svg:x="20mm" svg:y="252.99mm" svg:width="7mm" svg:height="4.99mm" draw:z-index="701"><draw:text-box><text:p text:style-name="MP26"><text:user-field-get style:data-style-name="N0" text:name="Изм.">0</text:user-field-get></text:p></draw:text-box></draw:frame><draw:frame draw:style-name="Mfr12" draw:name="+Поле &quot;Статус изменения листа&quot; (форма 2)" text:anchor-type="paragraph" svg:x="27.01mm" svg:y="252.99mm" svg:width="10mm" svg:height="4.99mm" draw:z-index="702"><draw:text-box><text:p text:style-name="MP27"><text:conditional-text text:condition="ooow:Изм. != 0" text:string-value-if-true="&quot;Зам.&quot;" text:string-value-if-false="&quot;Нов.&quot;" text:current-value="true">Нов.</text:conditional-text></text:p></draw:text-box></draw:frame><draw:line text:anchor-type="paragraph" draw:z-index="496" draw:name="Фигура75" draw:style-name="Mgr23" draw:text-style-name="MP1" svg:x1="8.04mm" svg:y1="288.01mm" svg:x2="20.03mm" svg:y2="288.01mm"><text:p/></draw:line><draw:line text:anchor-type="paragraph" draw:z-index="497" draw:name="Фигура76" draw:style-name="Mgr23" draw:text-style-name="MP1" svg:x1="20.03mm" svg:y1="263mm" svg:x2="8.04mm" svg:y2="263mm"><text:p/></draw:line><draw:line text:anchor-type="paragraph" draw:z-index="498" draw:name="Фигура77" draw:style-name="Mgr23" draw:text-style-name="MP1" svg:x1="20.03mm" svg:y1="228mm" svg:x2="8.04mm" svg:y2="228mm"><text:p/></draw:line><draw:line text:anchor-type="paragraph" draw:z-index="499" draw:name="Фигура78" draw:style-name="Mgr23" draw:text-style-name="MP1" svg:x1="20.03mm" svg:y1="203.01mm" svg:x2="8.04mm" svg:y2="203.01mm"><text:p/></draw:line><draw:line text:anchor-type="paragraph" draw:z-index="500" draw:name="Фигура79" draw:style-name="Mgr23" draw:text-style-name="MP1" svg:x1="20.03mm" svg:y1="177.98mm" svg:x2="8.04mm" svg:y2="177.98mm"><text:p/></draw:line><draw:line text:anchor-type="paragraph" draw:z-index="501" draw:name="Фигура80" draw:style-name="Mgr33" draw:text-style-name="MP1" svg:x1="8.04mm" svg:y1="143mm" svg:x2="19.73mm" svg:y2="143mm"><text:p/></draw:line><draw:line text:anchor-type="paragraph" draw:z-index="502" draw:name="Фигура81" draw:style-name="Mgr34" draw:text-style-name="MP1" svg:x1="8.04mm" svg:y1="287.99mm" svg:x2="8.04mm" svg:y2="143mm"><text:p/></draw:line><draw:line text:anchor-type="paragraph" draw:z-index="503" draw:name="Фигура82" draw:style-name="Mgr23" draw:text-style-name="MP1" svg:x1="13mm" svg:y1="143mm" svg:x2="13mm" svg:y2="287.99mm"><text:p/></draw:line></text:p>
      </style:footer>
    </style:master-page>
    <style:master-page style:name="Форма_20_2а_20__5b_Текст.Без_20_полей_5d_" style:display-name="Форма 2а [Текст.Без полей]" style:page-layout-name="Mpm5" draw:style-name="Mdp1">
      <style:header>
        <text:p text:style-name="Header"><draw:line text:anchor-type="paragraph" draw:z-index="166" draw:name="Фигура83" draw:style-name="Mgr8" draw:text-style-name="MP1" svg:x1="37.02mm" svg:y1="273mm" svg:x2="37.02mm" svg:y2="287.99mm"><text:p/></draw:line><draw:line text:anchor-type="paragraph" draw:z-index="12" draw:name="Фигура84" draw:style-name="Mgr22" draw:text-style-name="MP1" svg:x1="20mm" svg:y1="4.69mm" svg:x2="20mm" svg:y2="288.19mm"><text:p/></draw:line><draw:line text:anchor-type="paragraph" draw:z-index="22" draw:name="Фигура85" draw:style-name="Mgr22" draw:text-style-name="MP1" svg:x1="205.03mm" svg:y1="4.69mm" svg:x2="205.03mm" svg:y2="288.19mm"><text:p/></draw:line><draw:line text:anchor-type="paragraph" draw:z-index="32" draw:name="Фигура86" draw:style-name="Mgr22" draw:text-style-name="MP1" svg:x1="20mm" svg:y1="4.99mm" svg:x2="205mm" svg:y2="4.99mm"><text:p/></draw:line></text:p>
      </style:header>
      <style:footer>
        <text:user-field-decls>
          <text:user-field-decl office:value-type="float" office:value="0" text:name="Изм."/>
        </text:user-field-decls>
        <text:p text:style-name="Footer"><draw:line text:anchor-type="paragraph" draw:z-index="176" draw:name="Фигура122" draw:style-name="Mgr8" draw:text-style-name="MP1" svg:x1="20mm" svg:y1="272.99mm" svg:x2="205mm" svg:y2="272.99mm"><text:p/></draw:line><draw:line text:anchor-type="paragraph" draw:z-index="186" draw:name="Фигура123" draw:style-name="Mgr8" draw:text-style-name="MP1" svg:x1="20mm" svg:y1="288mm" svg:x2="205mm" svg:y2="288mm"><text:p/></draw:line><draw:line text:anchor-type="paragraph" draw:z-index="196" draw:name="Фигура124" draw:style-name="Mgr8" draw:text-style-name="MP1" svg:x1="60.04mm" svg:y1="272.99mm" svg:x2="60.04mm" svg:y2="287.98mm"><text:p/></draw:line><draw:line text:anchor-type="paragraph" draw:z-index="206" draw:name="Фигура125" draw:style-name="Mgr8" draw:text-style-name="MP1" svg:x1="75mm" svg:y1="272.99mm" svg:x2="75mm" svg:y2="287.98mm"><text:p/></draw:line><draw:line text:anchor-type="paragraph" draw:z-index="216" draw:name="Фигура126" draw:style-name="Mgr8" draw:text-style-name="MP1" svg:x1="85mm" svg:y1="272.99mm" svg:x2="85mm" svg:y2="287.98mm"><text:p/></draw:line><draw:line text:anchor-type="paragraph" draw:z-index="226" draw:name="Фигура127" draw:style-name="Mgr8" draw:text-style-name="MP1" svg:x1="195.03mm" svg:y1="272.99mm" svg:x2="195.03mm" svg:y2="287.98mm"><text:p/></draw:line><draw:line text:anchor-type="paragraph" draw:z-index="236" draw:name="Фигура128" draw:style-name="Mgr8" draw:text-style-name="MP1" svg:x1="27.02mm" svg:y1="287.98mm" svg:x2="27.02mm" svg:y2="272.99mm"><text:p/></draw:line><draw:line text:anchor-type="paragraph" draw:z-index="246" draw:name="Фигура129" draw:style-name="Mgr35" draw:text-style-name="MP1" svg:x1="20mm" svg:y1="278mm" svg:x2="85mm" svg:y2="278mm"><text:p/></draw:line><draw:rect text:anchor-type="paragraph" draw:z-index="256" draw:name="Фигура130" draw:style-name="Mgr36" draw:text-style-name="MP18" svg:width="7.01mm" svg:height="5mm" svg:x="20mm" svg:y="283mm"><text:p text:style-name="MP5"><text:span text:style-name="MT8">И</text:span><text:span text:style-name="MT8">з</text:span><text:span text:style-name="MT8">м</text:span><text:span text:style-name="MT8">.</text:span></text:p></draw:rect><draw:rect text:anchor-type="paragraph" draw:z-index="266" draw:name="Фигура131" draw:style-name="Mgr17" draw:text-style-name="MP3" svg:width="10.01mm" svg:height="5mm" svg:x="27.01mm" svg:y="283mm"><text:p text:style-name="MP1"><text:span text:style-name="MT1">Л</text:span><text:span text:style-name="MT1">и</text:span><text:span text:style-name="MT1">с</text:span><text:span text:style-name="MT1">т</text:span></text:p></draw:rect><draw:rect text:anchor-type="paragraph" draw:z-index="276" draw:name="Фигура132" draw:style-name="Mgr17" draw:text-style-name="MP3" svg:width="23.01mm" svg:height="5mm" svg:x="37.01mm" svg:y="283mm"><text:p text:style-name="MP1"><text:span text:style-name="MT1">№</text:span><text:span text:style-name="MT1"> </text:span><text:span text:style-name="MT1">д</text:span><text:span text:style-name="MT1">о</text:span><text:span text:style-name="MT1">к</text:span><text:span text:style-name="MT1">у</text:span><text:span text:style-name="MT1">м</text:span><text:span text:style-name="MT1">.</text:span></text:p></draw:rect><draw:rect text:anchor-type="paragraph" draw:z-index="286" draw:name="Фигура133" draw:style-name="Mgr17" draw:text-style-name="MP6" svg:width="15mm" svg:height="5mm" svg:x="60.01mm" svg:y="283mm"><text:p text:style-name="MP5"><text:span text:style-name="MT1">П</text:span><text:span text:style-name="MT1">о</text:span><text:span text:style-name="MT1">д</text:span><text:span text:style-name="MT1">п</text:span><text:span text:style-name="MT1">.</text:span></text:p></draw:rect><draw:rect text:anchor-type="paragraph" draw:z-index="296" draw:name="Фигура134" draw:style-name="Mgr17" draw:text-style-name="MP6" svg:width="9.94mm" svg:height="5mm" svg:x="75mm" svg:y="283mm"><text:p text:style-name="MP5"><text:span text:style-name="MT1">Д</text:span><text:span text:style-name="MT1">а</text:span><text:span text:style-name="MT1">т</text:span><text:span text:style-name="MT1">а</text:span></text:p></draw:rect><draw:rect text:anchor-type="paragraph" draw:z-index="306" draw:name="Фигура135" draw:style-name="Mgr11" draw:text-style-name="MP3" svg:width="10.01mm" svg:height="7.01mm" svg:x="195mm" svg:y="273mm"><text:p text:style-name="MP1"><text:span text:style-name="MT1">Л</text:span><text:span text:style-name="MT1">и</text:span><text:span text:style-name="MT1">с</text:span><text:span text:style-name="MT1">т</text:span></text:p></draw:rect><draw:rect text:anchor-type="paragraph" draw:z-index="316" draw:name="Фигура136" draw:style-name="Mgr5" draw:text-style-name="MP29" svg:width="70.02mm" svg:height="5mm" svg:x="85mm" svg:y="288.01mm"><text:p text:style-name="MP28"><text:span text:style-name="MT8">К</text:span><text:span text:style-name="MT8">о</text:span><text:span text:style-name="MT8">п</text:span><text:span text:style-name="MT8">и</text:span><text:span text:style-name="MT8">р</text:span><text:span text:style-name="MT8">о</text:span><text:span text:style-name="MT8">в</text:span><text:span text:style-name="MT8">а</text:span><text:span text:style-name="MT8">л</text:span></text:p></draw:rect><draw:rect text:anchor-type="paragraph" draw:z-index="326" draw:name="Фигура137" draw:style-name="Mgr5" draw:text-style-name="MP3" svg:width="50.01mm" svg:height="5mm" svg:x="154.99mm" svg:y="288.01mm"><text:p text:style-name="MP1"><text:span text:style-name="MT1">Ф</text:span><text:span text:style-name="MT1">о</text:span><text:span text:style-name="MT1">р</text:span><text:span text:style-name="MT1">м</text:span><text:span text:style-name="MT1">а</text:span><text:span text:style-name="MT1">т</text:span><text:span text:style-name="MT1"> </text:span><text:span text:style-name="MT1">А</text:span><text:span text:style-name="MT1">4</text:span></text:p></draw:rect><draw:line text:anchor-type="paragraph" draw:z-index="336" draw:name="Фигура138" draw:style-name="Mgr7" draw:text-style-name="MP1" svg:x1="20mm" svg:y1="282.99mm" svg:x2="85mm" svg:y2="282.99mm"><text:p/></draw:line><draw:rect text:anchor-type="paragraph" draw:z-index="436" draw:name="Фигура139" draw:style-name="Mgr16" draw:text-style-name="MP6" svg:width="25.02mm" svg:height="5mm" draw:transform="rotate (1.5707963267949) translate (8.01375mm 288.008888888889mm)"><text:p text:style-name="MP5"><text:span text:style-name="MT1">И</text:span><text:span text:style-name="MT1">н</text:span><text:span text:style-name="MT1">в</text:span><text:span text:style-name="MT1">.</text:span><text:span text:style-name="MT1"> </text:span><text:span text:style-name="MT1">№</text:span><text:span text:style-name="MT1"> </text:span><text:span text:style-name="MT1">п</text:span><text:span text:style-name="MT1">о</text:span><text:span text:style-name="MT1">д</text:span><text:span text:style-name="MT1">л</text:span><text:span text:style-name="MT1">.</text:span></text:p></draw:rect><draw:rect text:anchor-type="paragraph" draw:z-index="446" draw:name="Фигура140" draw:style-name="Mgr16" draw:text-style-name="MP6" svg:width="35mm" svg:height="5mm" draw:transform="rotate (1.5707963267949) translate (8.01375mm 262.996944444444mm)"><text:p text:style-name="MP5"><text:span text:style-name="MT1">П</text:span><text:span text:style-name="MT1">о</text:span><text:span text:style-name="MT1">д</text:span><text:span text:style-name="MT1">п</text:span><text:span text:style-name="MT1">.</text:span><text:span text:style-name="MT1"> </text:span><text:span text:style-name="MT1">и</text:span><text:span text:style-name="MT1"> </text:span><text:span text:style-name="MT1">д</text:span><text:span text:style-name="MT1">а</text:span><text:span text:style-name="MT1">т</text:span><text:span text:style-name="MT1">а</text:span></text:p></draw:rect><draw:rect text:anchor-type="paragraph" draw:z-index="456" draw:name="Фигура141" draw:style-name="Mgr16" draw:text-style-name="MP6" svg:width="25mm" svg:height="5mm" draw:transform="rotate (1.5707963267949) translate (8.01375mm 228.001388888889mm)"><text:p text:style-name="MP5"><text:span text:style-name="MT1">В</text:span><text:span text:style-name="MT1">з</text:span><text:span text:style-name="MT1">а</text:span><text:span text:style-name="MT1">м</text:span><text:span text:style-name="MT1">.</text:span><text:span text:style-name="MT1"> </text:span><text:span text:style-name="MT1">и</text:span><text:span text:style-name="MT1">н</text:span><text:span text:style-name="MT1">в</text:span><text:span text:style-name="MT1">.</text:span><text:span text:style-name="MT1"> </text:span><text:span text:style-name="MT1">№</text:span></text:p></draw:rect><draw:rect text:anchor-type="paragraph" draw:z-index="466" draw:name="Фигура142" draw:style-name="Mgr16" draw:text-style-name="MP6" svg:width="25mm" svg:height="5mm" draw:transform="rotate (1.5707963267949) translate (8.01375mm 202.971805555556mm)"><text:p text:style-name="MP5"><text:span text:style-name="MT1">И</text:span><text:span text:style-name="MT1">н</text:span><text:span text:style-name="MT1">в</text:span><text:span text:style-name="MT1">.</text:span><text:span text:style-name="MT1"> </text:span><text:span text:style-name="MT1">№</text:span><text:span text:style-name="MT1"> </text:span><text:span text:style-name="MT1">д</text:span><text:span text:style-name="MT1">у</text:span><text:span text:style-name="MT1">б</text:span><text:span text:style-name="MT1">л</text:span><text:span text:style-name="MT1">.</text:span></text:p></draw:rect><draw:rect text:anchor-type="paragraph" draw:z-index="476" draw:name="Фигура143" draw:style-name="Mgr16" draw:text-style-name="MP6" svg:width="35mm" svg:height="5mm" draw:transform="rotate (1.5707963267949) translate (8.01375mm 177.995138888889mm)"><text:p text:style-name="MP5"><text:span text:style-name="MT1">П</text:span><text:span text:style-name="MT1">о</text:span><text:span text:style-name="MT1">д</text:span><text:span text:style-name="MT1">п</text:span><text:span text:style-name="MT1">.</text:span><text:span text:style-name="MT1"> </text:span><text:span text:style-name="MT1">и</text:span><text:span text:style-name="MT1"> </text:span><text:span text:style-name="MT1">д</text:span><text:span text:style-name="MT1">а</text:span><text:span text:style-name="MT1">т</text:span><text:span text:style-name="MT1">а</text:span></text:p></draw:rect><draw:frame draw:style-name="Mfr13" draw:name="Поле &quot;Лист&quot; (форма 2а)" text:anchor-type="paragraph" svg:x="195mm" svg:y="280mm" svg:width="10mm" svg:height="8.01mm" draw:z-index="82"><draw:text-box><text:p text:style-name="MP30"><text:page-number text:select-page="current">12</text:page-number></text:p></draw:text-box></draw:frame><draw:frame draw:style-name="Mfr14" draw:name="Поле обозначения документа (форма 2а)" text:anchor-type="paragraph" svg:x="85mm" svg:y="273mm" svg:width="110.08mm" svg:height="14.99mm" draw:z-index="65"><draw:text-box><text:p text:style-name="MP31"><text:user-defined style:data-style-name="N0" text:name="Обозначение изделия"/><text:user-defined style:data-style-name="N0" text:name="Код вида документа"/></text:p></draw:text-box></draw:frame><draw:line text:anchor-type="paragraph" draw:z-index="551" draw:name="Фигура56_2" draw:style-name="Mgr31" draw:text-style-name="MP1" svg:x1="20mm" svg:y1="268.01mm" svg:x2="85mm" svg:y2="268.01mm"><text:p/></draw:line><draw:line text:anchor-type="paragraph" draw:z-index="561" draw:name="Фигура71_1" draw:style-name="Mgr32" draw:text-style-name="MP1" svg:x1="85mm" svg:y1="263mm" svg:x2="85mm" svg:y2="273mm"><text:p/></draw:line><draw:rect text:anchor-type="paragraph" draw:z-index="571" draw:name="Фигура44_2" draw:style-name="Mgr26" draw:text-style-name="MP18" svg:width="17.01mm" svg:height="5mm" svg:x="20mm" svg:y="263mm"><text:p text:style-name="MP5"><text:span text:style-name="MT8">Ф</text:span><text:span text:style-name="MT8">а</text:span><text:span text:style-name="MT8">й</text:span><text:span text:style-name="MT8">л</text:span></text:p></draw:rect><draw:rect text:anchor-type="paragraph" draw:z-index="581" draw:name="Фигура44_3" draw:style-name="Mgr37" draw:text-style-name="MP6" svg:width="30.01mm" svg:height="5mm" svg:x="20mm" svg:y="268.01mm"><text:p text:style-name="MP5"><text:span text:style-name="MT1">К</text:span><text:span text:style-name="MT1">о</text:span><text:span text:style-name="MT1">н</text:span><text:span text:style-name="MT1">т</text:span><text:span text:style-name="MT1">р</text:span><text:span text:style-name="MT1">о</text:span><text:span text:style-name="MT1">л</text:span><text:span text:style-name="MT1">ь</text:span><text:span text:style-name="MT1">н</text:span><text:span text:style-name="MT1">а</text:span><text:span text:style-name="MT1">я</text:span><text:span text:style-name="MT1"> </text:span><text:span text:style-name="MT1">с</text:span><text:span text:style-name="MT1">у</text:span><text:span text:style-name="MT1">м</text:span><text:span text:style-name="MT1">м</text:span><text:span text:style-name="MT1">а</text:span></text:p></draw:rect><draw:frame draw:style-name="Mfr10" draw:name="+Поле &quot;Имя файла документа&quot; (форма 2а)" text:anchor-type="paragraph" svg:x="37.01mm" svg:y="263mm" svg:width="48mm" svg:height="4.99mm" draw:z-index="51"><draw:text-box><text:p text:style-name="MP11"><text:user-defined style:data-style-name="N0" text:name="Обозначение изделия"/><text:user-defined style:data-style-name="N0" text:name="Код вида документа"/>.<text:span text:style-name="MT9">pdf</text:span></text:p></draw:text-box></draw:frame><draw:line text:anchor-type="paragraph" draw:z-index="591" draw:name="Фигура56_3" draw:style-name="Mgr31" draw:text-style-name="MP1" svg:x1="20mm" svg:y1="263mm" svg:x2="85mm" svg:y2="263mm"><text:p/></draw:line><draw:line text:anchor-type="paragraph" draw:z-index="601" draw:name="Фигура59_2" draw:style-name="Mgr18" draw:text-style-name="MP1" svg:x1="37.02mm" svg:y1="267.99mm" svg:x2="37.02mm" svg:y2="263mm"><text:p/></draw:line><draw:line text:anchor-type="paragraph" draw:z-index="611" draw:name="Фигура59_3" draw:style-name="Mgr18" draw:text-style-name="MP1" svg:x1="50.02mm" svg:y1="272.99mm" svg:x2="50.02mm" svg:y2="268mm"><text:p/></draw:line><draw:frame draw:style-name="Mfr11" draw:name="+Поле &quot;Статус изменения листа&quot;" text:anchor-type="paragraph" svg:x="27.01mm" svg:y="278.01mm" svg:width="10mm" svg:height="4.99mm" draw:z-index="715"><draw:text-box><text:p text:style-name="MP27"><text:conditional-text text:condition="ooow:Изм. != 0" text:string-value-if-true="&quot;Зам.&quot;" text:string-value-if-false="&quot;Нов.&quot;" text:current-value="true">Нов.</text:conditional-text></text:p></draw:text-box></draw:frame><draw:frame draw:style-name="Mfr11" draw:name="Врезка7" text:anchor-type="paragraph" svg:x="20mm" svg:y="278.01mm" svg:width="7mm" svg:height="4.99mm" draw:z-index="725"><draw:text-box><text:p text:style-name="MP26"><text:user-field-get style:data-style-name="N0" text:name="Изм.">0</text:user-field-get></text:p></draw:text-box></draw:frame><draw:line text:anchor-type="paragraph" draw:z-index="346" draw:name="Фигура144" draw:style-name="Mgr23" draw:text-style-name="MP1" svg:x1="195.03mm" svg:y1="280mm" svg:x2="205.03mm" svg:y2="280mm"><text:p/></draw:line><draw:line text:anchor-type="paragraph" draw:z-index="356" draw:name="Фигура145" draw:style-name="Mgr23" draw:text-style-name="MP1" svg:x1="13mm" svg:y1="142.99mm" svg:x2="13mm" svg:y2="287.98mm"><text:p/></draw:line><draw:line text:anchor-type="paragraph" draw:z-index="366" draw:name="Фигура146" draw:style-name="Mgr23" draw:text-style-name="MP1" svg:x1="8.04mm" svg:y1="288.29mm" svg:x2="8.04mm" svg:y2="142.79mm"><text:p/></draw:line><draw:line text:anchor-type="paragraph" draw:z-index="376" draw:name="Фигура147" draw:style-name="Mgr23" draw:text-style-name="MP1" svg:x1="8.04mm" svg:y1="288mm" svg:x2="20.03mm" svg:y2="288mm"><text:p/></draw:line><draw:line text:anchor-type="paragraph" draw:z-index="386" draw:name="Фигура148" draw:style-name="Mgr23" draw:text-style-name="MP1" svg:x1="8.04mm" svg:y1="142.99mm" svg:x2="20.03mm" svg:y2="142.99mm"><text:p/></draw:line><draw:line text:anchor-type="paragraph" draw:z-index="396" draw:name="Фигура149" draw:style-name="Mgr38" draw:text-style-name="MP1" svg:x1="20.03mm" svg:y1="263.01mm" svg:x2="8.04mm" svg:y2="263.01mm"><text:p/></draw:line><draw:line text:anchor-type="paragraph" draw:z-index="406" draw:name="Фигура150" draw:style-name="Mgr23" draw:text-style-name="MP1" svg:x1="20.03mm" svg:y1="228mm" svg:x2="8.04mm" svg:y2="228mm"><text:p/></draw:line><draw:line text:anchor-type="paragraph" draw:z-index="416" draw:name="Фигура151" draw:style-name="Mgr23" draw:text-style-name="MP1" svg:x1="20.03mm" svg:y1="203mm" svg:x2="8.04mm" svg:y2="203mm"><text:p/></draw:line><draw:line text:anchor-type="paragraph" draw:z-index="426" draw:name="Фигура152" draw:style-name="Mgr23" draw:text-style-name="MP1" svg:x1="20.03mm" svg:y1="177.98mm" svg:x2="8.04mm" svg:y2="177.98mm"><text:p/></draw:line></text:p>
      </style:footer>
    </style:master-page>
    <style:master-page style:name="Лист_20_регистрации_20_изменений" style:display-name="Лист регистрации изменений" style:page-layout-name="Mpm6" draw:style-name="Mdp1">
      <style:header>
        <text:p text:style-name="Header"><draw:line text:anchor-type="paragraph" draw:z-index="52" draw:name="Фигура153" draw:style-name="Mgr1" draw:text-style-name="MP1" svg:x1="37.02mm" svg:y1="273mm" svg:x2="37.02mm" svg:y2="287.99mm"><text:p/></draw:line><draw:line text:anchor-type="paragraph" draw:z-index="0" draw:name="Фигура154" draw:style-name="Mgr22" draw:text-style-name="MP1" svg:x1="20mm" svg:y1="4.74mm" svg:x2="20mm" svg:y2="288.24mm"><text:p/></draw:line><draw:line text:anchor-type="paragraph" draw:z-index="1" draw:name="Фигура155" draw:style-name="Mgr22" draw:text-style-name="MP1" svg:x1="205mm" svg:y1="4.74mm" svg:x2="205mm" svg:y2="288.24mm"><text:p/></draw:line><draw:line text:anchor-type="paragraph" draw:z-index="2" draw:name="Фигура156" draw:style-name="Mgr22" draw:text-style-name="MP1" svg:x1="20mm" svg:y1="4.99mm" svg:x2="205mm" svg:y2="4.99mm"><text:p/></draw:line><draw:rect text:anchor-type="paragraph" draw:z-index="53" draw:name="Фигура157" draw:style-name="Mgr39" draw:text-style-name="MP32" svg:width="95.01mm" svg:height="9mm" svg:x="65mm" svg:y="4.99mm"><text:p text:style-name="MP1"><text:span text:style-name="MT10">Л</text:span><text:span text:style-name="MT10">и</text:span><text:span text:style-name="MT10">с</text:span><text:span text:style-name="MT10">т</text:span><text:span text:style-name="MT10"> </text:span><text:span text:style-name="MT10">р</text:span><text:span text:style-name="MT10">е</text:span><text:span text:style-name="MT10">г</text:span><text:span text:style-name="MT10">и</text:span><text:span text:style-name="MT10">с</text:span><text:span text:style-name="MT10">т</text:span><text:span text:style-name="MT10">р</text:span><text:span text:style-name="MT10">а</text:span><text:span text:style-name="MT10">ц</text:span><text:span text:style-name="MT10">и</text:span><text:span text:style-name="MT10">и</text:span><text:span text:style-name="MT10"> </text:span><text:span text:style-name="MT10">и</text:span><text:span text:style-name="MT10">з</text:span><text:span text:style-name="MT10">м</text:span><text:span text:style-name="MT10">е</text:span><text:span text:style-name="MT10">н</text:span><text:span text:style-name="MT10">е</text:span><text:span text:style-name="MT10">н</text:span><text:span text:style-name="MT10">и</text:span><text:span text:style-name="MT10">й</text:span></text:p></draw:rect><draw:rect text:anchor-type="paragraph" draw:z-index="54" draw:name="Фигура158" draw:style-name="Mgr39" draw:text-style-name="MP33" svg:width="8.02mm" svg:height="20.01mm" svg:x="20mm" svg:y="14.01mm"><text:p text:style-name="MP1"><text:span text:style-name="MT11">И</text:span><text:span text:style-name="MT11">з</text:span><text:span text:style-name="MT11">м</text:span><text:span text:style-name="MT11">.</text:span></text:p></draw:rect><draw:rect text:anchor-type="paragraph" draw:z-index="55" draw:name="Фигура159" draw:style-name="Mgr39" draw:text-style-name="MP33" svg:width="80mm" svg:height="8.02mm" svg:x="27.99mm" svg:y="14.01mm"><text:p text:style-name="MP1"><text:span text:style-name="MT11">Н</text:span><text:span text:style-name="MT11">о</text:span><text:span text:style-name="MT11">м</text:span><text:span text:style-name="MT11">е</text:span><text:span text:style-name="MT11">р</text:span><text:span text:style-name="MT11">а</text:span><text:span text:style-name="MT11"> </text:span><text:span text:style-name="MT11">л</text:span><text:span text:style-name="MT11">и</text:span><text:span text:style-name="MT11">с</text:span><text:span text:style-name="MT11">т</text:span><text:span text:style-name="MT11">о</text:span><text:span text:style-name="MT11">в</text:span><text:span text:style-name="MT11"> </text:span><text:span text:style-name="MT11">(</text:span><text:span text:style-name="MT11">с</text:span><text:span text:style-name="MT11">т</text:span><text:span text:style-name="MT11">р</text:span><text:span text:style-name="MT11">а</text:span><text:span text:style-name="MT11">н</text:span><text:span text:style-name="MT11">и</text:span><text:span text:style-name="MT11">ц</text:span><text:span text:style-name="MT11">)</text:span></text:p></draw:rect><draw:rect text:anchor-type="paragraph" draw:z-index="66" draw:name="Фигура160" draw:style-name="Mgr39" draw:text-style-name="MP33" svg:width="20.01mm" svg:height="20.01mm" svg:x="127mm" svg:y="14.01mm"><text:p text:style-name="MP1"><text:span text:style-name="MT11">№</text:span><text:span text:style-name="MT11"> </text:span><text:span text:style-name="MT11">д</text:span><text:span text:style-name="MT11">о</text:span><text:span text:style-name="MT11">к</text:span><text:span text:style-name="MT11">у</text:span><text:span text:style-name="MT11">м</text:span><text:span text:style-name="MT11">.</text:span></text:p></draw:rect><draw:rect text:anchor-type="paragraph" draw:z-index="67" draw:name="Фигура161" draw:style-name="Mgr40" draw:text-style-name="MP35" svg:width="19mm" svg:height="20.01mm" svg:x="108mm" svg:y="14.01mm"><text:p text:style-name="MP34"><text:span text:style-name="MT11">В</text:span><text:span text:style-name="MT11">с</text:span><text:span text:style-name="MT11">е</text:span><text:span text:style-name="MT11">г</text:span><text:span text:style-name="MT11">о</text:span><text:span text:style-name="MT11"><text:line-break/></text:span><text:span text:style-name="MT11"> </text:span><text:span text:style-name="MT11">л</text:span><text:span text:style-name="MT11">и</text:span><text:span text:style-name="MT11">с</text:span><text:span text:style-name="MT11">т</text:span><text:span text:style-name="MT11">о</text:span><text:span text:style-name="MT11">в</text:span><text:span text:style-name="MT11"><text:line-break/></text:span><text:span text:style-name="MT11"> </text:span><text:span text:style-name="MT11">(</text:span><text:span text:style-name="MT11">с</text:span><text:span text:style-name="MT11">т</text:span><text:span text:style-name="MT11">р</text:span><text:span text:style-name="MT11">а</text:span><text:span text:style-name="MT11">н</text:span><text:span text:style-name="MT11">и</text:span><text:span text:style-name="MT11">ц</text:span><text:span text:style-name="MT11">)</text:span><text:span text:style-name="MT11"><text:line-break/></text:span><text:span text:style-name="MT11"> </text:span><text:span text:style-name="MT11">в</text:span><text:span text:style-name="MT11"> </text:span><text:span text:style-name="MT11">д</text:span><text:span text:style-name="MT11">о</text:span><text:span text:style-name="MT11">к</text:span><text:span text:style-name="MT11">у</text:span><text:span text:style-name="MT11">м</text:span><text:span text:style-name="MT11">.</text:span></text:p></draw:rect><draw:rect text:anchor-type="paragraph" draw:z-index="68" draw:name="Фигура162" draw:style-name="Mgr39" draw:text-style-name="MP35" svg:width="26.01mm" svg:height="20.01mm" svg:x="147mm" svg:y="14.01mm"><text:p text:style-name="MP34"><text:span text:style-name="MT11">В</text:span><text:span text:style-name="MT11">х</text:span><text:span text:style-name="MT11">о</text:span><text:span text:style-name="MT11">д</text:span><text:span text:style-name="MT11">я</text:span><text:span text:style-name="MT11">щ</text:span><text:span text:style-name="MT11">и</text:span><text:span text:style-name="MT11">й</text:span><text:span text:style-name="MT11"> </text:span><text:span text:style-name="MT11">№</text:span><text:span text:style-name="MT11"><text:line-break/></text:span><text:span text:style-name="MT11">с</text:span><text:span text:style-name="MT11">о</text:span><text:span text:style-name="MT11">п</text:span><text:span text:style-name="MT11">р</text:span><text:span text:style-name="MT11">о</text:span><text:span text:style-name="MT11">в</text:span><text:span text:style-name="MT11">о</text:span><text:span text:style-name="MT11">-</text:span><text:span text:style-name="MT11"><text:line-break/></text:span><text:span text:style-name="MT11">д</text:span><text:span text:style-name="MT11">и</text:span><text:span text:style-name="MT11">т</text:span><text:span text:style-name="MT11">е</text:span><text:span text:style-name="MT11">л</text:span><text:span text:style-name="MT11">ь</text:span><text:span text:style-name="MT11">н</text:span><text:span text:style-name="MT11">о</text:span><text:span text:style-name="MT11">г</text:span><text:span text:style-name="MT11">о</text:span><text:span text:style-name="MT11"><text:line-break/></text:span><text:span text:style-name="MT11"> </text:span><text:span text:style-name="MT11">д</text:span><text:span text:style-name="MT11">о</text:span><text:span text:style-name="MT11">к</text:span><text:span text:style-name="MT11">у</text:span><text:span text:style-name="MT11">м</text:span><text:span text:style-name="MT11">.</text:span><text:span text:style-name="MT11"> </text:span><text:span text:style-name="MT11">и</text:span><text:span text:style-name="MT11"> </text:span><text:span text:style-name="MT11">д</text:span><text:span text:style-name="MT11">а</text:span><text:span text:style-name="MT11">т</text:span><text:span text:style-name="MT11">а</text:span></text:p></draw:rect><draw:rect text:anchor-type="paragraph" draw:z-index="69" draw:name="Фигура163" draw:style-name="Mgr39" draw:text-style-name="MP33" svg:width="17.01mm" svg:height="20.01mm" svg:x="173mm" svg:y="14.01mm"><text:p text:style-name="MP1"><text:span text:style-name="MT11">П</text:span><text:span text:style-name="MT11">о</text:span><text:span text:style-name="MT11">д</text:span><text:span text:style-name="MT11">п</text:span><text:span text:style-name="MT11">.</text:span></text:p></draw:rect><draw:rect text:anchor-type="paragraph" draw:z-index="70" draw:name="Фигура164" draw:style-name="Mgr39" draw:text-style-name="MP33" svg:width="15mm" svg:height="20.01mm" svg:x="190.01mm" svg:y="14.01mm"><text:p text:style-name="MP1"><text:span text:style-name="MT11">Д</text:span><text:span text:style-name="MT11">а</text:span><text:span text:style-name="MT11">т</text:span><text:span text:style-name="MT11">а</text:span></text:p></draw:rect><draw:rect text:anchor-type="paragraph" draw:z-index="71" draw:name="Фигура165" draw:style-name="Mgr39" draw:text-style-name="MP33" svg:width="20.01mm" svg:height="12mm" svg:x="27.99mm" svg:y="22mm"><text:p text:style-name="MP1"><text:span text:style-name="MT11">и</text:span><text:span text:style-name="MT11">з</text:span><text:span text:style-name="MT11">м</text:span><text:span text:style-name="MT11">е</text:span><text:span text:style-name="MT11">н</text:span><text:span text:style-name="MT11">е</text:span><text:span text:style-name="MT11">н</text:span><text:span text:style-name="MT11">-</text:span><text:span text:style-name="MT11"><text:line-break/></text:span><text:span text:style-name="MT11">н</text:span><text:span text:style-name="MT11">ы</text:span><text:span text:style-name="MT11">х</text:span></text:p></draw:rect><draw:rect text:anchor-type="paragraph" draw:z-index="72" draw:name="Фигура166" draw:style-name="Mgr39" draw:text-style-name="MP33" svg:width="20.01mm" svg:height="12mm" svg:x="48mm" svg:y="22mm"><text:p text:style-name="MP1"><text:span text:style-name="MT11">з</text:span><text:span text:style-name="MT11">а</text:span><text:span text:style-name="MT11">м</text:span><text:span text:style-name="MT11">е</text:span><text:span text:style-name="MT11">н</text:span><text:span text:style-name="MT11">е</text:span><text:span text:style-name="MT11">н</text:span><text:span text:style-name="MT11">-</text:span><text:span text:style-name="MT11"><text:line-break/></text:span><text:span text:style-name="MT11">н</text:span><text:span text:style-name="MT11">ы</text:span><text:span text:style-name="MT11">х</text:span></text:p></draw:rect><draw:rect text:anchor-type="paragraph" draw:z-index="83" draw:name="Фигура167" draw:style-name="Mgr39" draw:text-style-name="MP33" svg:width="20.01mm" svg:height="12mm" svg:x="68mm" svg:y="22mm"><text:p text:style-name="MP1"><text:span text:style-name="MT11">н</text:span><text:span text:style-name="MT11">о</text:span><text:span text:style-name="MT11">в</text:span><text:span text:style-name="MT11">ы</text:span><text:span text:style-name="MT11">х</text:span><text:span text:style-name="MT11"><text:line-break/></text:span><text:span text:style-name="MT11"/></text:p></draw:rect><draw:rect text:anchor-type="paragraph" draw:z-index="84" draw:name="Фигура168" draw:style-name="Mgr39" draw:text-style-name="MP36" svg:width="20.01mm" svg:height="12mm" svg:x="88mm" svg:y="22mm"><text:p text:style-name="MP1"><text:span text:style-name="MT12">а</text:span><text:span text:style-name="MT12">н</text:span><text:span text:style-name="MT12">н</text:span><text:span text:style-name="MT12">у</text:span><text:span text:style-name="MT12">л</text:span><text:span text:style-name="MT12">и</text:span><text:span text:style-name="MT12">р</text:span><text:span text:style-name="MT12">о</text:span><text:span text:style-name="MT12">в</text:span><text:span text:style-name="MT12">а</text:span><text:span text:style-name="MT12">н</text:span><text:span text:style-name="MT12">-</text:span><text:span text:style-name="MT12"><text:line-break/></text:span><text:span text:style-name="MT12">н</text:span><text:span text:style-name="MT12">ы</text:span><text:span text:style-name="MT12">х</text:span></text:p></draw:rect><draw:line text:anchor-type="paragraph" draw:z-index="85" draw:name="Фигура169" draw:style-name="Mgr23" draw:text-style-name="MP1" svg:x1="27.99mm" svg:y1="14.01mm" svg:x2="27.99mm" svg:y2="273mm"><text:p/></draw:line><draw:line text:anchor-type="paragraph" draw:z-index="86" draw:name="Фигура170" draw:style-name="Mgr41" draw:text-style-name="MP1" svg:x1="48.01mm" svg:y1="22mm" svg:x2="48.01mm" svg:y2="273mm"><text:p/></draw:line><draw:line text:anchor-type="paragraph" draw:z-index="87" draw:name="Фигура171" draw:style-name="Mgr38" draw:text-style-name="MP1" svg:x1="20mm" svg:y1="34.01mm" svg:x2="205mm" svg:y2="34.01mm"><text:p/></draw:line><draw:line text:anchor-type="paragraph" draw:z-index="88" draw:name="Фигура172" draw:style-name="Mgr42" draw:text-style-name="MP1" svg:x1="68mm" svg:y1="22mm" svg:x2="68mm" svg:y2="273mm"><text:p/></draw:line><draw:line text:anchor-type="paragraph" draw:z-index="89" draw:name="Фигура173" draw:style-name="Mgr42" draw:text-style-name="MP1" svg:x1="88mm" svg:y1="22mm" svg:x2="88mm" svg:y2="273mm"><text:p/></draw:line><draw:line text:anchor-type="paragraph" draw:z-index="90" draw:name="Фигура174" draw:style-name="Mgr23" draw:text-style-name="MP1" svg:x1="108mm" svg:y1="14.01mm" svg:x2="108mm" svg:y2="273mm"><text:p/></draw:line><draw:line text:anchor-type="paragraph" draw:z-index="91" draw:name="Фигура175" draw:style-name="Mgr23" draw:text-style-name="MP1" svg:x1="127mm" svg:y1="14.01mm" svg:x2="127mm" svg:y2="273mm"><text:p/></draw:line><draw:line text:anchor-type="paragraph" draw:z-index="92" draw:name="Фигура176" draw:style-name="Mgr23" draw:text-style-name="MP1" svg:x1="147mm" svg:y1="14.01mm" svg:x2="147mm" svg:y2="273mm"><text:p/></draw:line><draw:line text:anchor-type="paragraph" draw:z-index="93" draw:name="Фигура177" draw:style-name="Mgr23" draw:text-style-name="MP1" svg:x1="173mm" svg:y1="14.01mm" svg:x2="173mm" svg:y2="273mm"><text:p/></draw:line><draw:line text:anchor-type="paragraph" draw:z-index="94" draw:name="Фигура178" draw:style-name="Mgr23" draw:text-style-name="MP1" svg:x1="190.02mm" svg:y1="14.01mm" svg:x2="190.02mm" svg:y2="273mm"><text:p/></draw:line><draw:line text:anchor-type="paragraph" draw:z-index="95" draw:name="Фигура179" draw:style-name="Mgr38" draw:text-style-name="MP1" svg:x1="20mm" svg:y1="14.01mm" svg:x2="205mm" svg:y2="14.01mm"><text:p/></draw:line><draw:line text:anchor-type="paragraph" draw:z-index="96" draw:name="Фигура180" draw:style-name="Mgr38" draw:text-style-name="MP1" svg:x1="27.99mm" svg:y1="22mm" svg:x2="107.98mm" svg:y2="22mm"><text:p/></draw:line><draw:line text:anchor-type="paragraph" draw:z-index="97" draw:name="Фигура181" draw:style-name="Mgr41" draw:text-style-name="MP1" svg:x1="20mm" svg:y1="42mm" svg:x2="205mm" svg:y2="42mm"><text:p/></draw:line><draw:line text:anchor-type="paragraph" draw:z-index="98" draw:name="Фигура182" draw:style-name="Mgr41" draw:text-style-name="MP1" svg:x1="20mm" svg:y1="50.01mm" svg:x2="205mm" svg:y2="50.01mm"><text:p/></draw:line><draw:line text:anchor-type="paragraph" draw:z-index="99" draw:name="Фигура183" draw:style-name="Mgr41" draw:text-style-name="MP1" svg:x1="20mm" svg:y1="58mm" svg:x2="205mm" svg:y2="58mm"><text:p/></draw:line><draw:line text:anchor-type="paragraph" draw:z-index="100" draw:name="Фигура184" draw:style-name="Mgr41" draw:text-style-name="MP1" svg:x1="20mm" svg:y1="66mm" svg:x2="205mm" svg:y2="66mm"><text:p/></draw:line><draw:line text:anchor-type="paragraph" draw:z-index="101" draw:name="Фигура185" draw:style-name="Mgr41" draw:text-style-name="MP1" svg:x1="20mm" svg:y1="74mm" svg:x2="205mm" svg:y2="74mm"><text:p/></draw:line><draw:line text:anchor-type="paragraph" draw:z-index="102" draw:name="Фигура186" draw:style-name="Mgr41" draw:text-style-name="MP1" svg:x1="20mm" svg:y1="82mm" svg:x2="205mm" svg:y2="82mm"><text:p/></draw:line><draw:line text:anchor-type="paragraph" draw:z-index="103" draw:name="Фигура187" draw:style-name="Mgr41" draw:text-style-name="MP1" svg:x1="20mm" svg:y1="89.99mm" svg:x2="205mm" svg:y2="89.99mm"><text:p/></draw:line><draw:line text:anchor-type="paragraph" draw:z-index="104" draw:name="Фигура188" draw:style-name="Mgr41" draw:text-style-name="MP1" svg:x1="20mm" svg:y1="98mm" svg:x2="205mm" svg:y2="98mm"><text:p/></draw:line><draw:line text:anchor-type="paragraph" draw:z-index="105" draw:name="Фигура189" draw:style-name="Mgr41" draw:text-style-name="MP1" svg:x1="20mm" svg:y1="105.99mm" svg:x2="205mm" svg:y2="105.99mm"><text:p/></draw:line><draw:line text:anchor-type="paragraph" draw:z-index="106" draw:name="Фигура190" draw:style-name="Mgr41" draw:text-style-name="MP1" svg:x1="20mm" svg:y1="114mm" svg:x2="205mm" svg:y2="114mm"><text:p/></draw:line><draw:line text:anchor-type="paragraph" draw:z-index="107" draw:name="Фигура191" draw:style-name="Mgr41" draw:text-style-name="MP1" svg:x1="20mm" svg:y1="122.01mm" svg:x2="205mm" svg:y2="122.01mm"><text:p/></draw:line><draw:line text:anchor-type="paragraph" draw:z-index="108" draw:name="Фигура192" draw:style-name="Mgr41" draw:text-style-name="MP1" svg:x1="20mm" svg:y1="130mm" svg:x2="205mm" svg:y2="130mm"><text:p/></draw:line><draw:line text:anchor-type="paragraph" draw:z-index="109" draw:name="Фигура193" draw:style-name="Mgr41" draw:text-style-name="MP1" svg:x1="20mm" svg:y1="138.01mm" svg:x2="205mm" svg:y2="138.01mm"><text:p/></draw:line><draw:line text:anchor-type="paragraph" draw:z-index="110" draw:name="Фигура194" draw:style-name="Mgr41" draw:text-style-name="MP1" svg:x1="20mm" svg:y1="146mm" svg:x2="205mm" svg:y2="146mm"><text:p/></draw:line><draw:line text:anchor-type="paragraph" draw:z-index="111" draw:name="Фигура195" draw:style-name="Mgr41" draw:text-style-name="MP1" svg:x1="20mm" svg:y1="154.01mm" svg:x2="205mm" svg:y2="154.01mm"><text:p/></draw:line><draw:line text:anchor-type="paragraph" draw:z-index="112" draw:name="Фигура196" draw:style-name="Mgr41" draw:text-style-name="MP1" svg:x1="20mm" svg:y1="162mm" svg:x2="205mm" svg:y2="162mm"><text:p/></draw:line><draw:line text:anchor-type="paragraph" draw:z-index="113" draw:name="Фигура197" draw:style-name="Mgr41" draw:text-style-name="MP1" svg:x1="20mm" svg:y1="170mm" svg:x2="205mm" svg:y2="170mm"><text:p/></draw:line><draw:line text:anchor-type="paragraph" draw:z-index="114" draw:name="Фигура198" draw:style-name="Mgr41" draw:text-style-name="MP1" svg:x1="20mm" svg:y1="177.99mm" svg:x2="205mm" svg:y2="177.99mm"><text:p/></draw:line><draw:line text:anchor-type="paragraph" draw:z-index="115" draw:name="Фигура199" draw:style-name="Mgr41" draw:text-style-name="MP1" svg:x1="20mm" svg:y1="186mm" svg:x2="205mm" svg:y2="186mm"><text:p/></draw:line><draw:line text:anchor-type="paragraph" draw:z-index="116" draw:name="Фигура200" draw:style-name="Mgr41" draw:text-style-name="MP1" svg:x1="20mm" svg:y1="193.99mm" svg:x2="205mm" svg:y2="193.99mm"><text:p/></draw:line><draw:line text:anchor-type="paragraph" draw:z-index="117" draw:name="Фигура201" draw:style-name="Mgr41" draw:text-style-name="MP1" svg:x1="20mm" svg:y1="202mm" svg:x2="205mm" svg:y2="202mm"><text:p/></draw:line><draw:line text:anchor-type="paragraph" draw:z-index="118" draw:name="Фигура202" draw:style-name="Mgr41" draw:text-style-name="MP1" svg:x1="20mm" svg:y1="210.01mm" svg:x2="205mm" svg:y2="210.01mm"><text:p/></draw:line><draw:line text:anchor-type="paragraph" draw:z-index="119" draw:name="Фигура203" draw:style-name="Mgr41" draw:text-style-name="MP1" svg:x1="20mm" svg:y1="218mm" svg:x2="205mm" svg:y2="218mm"><text:p/></draw:line><draw:line text:anchor-type="paragraph" draw:z-index="120" draw:name="Фигура204" draw:style-name="Mgr41" draw:text-style-name="MP1" svg:x1="20mm" svg:y1="226.01mm" svg:x2="205mm" svg:y2="226.01mm"><text:p/></draw:line><draw:line text:anchor-type="paragraph" draw:z-index="121" draw:name="Фигура205" draw:style-name="Mgr41" draw:text-style-name="MP1" svg:x1="20mm" svg:y1="234mm" svg:x2="205mm" svg:y2="234mm"><text:p/></draw:line><draw:line text:anchor-type="paragraph" draw:z-index="122" draw:name="Фигура206" draw:style-name="Mgr41" draw:text-style-name="MP1" svg:x1="20mm" svg:y1="242.01mm" svg:x2="205mm" svg:y2="242.01mm"><text:p/></draw:line><draw:line text:anchor-type="paragraph" draw:z-index="123" draw:name="Фигура207" draw:style-name="Mgr41" draw:text-style-name="MP1" svg:x1="20mm" svg:y1="250mm" svg:x2="205mm" svg:y2="250mm"><text:p/></draw:line><draw:line text:anchor-type="paragraph" draw:z-index="124" draw:name="Фигура208" draw:style-name="Mgr41" draw:text-style-name="MP1" svg:x1="20mm" svg:y1="258mm" svg:x2="205mm" svg:y2="258mm"><text:p/></draw:line><draw:line text:anchor-type="paragraph" draw:z-index="125" draw:name="Фигура209" draw:style-name="Mgr41" draw:text-style-name="MP1" svg:x1="20mm" svg:y1="265.99mm" svg:x2="205mm" svg:y2="265.99mm"><text:p/></draw:line></text:p>
      </style:header>
      <style:footer>
        <text:p text:style-name="Footer"><draw:line text:anchor-type="paragraph" draw:z-index="126" draw:name="Фигура210" draw:style-name="Mgr1" draw:text-style-name="MP1" svg:x1="20mm" svg:y1="273.01mm" svg:x2="205mm" svg:y2="273.01mm"><text:p/></draw:line><draw:line text:anchor-type="paragraph" draw:z-index="127" draw:name="Фигура211" draw:style-name="Mgr1" draw:text-style-name="MP1" svg:x1="20mm" svg:y1="288.04mm" svg:x2="205mm" svg:y2="288.04mm"><text:p/></draw:line><draw:line text:anchor-type="paragraph" draw:z-index="128" draw:name="Фигура212" draw:style-name="Mgr1" draw:text-style-name="MP1" svg:x1="60.01mm" svg:y1="273.01mm" svg:x2="60.01mm" svg:y2="288mm"><text:p/></draw:line><draw:line text:anchor-type="paragraph" draw:z-index="129" draw:name="Фигура213" draw:style-name="Mgr1" draw:text-style-name="MP1" svg:x1="75mm" svg:y1="273.01mm" svg:x2="75mm" svg:y2="288mm"><text:p/></draw:line><draw:line text:anchor-type="paragraph" draw:z-index="130" draw:name="Фигура214" draw:style-name="Mgr1" draw:text-style-name="MP1" svg:x1="85mm" svg:y1="273.01mm" svg:x2="85mm" svg:y2="288mm"><text:p/></draw:line><draw:line text:anchor-type="paragraph" draw:z-index="131" draw:name="Фигура215" draw:style-name="Mgr1" draw:text-style-name="MP1" svg:x1="195mm" svg:y1="273.01mm" svg:x2="195mm" svg:y2="288mm"><text:p/></draw:line><draw:line text:anchor-type="paragraph" draw:z-index="132" draw:name="Фигура216" draw:style-name="Mgr1" draw:text-style-name="MP1" svg:x1="27.02mm" svg:y1="288mm" svg:x2="27.02mm" svg:y2="273.01mm"><text:p/></draw:line><draw:line text:anchor-type="paragraph" draw:z-index="133" draw:name="Фигура217" draw:style-name="Mgr43" draw:text-style-name="MP1" svg:x1="20mm" svg:y1="278.02mm" svg:x2="85mm" svg:y2="278.02mm"><text:p/></draw:line><draw:rect text:anchor-type="paragraph" draw:z-index="134" draw:name="Фигура218" draw:style-name="Mgr44" draw:text-style-name="MP37" svg:width="7.01mm" svg:height="5mm" svg:x="20mm" svg:y="283mm"><text:p text:style-name="MP5"><text:span text:style-name="MT13">И</text:span><text:span text:style-name="MT13">з</text:span><text:span text:style-name="MT13">м</text:span><text:span text:style-name="MT13">.</text:span></text:p></draw:rect><draw:rect text:anchor-type="paragraph" draw:z-index="135" draw:name="Фигура219" draw:style-name="Mgr19" draw:text-style-name="MP38" svg:width="10.01mm" svg:height="5mm" svg:x="27.01mm" svg:y="283mm"><text:p text:style-name="MP5"><text:span text:style-name="MT14">Л</text:span><text:span text:style-name="MT14">и</text:span><text:span text:style-name="MT14">с</text:span><text:span text:style-name="MT14">т</text:span></text:p></draw:rect><draw:rect text:anchor-type="paragraph" draw:z-index="136" draw:name="Фигура220" draw:style-name="Mgr19" draw:text-style-name="MP38" svg:width="23.01mm" svg:height="5mm" svg:x="37.01mm" svg:y="283mm"><text:p text:style-name="MP5"><text:span text:style-name="MT14">№</text:span><text:span text:style-name="MT14"> </text:span><text:span text:style-name="MT14">д</text:span><text:span text:style-name="MT14">о</text:span><text:span text:style-name="MT14">к</text:span><text:span text:style-name="MT14">у</text:span><text:span text:style-name="MT14">м</text:span><text:span text:style-name="MT14">.</text:span></text:p></draw:rect><draw:rect text:anchor-type="paragraph" draw:z-index="137" draw:name="Фигура221" draw:style-name="Mgr19" draw:text-style-name="MP38" svg:width="15mm" svg:height="5mm" svg:x="60.01mm" svg:y="283mm"><text:p text:style-name="MP5"><text:span text:style-name="MT14">П</text:span><text:span text:style-name="MT14">о</text:span><text:span text:style-name="MT14">д</text:span><text:span text:style-name="MT14">п</text:span><text:span text:style-name="MT14">.</text:span></text:p></draw:rect><draw:rect text:anchor-type="paragraph" draw:z-index="138" draw:name="Фигура222" draw:style-name="Mgr19" draw:text-style-name="MP38" svg:width="9.94mm" svg:height="5mm" svg:x="75mm" svg:y="283mm"><text:p text:style-name="MP5"><text:span text:style-name="MT14">Д</text:span><text:span text:style-name="MT14">а</text:span><text:span text:style-name="MT14">т</text:span><text:span text:style-name="MT14">а</text:span></text:p></draw:rect><draw:rect text:anchor-type="paragraph" draw:z-index="139" draw:name="Фигура223" draw:style-name="Mgr45" draw:text-style-name="MP39" svg:width="10.01mm" svg:height="7.01mm" svg:x="195mm" svg:y="273mm"><text:p text:style-name="MP1"><text:span text:style-name="MT14">Л</text:span><text:span text:style-name="MT14">и</text:span><text:span text:style-name="MT14">с</text:span><text:span text:style-name="MT14">т</text:span></text:p></draw:rect><draw:rect text:anchor-type="paragraph" draw:z-index="140" draw:name="Фигура224" draw:style-name="Mgr5" draw:text-style-name="MP39" svg:width="30.01mm" svg:height="5mm" svg:x="94.49mm" svg:y="287.74mm"><text:p text:style-name="MP1"><text:span text:style-name="MT14">К</text:span><text:span text:style-name="MT14">о</text:span><text:span text:style-name="MT14">п</text:span><text:span text:style-name="MT14">и</text:span><text:span text:style-name="MT14">р</text:span><text:span text:style-name="MT14">о</text:span><text:span text:style-name="MT14">в</text:span><text:span text:style-name="MT14">а</text:span><text:span text:style-name="MT14">л</text:span></text:p></draw:rect><draw:rect text:anchor-type="paragraph" draw:z-index="141" draw:name="Фигура225" draw:style-name="Mgr5" draw:text-style-name="MP39" svg:width="30.01mm" svg:height="5mm" svg:x="162.51mm" svg:y="287.74mm"><text:p text:style-name="MP1"><text:span text:style-name="MT14">Ф</text:span><text:span text:style-name="MT14">о</text:span><text:span text:style-name="MT14">р</text:span><text:span text:style-name="MT14">м</text:span><text:span text:style-name="MT14">а</text:span><text:span text:style-name="MT14">т</text:span><text:span text:style-name="MT14"> </text:span><text:span text:style-name="MT14">А</text:span><text:span text:style-name="MT14">4</text:span></text:p></draw:rect><draw:line text:anchor-type="paragraph" draw:z-index="142" draw:name="Фигура226" draw:style-name="Mgr10" draw:text-style-name="MP1" svg:x1="20mm" svg:y1="283.03mm" svg:x2="85mm" svg:y2="283.03mm"><text:p/></draw:line><draw:rect text:anchor-type="paragraph" draw:z-index="152" draw:name="Фигура227" draw:style-name="Mgr19" draw:text-style-name="MP38" svg:width="25.02mm" svg:height="5mm" draw:transform="rotate (1.5707963267949) translate (8.00805555555556mm 288.007777777778mm)"><text:p text:style-name="MP5"><text:span text:style-name="MT14">И</text:span><text:span text:style-name="MT14">н</text:span><text:span text:style-name="MT14">в</text:span><text:span text:style-name="MT14">.</text:span><text:span text:style-name="MT14"> </text:span><text:span text:style-name="MT14">№</text:span><text:span text:style-name="MT14"> </text:span><text:span text:style-name="MT14">п</text:span><text:span text:style-name="MT14">о</text:span><text:span text:style-name="MT14">д</text:span><text:span text:style-name="MT14">л</text:span><text:span text:style-name="MT14">.</text:span></text:p></draw:rect><draw:rect text:anchor-type="paragraph" draw:z-index="153" draw:name="Фигура228" draw:style-name="Mgr19" draw:text-style-name="MP38" svg:width="35mm" svg:height="5mm" draw:transform="rotate (1.5707963267949) translate (8.00805555555556mm 262.995833333333mm)"><text:p text:style-name="MP5"><text:span text:style-name="MT14">П</text:span><text:span text:style-name="MT14">о</text:span><text:span text:style-name="MT14">д</text:span><text:span text:style-name="MT14">п</text:span><text:span text:style-name="MT14">.</text:span><text:span text:style-name="MT14"> </text:span><text:span text:style-name="MT14">и</text:span><text:span text:style-name="MT14"> </text:span><text:span text:style-name="MT14">д</text:span><text:span text:style-name="MT14">а</text:span><text:span text:style-name="MT14">т</text:span><text:span text:style-name="MT14">а</text:span></text:p></draw:rect><draw:rect text:anchor-type="paragraph" draw:z-index="154" draw:name="Фигура229" draw:style-name="Mgr19" draw:text-style-name="MP38" svg:width="25mm" svg:height="5mm" draw:transform="rotate (1.5707963267949) translate (8.00805555555556mm 228.000277777778mm)"><text:p text:style-name="MP5"><text:span text:style-name="MT14">В</text:span><text:span text:style-name="MT14">з</text:span><text:span text:style-name="MT14">а</text:span><text:span text:style-name="MT14">м</text:span><text:span text:style-name="MT14">.</text:span><text:span text:style-name="MT14"> </text:span><text:span text:style-name="MT14">и</text:span><text:span text:style-name="MT14">н</text:span><text:span text:style-name="MT14">в</text:span><text:span text:style-name="MT14">.</text:span><text:span text:style-name="MT14"> </text:span><text:span text:style-name="MT14">№</text:span></text:p></draw:rect><draw:rect text:anchor-type="paragraph" draw:z-index="155" draw:name="Фигура230" draw:style-name="Mgr19" draw:text-style-name="MP38" svg:width="25mm" svg:height="5mm" draw:transform="rotate (1.5707963267949) translate (8.00805555555556mm 202.988333333333mm)"><text:p text:style-name="MP5"><text:span text:style-name="MT14">И</text:span><text:span text:style-name="MT14">н</text:span><text:span text:style-name="MT14">в</text:span><text:span text:style-name="MT14">.</text:span><text:span text:style-name="MT14"> </text:span><text:span text:style-name="MT14">№</text:span><text:span text:style-name="MT14"> </text:span><text:span text:style-name="MT14">д</text:span><text:span text:style-name="MT14">у</text:span><text:span text:style-name="MT14">б</text:span><text:span text:style-name="MT14">л</text:span><text:span text:style-name="MT14">.</text:span></text:p></draw:rect><draw:rect text:anchor-type="paragraph" draw:z-index="156" draw:name="Фигура231" draw:style-name="Mgr19" draw:text-style-name="MP38" svg:width="35mm" svg:height="5mm" draw:transform="rotate (1.5707963267949) translate (8.00805555555556mm 177.994027777778mm)"><text:p text:style-name="MP5"><text:span text:style-name="MT14">П</text:span><text:span text:style-name="MT14">о</text:span><text:span text:style-name="MT14">д</text:span><text:span text:style-name="MT14">п</text:span><text:span text:style-name="MT14">.</text:span><text:span text:style-name="MT14"> </text:span><text:span text:style-name="MT14">и</text:span><text:span text:style-name="MT14"> </text:span><text:span text:style-name="MT14">д</text:span><text:span text:style-name="MT14">а</text:span><text:span text:style-name="MT14">т</text:span><text:span text:style-name="MT14">а</text:span></text:p></draw:rect><draw:frame draw:style-name="Mfr7" draw:name="Поле &quot;Лист&quot; (лист регистрации изменений)" text:anchor-type="paragraph" svg:x="195mm" svg:y="280mm" svg:width="10mm" svg:height="8.01mm" draw:z-index="0"><draw:text-box><text:p text:style-name="MP40"><text:page-number text:select-page="current">0</text:page-number></text:p></draw:text-box></draw:frame><draw:frame draw:style-name="Mfr15" draw:name="Поле обозначения документа (лист регистрации изменений)" text:anchor-type="paragraph" svg:x="85mm" svg:y="273mm" svg:width="110.08mm" svg:height="14.99mm" draw:z-index="0"><draw:text-box><text:p text:style-name="MP41"><text:user-defined style:data-style-name="N0" text:name="Обозначение изделия"/> <text:user-defined style:data-style-name="N0" text:name="Код вида документа"/></text:p></draw:text-box></draw:frame><draw:line text:anchor-type="paragraph" draw:z-index="143" draw:name="Фигура232" draw:style-name="Mgr38" draw:text-style-name="MP1" svg:x1="195mm" svg:y1="280mm" svg:x2="205mm" svg:y2="280mm"><text:p/></draw:line><draw:line text:anchor-type="paragraph" draw:z-index="144" draw:name="Фигура233" draw:style-name="Mgr38" draw:text-style-name="MP1" svg:x1="13mm" svg:y1="143.03mm" svg:x2="13mm" svg:y2="288.02mm"><text:p/></draw:line><draw:line text:anchor-type="paragraph" draw:z-index="145" draw:name="Фигура234" draw:style-name="Mgr38" draw:text-style-name="MP1" svg:x1="8.01mm" svg:y1="288.25mm" svg:x2="8.01mm" svg:y2="142.75mm"><text:p/></draw:line><draw:line text:anchor-type="paragraph" draw:z-index="146" draw:name="Фигура235" draw:style-name="Mgr38" draw:text-style-name="MP1" svg:x1="8.01mm" svg:y1="288.04mm" svg:x2="20mm" svg:y2="288.04mm"><text:p/></draw:line><draw:line text:anchor-type="paragraph" draw:z-index="147" draw:name="Фигура236" draw:style-name="Mgr38" draw:text-style-name="MP1" svg:x1="8.01mm" svg:y1="143.03mm" svg:x2="20mm" svg:y2="143.03mm"><text:p/></draw:line><draw:line text:anchor-type="paragraph" draw:z-index="148" draw:name="Фигура237" draw:style-name="Mgr38" draw:text-style-name="MP1" svg:x1="20mm" svg:y1="263.01mm" svg:x2="8.01mm" svg:y2="263.01mm"><text:p/></draw:line><draw:line text:anchor-type="paragraph" draw:z-index="149" draw:name="Фигура238" draw:style-name="Mgr38" draw:text-style-name="MP1" svg:x1="20mm" svg:y1="228mm" svg:x2="8.01mm" svg:y2="228mm"><text:p/></draw:line><draw:line text:anchor-type="paragraph" draw:z-index="150" draw:name="Фигура239" draw:style-name="Mgr38" draw:text-style-name="MP1" svg:x1="20mm" svg:y1="203.02mm" svg:x2="8.01mm" svg:y2="203.02mm"><text:p/></draw:line><draw:line text:anchor-type="paragraph" draw:z-index="151" draw:name="Фигура240" draw:style-name="Mgr38" draw:text-style-name="MP1" svg:x1="20mm" svg:y1="177.99mm" svg:x2="8.01mm" svg:y2="177.99mm"><text:p/></draw:line></text:p>
      </style:footer>
    </style:master-page>
    <style:master-page style:name="Right_20_Page" style:display-name="Right Page" style:page-layout-name="Mpm7" draw:style-name="Mdp1"/>
    <style:master-page style:name="Left_20_Page" style:display-name="Left Page" style:page-layout-name="Mpm8" draw:style-name="Mdp1"/>
    <style:master-page style:name="Footnote" style:page-layout-name="Mpm9" draw:style-name="Mdp1"/>
    <style:master-page style:name="Index" style:page-layout-name="Mpm10" draw:style-name="Mdp1"/>
    <style:master-page style:name="Endnote" style:page-layout-name="Mpm9" draw:style-name="Mdp1"/>
    <style:master-page style:name="HTML" style:page-layout-name="Mpm11" draw:style-name="Mdp1"/>
    <style:master-page style:name="А3_20_Форма_20_2а_20__5b_Альбомный_5d_" style:display-name="А3 Форма 2а [Альбомный]" style:page-layout-name="Mpm12" draw:style-name="Mdp1" style:next-style-name="Форма_20_2а_20__5b_Текст.Без_20_полей_5d_">
      <style:header>
        <text:p text:style-name="Header"><draw:line text:anchor-type="paragraph" draw:z-index="663" draw:name="Линия 2" draw:style-name="Mgr46" draw:text-style-name="MP1" svg:x1="20mm" svg:y1="4.99mm" svg:x2="415.01mm" svg:y2="4.99mm"><text:p/></draw:line><draw:line text:anchor-type="paragraph" draw:z-index="40" draw:name="Фигура 32" draw:style-name="Mgr22" draw:text-style-name="MP1" svg:x1="20mm" svg:y1="4.69mm" svg:x2="20mm" svg:y2="288.19mm"><text:p/></draw:line><draw:line text:anchor-type="paragraph" draw:z-index="41" draw:name="Фигура 33" draw:style-name="Mgr22" draw:text-style-name="MP1" svg:x1="415.03mm" svg:y1="4.69mm" svg:x2="415.03mm" svg:y2="288.19mm"><text:p/></draw:line></text:p>
      </style:header>
      <style:footer>
        <text:user-field-decls>
          <text:user-field-decl office:value-type="float" office:value="0" text:name="Изм."/>
        </text:user-field-decls>
        <text:p text:style-name="Footer"><draw:rect text:anchor-type="paragraph" draw:z-index="665" draw:name="Фигура 2" draw:style-name="Mgr16" draw:text-style-name="MP6" svg:width="35mm" svg:height="5mm" draw:transform="rotate (1.5707963267949) translate (8.01375mm 177.997222222222mm)"><text:p text:style-name="MP5"><text:span text:style-name="MT1">П</text:span><text:span text:style-name="MT1">о</text:span><text:span text:style-name="MT1">д</text:span><text:span text:style-name="MT1">п</text:span><text:span text:style-name="MT1">.</text:span><text:span text:style-name="MT1"> </text:span><text:span text:style-name="MT1">и</text:span><text:span text:style-name="MT1"> </text:span><text:span text:style-name="MT1">д</text:span><text:span text:style-name="MT1">а</text:span><text:span text:style-name="MT1">т</text:span><text:span text:style-name="MT1">а</text:span></text:p></draw:rect><draw:rect text:anchor-type="paragraph" draw:z-index="671" draw:name="Фигура 8" draw:style-name="Mgr16" draw:text-style-name="MP6" svg:width="25.02mm" svg:height="5mm" draw:transform="rotate (1.5707963267949) translate (8.01375mm 288.010972222222mm)"><text:p text:style-name="MP5"><text:span text:style-name="MT1">И</text:span><text:span text:style-name="MT1">н</text:span><text:span text:style-name="MT1">в</text:span><text:span text:style-name="MT1">.</text:span><text:span text:style-name="MT1"> </text:span><text:span text:style-name="MT1">№</text:span><text:span text:style-name="MT1"> </text:span><text:span text:style-name="MT1">п</text:span><text:span text:style-name="MT1">о</text:span><text:span text:style-name="MT1">д</text:span><text:span text:style-name="MT1">л</text:span><text:span text:style-name="MT1">.</text:span></text:p></draw:rect><draw:rect text:anchor-type="paragraph" draw:z-index="672" draw:name="Фигура 9" draw:style-name="Mgr16" draw:text-style-name="MP6" svg:width="35mm" svg:height="5mm" draw:transform="rotate (1.5707963267949) translate (8.01375mm 262.999027777778mm)"><text:p text:style-name="MP5"><text:span text:style-name="MT1">П</text:span><text:span text:style-name="MT1">о</text:span><text:span text:style-name="MT1">д</text:span><text:span text:style-name="MT1">п</text:span><text:span text:style-name="MT1">.</text:span><text:span text:style-name="MT1"> </text:span><text:span text:style-name="MT1">и</text:span><text:span text:style-name="MT1"> </text:span><text:span text:style-name="MT1">д</text:span><text:span text:style-name="MT1">а</text:span><text:span text:style-name="MT1">т</text:span><text:span text:style-name="MT1">а</text:span></text:p></draw:rect><draw:rect text:anchor-type="paragraph" draw:z-index="673" draw:name="Фигура 10" draw:style-name="Mgr16" draw:text-style-name="MP6" svg:width="25mm" svg:height="5mm" draw:transform="rotate (1.5707963267949) translate (8.01375mm 228.003472222222mm)"><text:p text:style-name="MP5"><text:span text:style-name="MT1">В</text:span><text:span text:style-name="MT1">з</text:span><text:span text:style-name="MT1">а</text:span><text:span text:style-name="MT1">м</text:span><text:span text:style-name="MT1">.</text:span><text:span text:style-name="MT1"> </text:span><text:span text:style-name="MT1">и</text:span><text:span text:style-name="MT1">н</text:span><text:span text:style-name="MT1">в</text:span><text:span text:style-name="MT1">.</text:span><text:span text:style-name="MT1"> </text:span><text:span text:style-name="MT1">№</text:span></text:p></draw:rect><draw:rect text:anchor-type="paragraph" draw:z-index="674" draw:name="Фигура 11" draw:style-name="Mgr16" draw:text-style-name="MP6" svg:width="25mm" svg:height="5mm" draw:transform="rotate (1.5707963267949) translate (8.01375mm 202.973888888889mm)"><text:p text:style-name="MP5"><text:span text:style-name="MT1">И</text:span><text:span text:style-name="MT1">н</text:span><text:span text:style-name="MT1">в</text:span><text:span text:style-name="MT1">.</text:span><text:span text:style-name="MT1"> </text:span><text:span text:style-name="MT1">№</text:span><text:span text:style-name="MT1"> </text:span><text:span text:style-name="MT1">д</text:span><text:span text:style-name="MT1">у</text:span><text:span text:style-name="MT1">б</text:span><text:span text:style-name="MT1">л</text:span><text:span text:style-name="MT1">.</text:span></text:p></draw:rect><draw:line text:anchor-type="paragraph" draw:z-index="676" draw:name="Фигура 13" draw:style-name="Mgr8" draw:text-style-name="MP1" svg:x1="229.99mm" svg:y1="272.99mm" svg:x2="414.99mm" svg:y2="272.99mm"><text:p/></draw:line><draw:rect text:anchor-type="paragraph" draw:z-index="677" draw:name="Фигура 14" draw:style-name="Mgr11" draw:text-style-name="MP3" svg:width="10.01mm" svg:height="7.01mm" svg:x="405.01mm" svg:y="273mm"><text:p text:style-name="MP1"><text:span text:style-name="MT1">Л</text:span><text:span text:style-name="MT1">и</text:span><text:span text:style-name="MT1">с</text:span><text:span text:style-name="MT1">т</text:span></text:p></draw:rect><draw:line text:anchor-type="paragraph" draw:z-index="678" draw:name="Фигура 15" draw:style-name="Mgr8" draw:text-style-name="MP1" svg:x1="405.02mm" svg:y1="272.99mm" svg:x2="405.02mm" svg:y2="287.98mm"><text:p/></draw:line><draw:line text:anchor-type="paragraph" draw:z-index="680" draw:name="Фигура 17" draw:style-name="Mgr8" draw:text-style-name="MP1" svg:x1="294.99mm" svg:y1="272.99mm" svg:x2="294.99mm" svg:y2="287.98mm"><text:p/></draw:line><draw:line text:anchor-type="paragraph" draw:z-index="681" draw:name="Фигура 18" draw:style-name="Mgr8" draw:text-style-name="MP1" svg:x1="284.99mm" svg:y1="272.99mm" svg:x2="284.99mm" svg:y2="287.98mm"><text:p/></draw:line><draw:line text:anchor-type="paragraph" draw:z-index="682" draw:name="Фигура 19" draw:style-name="Mgr8" draw:text-style-name="MP1" svg:x1="270.02mm" svg:y1="272.99mm" svg:x2="270.02mm" svg:y2="287.98mm"><text:p/></draw:line><draw:line text:anchor-type="paragraph" draw:z-index="683" draw:name="Фигура 20" draw:style-name="Mgr8" draw:text-style-name="MP1" svg:x1="247.02mm" svg:y1="273mm" svg:x2="247.02mm" svg:y2="287.99mm"><text:p/></draw:line><draw:line text:anchor-type="paragraph" draw:z-index="684" draw:name="Фигура 21" draw:style-name="Mgr8" draw:text-style-name="MP1" svg:x1="237.01mm" svg:y1="287.98mm" svg:x2="237.01mm" svg:y2="272.99mm"><text:p/></draw:line><draw:line text:anchor-type="paragraph" draw:z-index="685" draw:name="Фигура 22" draw:style-name="Mgr7" draw:text-style-name="MP1" svg:x1="229.99mm" svg:y1="282.99mm" svg:x2="294.99mm" svg:y2="282.99mm"><text:p/></draw:line><draw:line text:anchor-type="paragraph" draw:z-index="686" draw:name="Фигура 23" draw:style-name="Mgr35" draw:text-style-name="MP1" svg:x1="229.99mm" svg:y1="278mm" svg:x2="294.99mm" svg:y2="278mm"><text:p/></draw:line><draw:rect text:anchor-type="paragraph" draw:z-index="687" draw:name="Фигура44_ 1" draw:style-name="Mgr37" draw:text-style-name="MP6" svg:width="30.01mm" svg:height="5mm" svg:x="229.99mm" svg:y="268.01mm"><text:p text:style-name="MP5"><text:span text:style-name="MT1">К</text:span><text:span text:style-name="MT1">о</text:span><text:span text:style-name="MT1">н</text:span><text:span text:style-name="MT1">т</text:span><text:span text:style-name="MT1">р</text:span><text:span text:style-name="MT1">о</text:span><text:span text:style-name="MT1">л</text:span><text:span text:style-name="MT1">ь</text:span><text:span text:style-name="MT1">н</text:span><text:span text:style-name="MT1">а</text:span><text:span text:style-name="MT1">я</text:span><text:span text:style-name="MT1"> </text:span><text:span text:style-name="MT1">с</text:span><text:span text:style-name="MT1">у</text:span><text:span text:style-name="MT1">м</text:span><text:span text:style-name="MT1">м</text:span><text:span text:style-name="MT1">а</text:span></text:p></draw:rect><draw:rect text:anchor-type="paragraph" draw:z-index="688" draw:name="Фигура44_ 2" draw:style-name="Mgr26" draw:text-style-name="MP18" svg:width="17.01mm" svg:height="5mm" svg:x="229.99mm" svg:y="263mm"><text:p text:style-name="MP5"><text:span text:style-name="MT8">Ф</text:span><text:span text:style-name="MT8">а</text:span><text:span text:style-name="MT8">й</text:span><text:span text:style-name="MT8">л</text:span></text:p></draw:rect><draw:line text:anchor-type="paragraph" draw:z-index="689" draw:name="Фигура56_ 1" draw:style-name="Mgr31" draw:text-style-name="MP1" svg:x1="229.99mm" svg:y1="268.01mm" svg:x2="294.99mm" svg:y2="268.01mm"><text:p/></draw:line><draw:line text:anchor-type="paragraph" draw:z-index="690" draw:name="Фигура56_ 2" draw:style-name="Mgr31" draw:text-style-name="MP1" svg:x1="229.99mm" svg:y1="263mm" svg:x2="294.99mm" svg:y2="263mm"><text:p/></draw:line><draw:line text:anchor-type="paragraph" draw:z-index="691" draw:name="Фигура71_ 1" draw:style-name="Mgr32" draw:text-style-name="MP1" svg:x1="294.99mm" svg:y1="263mm" svg:x2="294.99mm" svg:y2="273mm"><text:p/></draw:line><draw:line text:anchor-type="paragraph" draw:z-index="692" draw:name="Фигура59_ 1" draw:style-name="Mgr18" draw:text-style-name="MP1" svg:x1="260.01mm" svg:y1="272.99mm" svg:x2="260.01mm" svg:y2="268mm"><text:p/></draw:line><draw:line text:anchor-type="paragraph" draw:z-index="693" draw:name="Фигура59_ 2" draw:style-name="Mgr18" draw:text-style-name="MP1" svg:x1="247.02mm" svg:y1="267.99mm" svg:x2="247.02mm" svg:y2="263mm"><text:p/></draw:line><draw:rect text:anchor-type="paragraph" draw:z-index="694" draw:name="Фигура 25" draw:style-name="Mgr36" draw:text-style-name="MP18" svg:width="7.01mm" svg:height="5mm" svg:x="229.99mm" svg:y="283mm"><text:p text:style-name="MP5"><text:span text:style-name="MT8">И</text:span><text:span text:style-name="MT8">з</text:span><text:span text:style-name="MT8">м</text:span><text:span text:style-name="MT8">.</text:span></text:p></draw:rect><draw:rect text:anchor-type="paragraph" draw:z-index="695" draw:name="Фигура 26" draw:style-name="Mgr17" draw:text-style-name="MP3" svg:width="10.01mm" svg:height="5mm" svg:x="237mm" svg:y="283mm"><text:p text:style-name="MP1"><text:span text:style-name="MT1">Л</text:span><text:span text:style-name="MT1">и</text:span><text:span text:style-name="MT1">с</text:span><text:span text:style-name="MT1">т</text:span></text:p></draw:rect><draw:rect text:anchor-type="paragraph" draw:z-index="696" draw:name="Фигура 27" draw:style-name="Mgr17" draw:text-style-name="MP3" svg:width="23.01mm" svg:height="5mm" svg:x="247mm" svg:y="283mm"><text:p text:style-name="MP1"><text:span text:style-name="MT1">№</text:span><text:span text:style-name="MT1"> </text:span><text:span text:style-name="MT1">д</text:span><text:span text:style-name="MT1">о</text:span><text:span text:style-name="MT1">к</text:span><text:span text:style-name="MT1">у</text:span><text:span text:style-name="MT1">м</text:span><text:span text:style-name="MT1">.</text:span></text:p></draw:rect><draw:rect text:anchor-type="paragraph" draw:z-index="697" draw:name="Фигура 28" draw:style-name="Mgr17" draw:text-style-name="MP6" svg:width="15mm" svg:height="5mm" svg:x="270mm" svg:y="283mm"><text:p text:style-name="MP5"><text:span text:style-name="MT1">П</text:span><text:span text:style-name="MT1">о</text:span><text:span text:style-name="MT1">д</text:span><text:span text:style-name="MT1">п</text:span><text:span text:style-name="MT1">.</text:span></text:p></draw:rect><draw:rect text:anchor-type="paragraph" draw:z-index="698" draw:name="Фигура 29" draw:style-name="Mgr17" draw:text-style-name="MP6" svg:width="9.94mm" svg:height="5mm" svg:x="284.99mm" svg:y="283mm"><text:p text:style-name="MP5"><text:span text:style-name="MT1">Д</text:span><text:span text:style-name="MT1">а</text:span><text:span text:style-name="MT1">т</text:span><text:span text:style-name="MT1">а</text:span></text:p></draw:rect><draw:frame draw:style-name="Mfr14" draw:name="Врезка12" text:anchor-type="paragraph" svg:x="294.99mm" svg:y="273mm" svg:width="110.08mm" svg:height="14.99mm" draw:z-index="706"><draw:text-box><text:p text:style-name="MP31"><text:user-defined style:data-style-name="N0" text:name="Обозначение изделия"/><text:user-defined style:data-style-name="N0" text:name="Код вида документа"/></text:p></draw:text-box></draw:frame><draw:frame draw:style-name="Mfr13" draw:name="Врезка13" text:anchor-type="paragraph" svg:x="405.01mm" svg:y="280mm" svg:width="10mm" svg:height="8.01mm" draw:z-index="705"><draw:text-box><text:p text:style-name="MP30"><text:page-number text:select-page="current">9</text:page-number></text:p></draw:text-box></draw:frame><draw:frame draw:style-name="Mfr10" draw:name="Врезка15" text:anchor-type="paragraph" svg:x="247mm" svg:y="263mm" svg:width="48mm" svg:height="4.99mm" draw:z-index="703"><draw:text-box><text:p text:style-name="MP11"><text:user-defined style:data-style-name="N0" text:name="Обозначение изделия"/><text:user-defined style:data-style-name="N0" text:name="Код вида документа"/>.<text:span text:style-name="MT9">pdf</text:span></text:p></draw:text-box></draw:frame><draw:rect text:anchor-type="paragraph" draw:z-index="699" draw:name="Фигура 30" draw:style-name="Mgr5" draw:text-style-name="MP29" svg:width="70.02mm" svg:height="5mm" svg:x="294.99mm" svg:y="288.01mm"><text:p text:style-name="MP28"><text:span text:style-name="MT8">К</text:span><text:span text:style-name="MT8">о</text:span><text:span text:style-name="MT8">п</text:span><text:span text:style-name="MT8">и</text:span><text:span text:style-name="MT8">р</text:span><text:span text:style-name="MT8">о</text:span><text:span text:style-name="MT8">в</text:span><text:span text:style-name="MT8">а</text:span><text:span text:style-name="MT8">л</text:span></text:p></draw:rect><draw:rect text:anchor-type="paragraph" draw:z-index="700" draw:name="Фигура 31" draw:style-name="Mgr5" draw:text-style-name="MP3" svg:width="50.01mm" svg:height="5mm" svg:x="365mm" svg:y="288.01mm"><text:p text:style-name="MP1"><text:span text:style-name="MT1">Ф</text:span><text:span text:style-name="MT1">о</text:span><text:span text:style-name="MT1">р</text:span><text:span text:style-name="MT1">м</text:span><text:span text:style-name="MT1">а</text:span><text:span text:style-name="MT1">т</text:span><text:span text:style-name="MT1"> </text:span><text:span text:style-name="MT1">А</text:span><text:span text:style-name="MT1">4</text:span></text:p></draw:rect><draw:frame draw:style-name="Mfr11" draw:name="Врезка18" text:anchor-type="paragraph" svg:x="229.99mm" svg:y="278.01mm" svg:width="7mm" svg:height="4.99mm" draw:z-index="729"><draw:text-box><text:p text:style-name="MP26"><text:user-field-get style:data-style-name="N0" text:name="Изм.">0</text:user-field-get></text:p></draw:text-box></draw:frame><draw:frame draw:style-name="Mfr11" draw:name="Врезка14" text:anchor-type="paragraph" svg:x="237mm" svg:y="278.01mm" svg:width="10mm" svg:height="4.99mm" draw:z-index="728"><draw:text-box><text:p text:style-name="MP27"><text:conditional-text text:condition="ooow:Изм. != 0" text:string-value-if-true="&quot;Зам.&quot;" text:string-value-if-false="&quot;Нов.&quot;" text:current-value="true">Нов.</text:conditional-text></text:p></draw:text-box></draw:frame><draw:line text:anchor-type="paragraph" draw:z-index="730" draw:name="Фигура 34" draw:style-name="Mgr47" draw:text-style-name="MP1" svg:x1="229.99mm" svg:y1="288.02mm" svg:x2="229.99mm" svg:y2="263mm"><text:p/></draw:line><draw:line text:anchor-type="paragraph" draw:z-index="664" draw:name="Фигура 1" draw:style-name="Mgr23" draw:text-style-name="MP1" svg:x1="8.04mm" svg:y1="142.99mm" svg:x2="20.03mm" svg:y2="142.99mm"><text:p/></draw:line><draw:line text:anchor-type="paragraph" draw:z-index="666" draw:name="Фигура 3" draw:style-name="Mgr23" draw:text-style-name="MP1" svg:x1="13mm" svg:y1="142.99mm" svg:x2="13mm" svg:y2="287.98mm"><text:p/></draw:line><draw:line text:anchor-type="paragraph" draw:z-index="667" draw:name="Фигура 4" draw:style-name="Mgr38" draw:text-style-name="MP1" svg:x1="20.03mm" svg:y1="263mm" svg:x2="8.04mm" svg:y2="263mm"><text:p/></draw:line><draw:line text:anchor-type="paragraph" draw:z-index="668" draw:name="Фигура 5" draw:style-name="Mgr23" draw:text-style-name="MP1" svg:x1="20.03mm" svg:y1="228mm" svg:x2="8.04mm" svg:y2="228mm"><text:p/></draw:line><draw:line text:anchor-type="paragraph" draw:z-index="669" draw:name="Фигура 6" draw:style-name="Mgr23" draw:text-style-name="MP1" svg:x1="20.03mm" svg:y1="203mm" svg:x2="8.04mm" svg:y2="203mm"><text:p/></draw:line><draw:line text:anchor-type="paragraph" draw:z-index="670" draw:name="Фигура 7" draw:style-name="Mgr23" draw:text-style-name="MP1" svg:x1="20.03mm" svg:y1="177.98mm" svg:x2="8.04mm" svg:y2="177.98mm"><text:p/></draw:line><draw:line text:anchor-type="paragraph" draw:z-index="675" draw:name="Фигура 12" draw:style-name="Mgr23" draw:text-style-name="MP1" svg:x1="8.04mm" svg:y1="288.29mm" svg:x2="8.04mm" svg:y2="142.79mm"><text:p/></draw:line><draw:line text:anchor-type="paragraph" draw:z-index="679" draw:name="Фигура 16" draw:style-name="Mgr23" draw:text-style-name="MP1" svg:x1="405.02mm" svg:y1="280mm" svg:x2="415.02mm" svg:y2="280mm"><text:p/></draw:line><draw:line text:anchor-type="paragraph" draw:z-index="727" draw:name="Линия 3" draw:style-name="Mgr46" draw:text-style-name="MP1" svg:x1="8.03mm" svg:y1="288.01mm" svg:x2="415.03mm" svg:y2="288.01mm"><text:p/></draw:line></text:p>
      </style:footer>
    </style:master-page>
    <style:master-page style:name="Envelope" style:page-layout-name="Mpm1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30T12:15:40</meta:creation-date>
    <meta:generator>LibreOffice/7.4.7.2$Linux_X86_64 LibreOffice_project/40$Build-2</meta:generator>
    <meta:editing-duration>P27DT4H23M54S</meta:editing-duration>
    <meta:editing-cycles>243</meta:editing-cycles>
    <dc:date>2025-07-28T08:38:48.064230733</dc:date>
    <dc:creator>Алексей Юрьевич Солдатов</dc:creator>
    <meta:document-statistic meta:table-count="2" meta:image-count="0" meta:object-count="0" meta:page-count="34" meta:paragraph-count="211" meta:word-count="603" meta:character-count="4545" meta:non-whitespace-character-count="4162"/>
    <meta:user-defined meta:name="Вид документа"/>
    <meta:user-defined meta:name="Код ОКП"/>
    <meta:user-defined meta:name="Код вида документа"/>
    <meta:user-defined meta:name="Наименование изделия"/>
    <meta:user-defined meta:name="Нач. отд. (Утв)." meta:value-type="string"/>
    <meta:user-defined meta:name="Номер изменения" meta:value-type="string"/>
    <meta:user-defined meta:name="Обозначение изделия" meta:value-type="string"/>
    <meta:user-defined meta:name="Перв. примен." meta:value-type="string"/>
    <meta:user-defined meta:name="Пров" meta:value-type="string"/>
    <meta:user-defined meta:name="Разраб" meta:value-type="string"/>
    <meta:user-defined meta:name="Тест" meta:value-type="float">0</meta:user-defined>
    <meta:user-defined meta:name="Условное обозначение изделия" meta:value-type="string"/>
  </office:meta>
</office:document-meta>
</file>